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face style:name="Liberation Sans1" svg:font-family="'Liberation Sans'" style:font-family-generic="roman"/>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text-properties officeooo:rsid="001e6f34" officeooo:paragraph-rsid="001e6f34"/>
    </style:style>
    <style:style style:name="P2" style:family="paragraph" style:parent-style-name="Standard">
      <style:text-properties officeooo:rsid="001e6f34" officeooo:paragraph-rsid="00224d64"/>
    </style:style>
    <style:style style:name="P3" style:family="paragraph" style:parent-style-name="Standard">
      <style:text-properties officeooo:rsid="001e6f34" officeooo:paragraph-rsid="001ea325"/>
    </style:style>
    <style:style style:name="P4" style:family="paragraph" style:parent-style-name="Standard">
      <style:text-properties officeooo:rsid="001e6f34" officeooo:paragraph-rsid="0032f519"/>
    </style:style>
    <style:style style:name="P5" style:family="paragraph" style:parent-style-name="Standard">
      <style:text-properties officeooo:paragraph-rsid="001e6f34"/>
    </style:style>
    <style:style style:name="P6" style:family="paragraph" style:parent-style-name="Standard">
      <style:text-properties officeooo:rsid="001ea325" officeooo:paragraph-rsid="001ea325"/>
    </style:style>
    <style:style style:name="P7" style:family="paragraph" style:parent-style-name="Standard">
      <style:text-properties fo:font-weight="normal" officeooo:rsid="001ea325" officeooo:paragraph-rsid="001ea325" style:font-weight-asian="normal" style:font-weight-complex="normal"/>
    </style:style>
    <style:style style:name="P8" style:family="paragraph" style:parent-style-name="Standard">
      <style:text-properties fo:font-weight="normal" officeooo:rsid="001ea325" officeooo:paragraph-rsid="001f4d5a" style:font-weight-asian="normal" style:font-weight-complex="normal"/>
    </style:style>
    <style:style style:name="P9" style:family="paragraph" style:parent-style-name="Standard">
      <style:text-properties fo:font-weight="normal" officeooo:rsid="003c54f5" officeooo:paragraph-rsid="003c54f5" style:font-weight-asian="normal" style:font-weight-complex="normal"/>
    </style:style>
    <style:style style:name="P10" style:family="paragraph" style:parent-style-name="Standard">
      <style:text-properties officeooo:paragraph-rsid="001ea325"/>
    </style:style>
    <style:style style:name="P11" style:family="paragraph" style:parent-style-name="Standard">
      <style:text-properties officeooo:rsid="001f4d5a" officeooo:paragraph-rsid="001f4d5a"/>
    </style:style>
    <style:style style:name="P12" style:family="paragraph" style:parent-style-name="Standard">
      <style:text-properties officeooo:paragraph-rsid="001f4d5a"/>
    </style:style>
    <style:style style:name="P13" style:family="paragraph" style:parent-style-name="Standard">
      <style:text-properties officeooo:rsid="0021f5e3" officeooo:paragraph-rsid="0021f5e3"/>
    </style:style>
    <style:style style:name="P14" style:family="paragraph" style:parent-style-name="Standard">
      <style:text-properties officeooo:rsid="00224d64" officeooo:paragraph-rsid="00224d64"/>
    </style:style>
    <style:style style:name="P15" style:family="paragraph" style:parent-style-name="Standard">
      <style:text-properties officeooo:rsid="00224d64" officeooo:paragraph-rsid="0024027b"/>
    </style:style>
    <style:style style:name="P16" style:family="paragraph" style:parent-style-name="Standard">
      <style:text-properties officeooo:rsid="0024027b" officeooo:paragraph-rsid="0024027b"/>
    </style:style>
    <style:style style:name="P17" style:family="paragraph" style:parent-style-name="Standard">
      <style:text-properties officeooo:paragraph-rsid="0024027b"/>
    </style:style>
    <style:style style:name="P18" style:family="paragraph" style:parent-style-name="Standard">
      <style:text-properties officeooo:rsid="0024ce56" officeooo:paragraph-rsid="0024ce56"/>
    </style:style>
    <style:style style:name="P19" style:family="paragraph" style:parent-style-name="Standard">
      <style:text-properties officeooo:rsid="0024ce56" officeooo:paragraph-rsid="0026c03f"/>
    </style:style>
    <style:style style:name="P20" style:family="paragraph" style:parent-style-name="Standard">
      <style:text-properties officeooo:rsid="0024ce56" officeooo:paragraph-rsid="00282351"/>
    </style:style>
    <style:style style:name="P21" style:family="paragraph" style:parent-style-name="Standard">
      <style:text-properties officeooo:rsid="00282351" officeooo:paragraph-rsid="00282351"/>
    </style:style>
    <style:style style:name="P22" style:family="paragraph" style:parent-style-name="Standard">
      <style:text-properties officeooo:rsid="0029cb68" officeooo:paragraph-rsid="0029cb68"/>
    </style:style>
    <style:style style:name="P23" style:family="paragraph" style:parent-style-name="Standard">
      <style:text-properties officeooo:rsid="0029cb68" officeooo:paragraph-rsid="002ed8aa"/>
    </style:style>
    <style:style style:name="P24" style:family="paragraph" style:parent-style-name="Standard">
      <style:text-properties officeooo:rsid="0029cb68" officeooo:paragraph-rsid="003658ca"/>
    </style:style>
    <style:style style:name="P25" style:family="paragraph" style:parent-style-name="Standard">
      <style:text-properties officeooo:rsid="0029cb68" officeooo:paragraph-rsid="0037dafb"/>
    </style:style>
    <style:style style:name="P26" style:family="paragraph" style:parent-style-name="Standard">
      <style:text-properties officeooo:rsid="0029cb68" officeooo:paragraph-rsid="0038f1fc"/>
    </style:style>
    <style:style style:name="P27" style:family="paragraph" style:parent-style-name="Standard">
      <style:text-properties officeooo:rsid="0029cb68" officeooo:paragraph-rsid="0042a1ab"/>
    </style:style>
    <style:style style:name="P28" style:family="paragraph" style:parent-style-name="Standard">
      <style:text-properties officeooo:rsid="0029cb68" officeooo:paragraph-rsid="004466c8"/>
    </style:style>
    <style:style style:name="P29" style:family="paragraph" style:parent-style-name="Standard">
      <style:text-properties officeooo:rsid="0029cb68" officeooo:paragraph-rsid="0046cd47"/>
    </style:style>
    <style:style style:name="P30" style:family="paragraph" style:parent-style-name="Standard">
      <style:text-properties officeooo:rsid="0029cb68" officeooo:paragraph-rsid="00502fe3"/>
    </style:style>
    <style:style style:name="P31" style:family="paragraph" style:parent-style-name="Standard">
      <style:text-properties officeooo:paragraph-rsid="0029cb68"/>
    </style:style>
    <style:style style:name="P32" style:family="paragraph" style:parent-style-name="Standard">
      <style:text-properties officeooo:paragraph-rsid="002ed8aa"/>
    </style:style>
    <style:style style:name="P33"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rsid="001ea325" officeooo:paragraph-rsid="001ea325" style:font-size-asian="10pt" style:font-style-asian="normal" style:font-weight-asian="normal" style:text-emphasize="none"/>
    </style:style>
    <style:style style:name="P34"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rsid="0024027b" officeooo:paragraph-rsid="0024027b" style:font-size-asian="10pt" style:font-style-asian="normal" style:font-weight-asian="normal" style:text-emphasize="none"/>
    </style:style>
    <style:style style:name="P35"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paragraph-rsid="0029cb68" style:font-size-asian="10pt" style:font-style-asian="normal" style:font-weight-asian="normal" style:text-emphasize="none"/>
    </style:style>
    <style:style style:name="P36"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paragraph-rsid="002ed8aa" style:font-size-asian="10pt" style:font-style-asian="normal" style:font-weight-asian="normal" style:text-emphasize="none"/>
    </style:style>
    <style:style style:name="P37"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1ea325" officeooo:paragraph-rsid="003658ca" style:font-size-asian="12pt" style:font-style-asian="normal" style:font-weight-asian="normal" style:font-size-complex="12pt" style:font-weight-complex="normal" style:text-emphasize="none"/>
    </style:style>
    <style:style style:name="P38"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1ea325" officeooo:paragraph-rsid="0037dafb" style:font-size-asian="12pt" style:font-style-asian="normal" style:font-weight-asian="normal" style:font-size-complex="12pt" style:font-weight-complex="normal" style:text-emphasize="none"/>
    </style:style>
    <style:style style:name="P39"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1ea325" officeooo:paragraph-rsid="0043165b" style:font-size-asian="12pt" style:font-style-asian="normal" style:font-weight-asian="normal" style:font-size-complex="12pt" style:font-weight-complex="normal" style:text-emphasize="none"/>
    </style:style>
    <style:style style:name="P40"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29cb68" officeooo:paragraph-rsid="0042a1ab" style:font-size-asian="12pt" style:font-style-asian="normal" style:font-weight-asian="normal" style:font-size-complex="12pt" style:font-weight-complex="normal" style:text-emphasize="none"/>
    </style:style>
    <style:style style:name="P4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4466c8" officeooo:paragraph-rsid="004466c8" style:font-size-asian="12pt" style:font-style-asian="normal" style:font-weight-asian="normal" style:font-size-complex="12pt" style:font-weight-complex="normal" style:text-emphasize="none"/>
    </style:style>
    <style:style style:name="P42" style:family="paragraph" style:parent-style-name="Standard">
      <style:text-properties style:text-outline="false" style:text-line-through-style="none" style:text-line-through-type="none" style:font-name="Liberation Serif" fo:font-size="12pt" fo:font-style="normal" fo:text-shadow="none" style:text-underline-style="none" fo:font-weight="bold" officeooo:rsid="003658ca" officeooo:paragraph-rsid="0037dafb" style:font-size-asian="12pt" style:font-style-asian="normal" style:font-weight-asian="bold" style:font-size-complex="12pt" style:font-weight-complex="bold" style:text-emphasize="none"/>
    </style:style>
    <style:style style:name="P43" style:family="paragraph" style:parent-style-name="Standard">
      <style:text-properties officeooo:rsid="0032f519" officeooo:paragraph-rsid="0032f519"/>
    </style:style>
    <style:style style:name="P44" style:family="paragraph" style:parent-style-name="Standard">
      <style:text-properties officeooo:rsid="0034d61f" officeooo:paragraph-rsid="0034d61f"/>
    </style:style>
    <style:style style:name="P45" style:family="paragraph" style:parent-style-name="Standard">
      <style:text-properties officeooo:rsid="0035fff8" officeooo:paragraph-rsid="0035fff8"/>
    </style:style>
    <style:style style:name="P46" style:family="paragraph" style:parent-style-name="Standard">
      <style:text-properties officeooo:paragraph-rsid="0035fff8"/>
    </style:style>
    <style:style style:name="P47" style:family="paragraph" style:parent-style-name="Standard">
      <style:text-properties officeooo:rsid="003658ca" officeooo:paragraph-rsid="003658ca"/>
    </style:style>
    <style:style style:name="P48" style:family="paragraph" style:parent-style-name="Standard">
      <style:text-properties officeooo:rsid="003658ca" officeooo:paragraph-rsid="0037dafb"/>
    </style:style>
    <style:style style:name="P49" style:family="paragraph" style:parent-style-name="Standard">
      <style:text-properties officeooo:paragraph-rsid="003658ca"/>
    </style:style>
    <style:style style:name="P50" style:family="paragraph" style:parent-style-name="Standard">
      <style:text-properties officeooo:paragraph-rsid="0037dafb"/>
    </style:style>
    <style:style style:name="P51" style:family="paragraph" style:parent-style-name="Standard">
      <style:text-properties officeooo:rsid="0038f1fc" officeooo:paragraph-rsid="0038f1fc"/>
    </style:style>
    <style:style style:name="P52" style:family="paragraph" style:parent-style-name="Standard">
      <style:text-properties officeooo:paragraph-rsid="0038f1fc"/>
    </style:style>
    <style:style style:name="P53" style:family="paragraph" style:parent-style-name="Standard">
      <style:text-properties officeooo:rsid="003a749a" officeooo:paragraph-rsid="003a749a"/>
    </style:style>
    <style:style style:name="P54" style:family="paragraph" style:parent-style-name="Standard">
      <style:text-properties officeooo:rsid="003c54f5" officeooo:paragraph-rsid="003c54f5"/>
    </style:style>
    <style:style style:name="P55" style:family="paragraph" style:parent-style-name="Standard">
      <style:text-properties officeooo:paragraph-rsid="003c54f5"/>
    </style:style>
    <style:style style:name="P56" style:family="paragraph" style:parent-style-name="Standard">
      <style:text-properties officeooo:rsid="003ddae2" officeooo:paragraph-rsid="003ddae2"/>
    </style:style>
    <style:style style:name="P57" style:family="paragraph" style:parent-style-name="Standard">
      <style:text-properties officeooo:rsid="003ddae2" officeooo:paragraph-rsid="003f03ec"/>
    </style:style>
    <style:style style:name="P58" style:family="paragraph" style:parent-style-name="Standard">
      <style:text-properties officeooo:paragraph-rsid="003f03ec"/>
    </style:style>
    <style:style style:name="P59" style:family="paragraph" style:parent-style-name="Standard">
      <style:text-properties officeooo:rsid="003f03ec" officeooo:paragraph-rsid="003f03ec"/>
    </style:style>
    <style:style style:name="P60" style:family="paragraph" style:parent-style-name="Standard">
      <style:text-properties officeooo:rsid="003f03ec" officeooo:paragraph-rsid="0043165b"/>
    </style:style>
    <style:style style:name="P61" style:family="paragraph" style:parent-style-name="Standard">
      <style:text-properties officeooo:rsid="0042a1ab" officeooo:paragraph-rsid="0042a1ab"/>
    </style:style>
    <style:style style:name="P62" style:family="paragraph" style:parent-style-name="Standard">
      <style:text-properties officeooo:paragraph-rsid="0042a1ab"/>
    </style:style>
    <style:style style:name="P63" style:family="paragraph" style:parent-style-name="Standard">
      <style:text-properties officeooo:rsid="0043165b" officeooo:paragraph-rsid="0043165b"/>
    </style:style>
    <style:style style:name="P64" style:family="paragraph" style:parent-style-name="Standard">
      <style:text-properties officeooo:paragraph-rsid="0043165b"/>
    </style:style>
    <style:style style:name="P65" style:family="paragraph" style:parent-style-name="Standard">
      <style:text-properties officeooo:rsid="00452840" officeooo:paragraph-rsid="00452840"/>
    </style:style>
    <style:style style:name="P66" style:family="paragraph" style:parent-style-name="Standard">
      <style:text-properties officeooo:rsid="00452840" officeooo:paragraph-rsid="00458518"/>
    </style:style>
    <style:style style:name="P67" style:family="paragraph" style:parent-style-name="Standard">
      <style:text-properties officeooo:rsid="00458518" officeooo:paragraph-rsid="00458518"/>
    </style:style>
    <style:style style:name="P68" style:family="paragraph" style:parent-style-name="Standard">
      <style:text-properties officeooo:paragraph-rsid="00458518"/>
    </style:style>
    <style:style style:name="P69" style:family="paragraph" style:parent-style-name="Standard">
      <style:text-properties officeooo:rsid="0046cd47" officeooo:paragraph-rsid="0046cd47"/>
    </style:style>
    <style:style style:name="P70" style:family="paragraph" style:parent-style-name="Standard">
      <style:text-properties officeooo:rsid="0047f57c" officeooo:paragraph-rsid="0047f57c"/>
    </style:style>
    <style:style style:name="P71" style:family="paragraph" style:parent-style-name="Standard">
      <style:text-properties officeooo:paragraph-rsid="0047f57c"/>
    </style:style>
    <style:style style:name="P72" style:family="paragraph" style:parent-style-name="Standard">
      <style:text-properties officeooo:rsid="0049af9e" officeooo:paragraph-rsid="0049af9e"/>
    </style:style>
    <style:style style:name="P73" style:family="paragraph" style:parent-style-name="Standard">
      <style:text-properties officeooo:rsid="0049af9e" officeooo:paragraph-rsid="004f2b68"/>
    </style:style>
    <style:style style:name="P74" style:family="paragraph" style:parent-style-name="Standard">
      <style:text-properties officeooo:rsid="004b33ca" officeooo:paragraph-rsid="004b33ca"/>
    </style:style>
    <style:style style:name="P75" style:family="paragraph" style:parent-style-name="Standard">
      <style:text-properties officeooo:rsid="004bf072" officeooo:paragraph-rsid="004bf072"/>
    </style:style>
    <style:style style:name="P76" style:family="paragraph" style:parent-style-name="Standard">
      <style:text-properties officeooo:paragraph-rsid="004bf072"/>
    </style:style>
    <style:style style:name="P77" style:family="paragraph" style:parent-style-name="Standard">
      <style:text-properties officeooo:rsid="004d1c65" officeooo:paragraph-rsid="004d1c65"/>
    </style:style>
    <style:style style:name="P78" style:family="paragraph" style:parent-style-name="Standard">
      <style:text-properties officeooo:paragraph-rsid="004d1c65"/>
    </style:style>
    <style:style style:name="P79" style:family="paragraph" style:parent-style-name="Standard">
      <style:text-properties officeooo:rsid="00501e47" officeooo:paragraph-rsid="00501e47"/>
    </style:style>
    <style:style style:name="P80" style:family="paragraph" style:parent-style-name="Standard">
      <style:text-properties officeooo:paragraph-rsid="00501e47"/>
    </style:style>
    <style:style style:name="P81" style:family="paragraph" style:parent-style-name="Standard">
      <style:text-properties officeooo:rsid="00511a7e" officeooo:paragraph-rsid="00511a7e"/>
    </style:style>
    <style:style style:name="P82" style:family="paragraph" style:parent-style-name="Standard">
      <style:text-properties officeooo:rsid="005140c9" officeooo:paragraph-rsid="005140c9"/>
    </style:style>
    <style:style style:name="P83" style:family="paragraph" style:parent-style-name="Standard">
      <style:text-properties officeooo:rsid="00511a7e" officeooo:paragraph-rsid="00511a7e"/>
    </style:style>
    <style:style style:name="P84" style:family="paragraph" style:parent-style-name="Standard">
      <style:text-properties style:font-name="Liberation Serif" fo:font-size="12pt" officeooo:paragraph-rsid="0052b715" style:font-size-asian="12pt" style:font-size-complex="12pt"/>
    </style:style>
    <style:style style:name="P85" style:family="paragraph" style:parent-style-name="Standard">
      <style:text-properties style:font-name="Liberation Serif" fo:font-size="12pt" officeooo:rsid="0052b715" officeooo:paragraph-rsid="0052b715" style:font-size-asian="12pt" style:font-size-complex="12pt"/>
    </style:style>
    <style:style style:name="P86" style:family="paragraph" style:parent-style-name="Standard">
      <style:text-properties style:font-name="Liberation Serif" fo:font-size="12pt" officeooo:rsid="0043165b" officeooo:paragraph-rsid="0043165b" style:font-size-asian="12pt" style:font-size-complex="12pt"/>
    </style:style>
    <style:style style:name="P87" style:family="paragraph" style:parent-style-name="Standard">
      <style:text-properties style:font-name="Liberation Serif" fo:font-size="12pt" officeooo:rsid="0043165b" officeooo:paragraph-rsid="0052b715" style:font-size-asian="12pt" style:font-size-complex="12pt"/>
    </style:style>
    <style:style style:name="P88" style:family="paragraph" style:parent-style-name="Standard">
      <style:text-properties style:font-name="Liberation Serif" fo:font-size="12pt" officeooo:rsid="0043165b" officeooo:paragraph-rsid="0057e75e" style:font-size-asian="12pt" style:font-size-complex="12pt"/>
    </style:style>
    <style:style style:name="P89" style:family="paragraph" style:parent-style-name="Standard">
      <style:text-properties style:font-name="Liberation Serif" fo:font-size="12pt" officeooo:rsid="0043165b" officeooo:paragraph-rsid="0058bd70" style:font-size-asian="12pt" style:font-size-complex="12pt"/>
    </style:style>
    <style:style style:name="P90" style:family="paragraph" style:parent-style-name="Standard">
      <style:text-properties style:font-name="Liberation Serif" fo:font-size="12pt" officeooo:rsid="0043165b" officeooo:paragraph-rsid="00607322" style:font-size-asian="12pt" style:font-size-complex="12pt"/>
    </style:style>
    <style:style style:name="P91" style:family="paragraph" style:parent-style-name="Standard">
      <style:text-properties style:font-name="Liberation Serif" fo:font-size="12pt" officeooo:rsid="0029cb68" officeooo:paragraph-rsid="0052b715" style:font-size-asian="12pt" style:font-size-complex="12pt"/>
    </style:style>
    <style:style style:name="P92" style:family="paragraph" style:parent-style-name="Standard">
      <style:text-properties style:font-name="Liberation Serif" fo:font-size="12pt" officeooo:rsid="0029cb68" officeooo:paragraph-rsid="005419aa" style:font-size-asian="12pt" style:font-size-complex="12pt"/>
    </style:style>
    <style:style style:name="P93" style:family="paragraph" style:parent-style-name="Standard">
      <style:text-properties style:font-name="Liberation Serif" fo:font-size="12pt" officeooo:rsid="0029cb68" officeooo:paragraph-rsid="0056cfe3" style:font-size-asian="12pt" style:font-size-complex="12pt"/>
    </style:style>
    <style:style style:name="P94" style:family="paragraph" style:parent-style-name="Standard">
      <style:text-properties style:font-name="Liberation Serif" fo:font-size="12pt" officeooo:rsid="0029cb68" officeooo:paragraph-rsid="0058bd70" style:font-size-asian="12pt" style:font-size-complex="12pt"/>
    </style:style>
    <style:style style:name="P95" style:family="paragraph" style:parent-style-name="Standard">
      <style:text-properties style:font-name="Liberation Serif" fo:font-size="12pt" officeooo:rsid="0029cb68" officeooo:paragraph-rsid="005c9e94" style:font-size-asian="12pt" style:font-size-complex="12pt"/>
    </style:style>
    <style:style style:name="P96" style:family="paragraph" style:parent-style-name="Standard">
      <style:text-properties style:font-name="Liberation Serif" fo:font-size="12pt" officeooo:rsid="0029cb68" officeooo:paragraph-rsid="006277ad" style:font-size-asian="12pt" style:font-size-complex="12pt"/>
    </style:style>
    <style:style style:name="P97" style:family="paragraph" style:parent-style-name="Standard">
      <style:text-properties style:font-name="Liberation Serif" fo:font-size="12pt" officeooo:rsid="0029cb68" officeooo:paragraph-rsid="0064558b" style:font-size-asian="12pt" style:font-size-complex="12pt"/>
    </style:style>
    <style:style style:name="P98" style:family="paragraph" style:parent-style-name="Standard">
      <style:text-properties style:font-name="Liberation Serif" fo:font-size="12pt" officeooo:rsid="0029cb68" officeooo:paragraph-rsid="0064e6da" style:font-size-asian="12pt" style:font-size-complex="12pt"/>
    </style:style>
    <style:style style:name="P99" style:family="paragraph" style:parent-style-name="Standard">
      <style:text-properties style:font-name="Liberation Serif" fo:font-size="12pt" officeooo:rsid="0029cb68" officeooo:paragraph-rsid="0066465d" style:font-size-asian="12pt" style:font-size-complex="12pt"/>
    </style:style>
    <style:style style:name="P100" style:family="paragraph" style:parent-style-name="Standard">
      <style:text-properties style:font-name="Liberation Serif" fo:font-size="12pt" officeooo:rsid="0029cb68" officeooo:paragraph-rsid="006cb094" style:font-size-asian="12pt" style:font-size-complex="12pt"/>
    </style:style>
    <style:style style:name="P101" style:family="paragraph" style:parent-style-name="Standard">
      <style:text-properties style:font-name="Liberation Serif" fo:font-size="12pt" officeooo:rsid="00547781" officeooo:paragraph-rsid="00547781" style:font-size-asian="12pt" style:font-size-complex="12pt"/>
    </style:style>
    <style:style style:name="P102" style:family="paragraph" style:parent-style-name="Standard">
      <style:text-properties style:font-name="Liberation Serif" fo:font-size="12pt" officeooo:rsid="00552d15" officeooo:paragraph-rsid="00552d15" style:font-size-asian="12pt" style:font-size-complex="12pt"/>
    </style:style>
    <style:style style:name="P103" style:family="paragraph" style:parent-style-name="Standard">
      <style:text-properties style:font-name="Liberation Serif" fo:font-size="12pt" officeooo:rsid="0058bd70" officeooo:paragraph-rsid="0058bd70" style:font-size-asian="12pt" style:font-size-complex="12pt"/>
    </style:style>
    <style:style style:name="P104" style:family="paragraph" style:parent-style-name="Standard">
      <style:text-properties style:font-name="Liberation Serif" fo:font-size="12pt" officeooo:rsid="005aa118" officeooo:paragraph-rsid="005aa118" style:font-size-asian="12pt" style:font-size-complex="12pt"/>
    </style:style>
    <style:style style:name="P105" style:family="paragraph" style:parent-style-name="Standard">
      <style:text-properties style:font-name="Liberation Serif" fo:font-size="12pt" officeooo:rsid="005e0172" officeooo:paragraph-rsid="005e0172" style:font-size-asian="12pt" style:font-size-complex="12pt"/>
    </style:style>
    <style:style style:name="P106" style:family="paragraph" style:parent-style-name="Standard">
      <style:text-properties style:font-name="Liberation Serif" fo:font-size="12pt" officeooo:paragraph-rsid="00607322" style:font-size-asian="12pt" style:font-size-complex="12pt"/>
    </style:style>
    <style:style style:name="P107" style:family="paragraph" style:parent-style-name="Standard">
      <style:text-properties style:font-name="Liberation Serif" fo:font-size="12pt" officeooo:rsid="00607322" officeooo:paragraph-rsid="00607322" style:font-size-asian="12pt" style:font-size-complex="12pt"/>
    </style:style>
    <style:style style:name="P108" style:family="paragraph" style:parent-style-name="Standard">
      <style:text-properties style:font-name="Liberation Serif" fo:font-size="12pt" officeooo:paragraph-rsid="0042a1ab" style:font-size-asian="12pt" style:font-size-complex="12pt"/>
    </style:style>
    <style:style style:name="P109" style:family="paragraph" style:parent-style-name="Standard">
      <style:text-properties style:font-name="Liberation Serif" fo:font-size="12pt" officeooo:rsid="002b8b67" officeooo:paragraph-rsid="00633a0b" style:font-size-asian="12pt" style:font-size-complex="12pt"/>
    </style:style>
    <style:style style:name="P110" style:family="paragraph" style:parent-style-name="Standard">
      <style:text-properties style:font-name="Liberation Serif" fo:font-size="12pt" officeooo:rsid="002b8b67" officeooo:paragraph-rsid="00641c42" style:font-size-asian="12pt" style:font-size-complex="12pt"/>
    </style:style>
    <style:style style:name="P111" style:family="paragraph" style:parent-style-name="Standard">
      <style:text-properties style:font-name="Liberation Serif" fo:font-size="12pt" officeooo:rsid="00641c42" officeooo:paragraph-rsid="00641c42" style:font-size-asian="12pt" style:font-size-complex="12pt"/>
    </style:style>
    <style:style style:name="P112" style:family="paragraph" style:parent-style-name="Standard">
      <style:text-properties style:font-name="Liberation Serif" fo:font-size="12pt" officeooo:rsid="0021f5e3" officeooo:paragraph-rsid="006b1881" style:font-size-asian="12pt" style:font-size-complex="12pt"/>
    </style:style>
    <style:style style:name="P113" style:family="paragraph" style:parent-style-name="Standard">
      <style:text-properties style:font-name="Liberation Serif" fo:font-size="12pt" officeooo:rsid="0067d58e" officeooo:paragraph-rsid="0067d58e" style:font-size-asian="12pt" style:font-size-complex="12pt"/>
    </style:style>
    <style:style style:name="P114" style:family="paragraph" style:parent-style-name="Standard">
      <style:text-properties style:font-name="Liberation Serif" fo:font-size="12pt" officeooo:rsid="006d0cf7" officeooo:paragraph-rsid="006d0cf7" style:font-size-asian="12pt" style:font-size-complex="12pt"/>
    </style:style>
    <style:style style:name="P115" style:family="paragraph" style:parent-style-name="Standard">
      <style:text-properties style:font-name="Liberation Serif" fo:font-size="12pt" officeooo:rsid="00725178" officeooo:paragraph-rsid="00725178" style:font-size-asian="12pt" style:font-size-complex="12pt"/>
    </style:style>
    <style:style style:name="P116" style:family="paragraph" style:parent-style-name="Standard">
      <style:text-properties style:font-name="Liberation Serif" fo:font-size="12pt" officeooo:rsid="00725178" officeooo:paragraph-rsid="00739889" style:font-size-asian="12pt" style:font-size-complex="12pt"/>
    </style:style>
    <style:style style:name="P117" style:family="paragraph" style:parent-style-name="Standard">
      <style:text-properties officeooo:rsid="00607322" officeooo:paragraph-rsid="00607322"/>
    </style:style>
    <style:style style:name="P118" style:family="paragraph" style:parent-style-name="Standard">
      <style:text-properties officeooo:rsid="0021f5e3" officeooo:paragraph-rsid="0066465d"/>
    </style:style>
    <style:style style:name="P119" style:family="paragraph" style:parent-style-name="Standard">
      <style:text-properties officeooo:rsid="006a04d2" officeooo:paragraph-rsid="006a04d2"/>
    </style:style>
    <style:style style:name="P120" style:family="paragraph" style:parent-style-name="Standard">
      <style:text-properties officeooo:rsid="0042a1ab" officeooo:paragraph-rsid="0042a1ab"/>
    </style:style>
    <style:style style:name="P121" style:family="paragraph" style:parent-style-name="Standard">
      <style:text-properties officeooo:rsid="001ea325" officeooo:paragraph-rsid="001ea325"/>
    </style:style>
    <style:style style:name="P122" style:family="paragraph" style:parent-style-name="Standard">
      <style:text-properties officeooo:rsid="006e2447" officeooo:paragraph-rsid="006e2447"/>
    </style:style>
    <style:style style:name="P123" style:family="paragraph" style:parent-style-name="Standard">
      <style:text-properties officeooo:rsid="00224d64" officeooo:paragraph-rsid="00224d64"/>
    </style:style>
    <style:style style:name="P124" style:family="paragraph" style:parent-style-name="Standard">
      <style:text-properties officeooo:rsid="002b8b67" officeooo:paragraph-rsid="002d50b0"/>
    </style:style>
    <style:style style:name="P125" style:family="paragraph" style:parent-style-name="Standard">
      <style:text-properties officeooo:rsid="0035fff8" officeooo:paragraph-rsid="0035fff8"/>
    </style:style>
    <style:style style:name="P126" style:family="paragraph" style:parent-style-name="Standard">
      <style:text-properties officeooo:rsid="0070070c" officeooo:paragraph-rsid="0070070c"/>
    </style:style>
    <style:style style:name="P127" style:family="paragraph" style:parent-style-name="Standard">
      <style:text-properties officeooo:rsid="0071c640" officeooo:paragraph-rsid="0071c640"/>
    </style:style>
    <style:style style:name="T1" style:family="text">
      <style:text-properties officeooo:rsid="001e6f34"/>
    </style:style>
    <style:style style:name="T2" style:family="text">
      <style:text-properties officeooo:rsid="001ea325"/>
    </style:style>
    <style:style style:name="T3"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4" style:family="text">
      <style:text-properties style:text-outline="false" style:text-line-through-style="none" style:text-line-through-type="none" style:font-name="Liberation Serif" fo:font-size="12pt" fo:font-style="normal" fo:text-shadow="none" style:text-underline-style="none" fo:font-weight="normal" officeooo:rsid="001ea325" style:font-size-asian="12pt" style:font-style-asian="normal" style:font-weight-asian="normal" style:font-size-complex="12pt" style:text-emphasize="none"/>
    </style:style>
    <style:style style:name="T5" style:family="text">
      <style:text-properties style:text-outline="false" style:text-line-through-style="none" style:text-line-through-type="none" style:font-name="Liberation Serif" fo:font-size="12pt" fo:font-style="normal" fo:text-shadow="none" style:text-underline-style="none" fo:font-weight="normal" officeooo:rsid="001f4d5a" style:font-size-asian="12pt" style:font-style-asian="normal" style:font-weight-asian="normal" style:font-size-complex="12pt" style:text-emphasize="none"/>
    </style:style>
    <style:style style:name="T6" style:family="text">
      <style:text-properties style:text-outline="false" style:text-line-through-style="none" style:text-line-through-type="none" style:font-name="Liberation Serif" fo:font-size="12pt" fo:font-style="normal" fo:text-shadow="none" style:text-underline-style="none" fo:font-weight="normal" officeooo:rsid="0024027b" style:font-size-asian="12pt" style:font-style-asian="normal" style:font-weight-asian="normal" style:font-size-complex="12pt"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29cb68" style:font-size-asian="12pt" style:font-style-asian="normal" style:font-weight-asian="normal" style:font-size-complex="12pt"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9" style:family="text">
      <style:text-properties style:text-outline="false" style:text-line-through-style="none" style:text-line-through-type="none" style:font-name="Liberation Serif" fo:font-size="12pt" fo:font-style="normal" fo:text-shadow="none" style:text-underline-style="none" fo:font-weight="normal" officeooo:rsid="001e6f34" style:font-size-asian="12pt" style:font-style-asian="normal" style:font-weight-asian="normal" style:font-size-complex="12pt" style:font-weight-complex="normal" style:text-emphasize="none"/>
    </style:style>
    <style:style style:name="T10" style:family="text">
      <style:text-properties style:text-outline="false" style:text-line-through-style="none" style:text-line-through-type="none" style:font-name="Liberation Serif" fo:font-size="12pt" fo:font-style="normal" fo:text-shadow="none" style:text-underline-style="none" fo:font-weight="normal" officeooo:rsid="001ea325" style:font-size-asian="12pt" style:font-style-asian="normal" style:font-weight-asian="normal" style:font-size-complex="12pt" style:font-weight-complex="normal" style:text-emphasize="none"/>
    </style:style>
    <style:style style:name="T11" style:family="text">
      <style:text-properties style:text-outline="false" style:text-line-through-style="none" style:text-line-through-type="none" style:font-name="Liberation Serif" fo:font-size="12pt" fo:font-style="normal" fo:text-shadow="none" style:text-underline-style="none" fo:font-weight="normal" officeooo:rsid="0021f5e3" style:font-size-asian="12pt" style:font-style-asian="normal" style:font-weight-asian="normal" style:font-size-complex="12pt" style:font-weight-complex="normal" style:text-emphasize="none"/>
    </style:style>
    <style:style style:name="T12" style:family="text">
      <style:text-properties style:text-outline="false" style:text-line-through-style="none" style:text-line-through-type="none" style:font-name="Liberation Serif" fo:font-size="12pt" fo:font-style="normal" fo:text-shadow="none" style:text-underline-style="none" fo:font-weight="normal" officeooo:rsid="0024027b" style:font-size-asian="12pt" style:font-style-asian="normal" style:font-weight-asian="normal" style:font-size-complex="12pt" style:font-weight-complex="normal" style:text-emphasize="none"/>
    </style:style>
    <style:style style:name="T13" style:family="text">
      <style:text-properties style:text-outline="false" style:text-line-through-style="none" style:text-line-through-type="none" style:font-name="Liberation Serif" fo:font-size="12pt" fo:font-style="normal" fo:text-shadow="none" style:text-underline-style="none" fo:font-weight="normal" officeooo:rsid="0026c03f" style:font-size-asian="12pt" style:font-style-asian="normal" style:font-weight-asian="normal" style:font-size-complex="12pt" style:font-weight-complex="normal" style:text-emphasize="none"/>
    </style:style>
    <style:style style:name="T14" style:family="text">
      <style:text-properties style:text-outline="false" style:text-line-through-style="none" style:text-line-through-type="none" style:font-name="Liberation Serif" fo:font-size="12pt" fo:font-style="normal" fo:text-shadow="none" style:text-underline-style="none" fo:font-weight="normal" officeooo:rsid="00282351" style:font-size-asian="12pt" style:font-style-asian="normal" style:font-weight-asian="normal" style:font-size-complex="12pt" style:font-weight-complex="normal" style:text-emphasize="none"/>
    </style:style>
    <style:style style:name="T15" style:family="text">
      <style:text-properties style:text-outline="false" style:text-line-through-style="none" style:text-line-through-type="none" style:font-name="Liberation Serif" fo:font-size="12pt" fo:font-style="normal" fo:text-shadow="none" style:text-underline-style="none" fo:font-weight="normal" officeooo:rsid="0029cb68" style:font-size-asian="12pt" style:font-style-asian="normal" style:font-weight-asian="normal" style:font-size-complex="12pt" style:font-weight-complex="normal" style:text-emphasize="none"/>
    </style:style>
    <style:style style:name="T16" style:family="text">
      <style:text-properties style:text-outline="false" style:text-line-through-style="none" style:text-line-through-type="none" style:font-name="Liberation Serif" fo:font-size="12pt" fo:font-style="normal" fo:text-shadow="none" style:text-underline-style="none" fo:font-weight="normal" officeooo:rsid="002d50b0" style:font-size-asian="12pt" style:font-style-asian="normal" style:font-weight-asian="normal" style:font-size-complex="12pt" style:font-weight-complex="normal" style:text-emphasize="none"/>
    </style:style>
    <style:style style:name="T17" style:family="text">
      <style:text-properties style:text-outline="false" style:text-line-through-style="none" style:text-line-through-type="none" style:font-name="Liberation Serif" fo:font-size="12pt" fo:font-style="normal" fo:text-shadow="none" style:text-underline-style="none" fo:font-weight="normal" officeooo:rsid="0038f1fc" style:font-size-asian="12pt" style:font-style-asian="normal" style:font-weight-asian="normal" style:font-size-complex="12pt" style:font-weight-complex="normal" style:text-emphasize="none"/>
    </style:style>
    <style:style style:name="T18" style:family="text">
      <style:text-properties style:text-outline="false" style:text-line-through-style="none" style:text-line-through-type="none" style:font-name="Liberation Serif" fo:font-size="12pt" fo:font-style="normal" fo:text-shadow="none" style:text-underline-style="none" fo:font-weight="normal" officeooo:rsid="004466c8" style:font-size-asian="12pt" style:font-style-asian="normal" style:font-weight-asian="normal" style:font-size-complex="12pt" style:font-weight-complex="normal" style:text-emphasize="none"/>
    </style:style>
    <style:style style:name="T19" style:family="text">
      <style:text-properties style:text-outline="false" style:text-line-through-style="none" style:text-line-through-type="none" style:font-name="Liberation Serif" fo:font-size="12pt" fo:font-style="normal" fo:text-shadow="none" style:text-underline-style="none" fo:font-weight="normal" officeooo:rsid="00458518" style:font-size-asian="12pt" style:font-style-asian="normal" style:font-weight-asian="normal" style:font-size-complex="12pt" style:font-weight-complex="normal" style:text-emphasize="none"/>
    </style:style>
    <style:style style:name="T20" style:family="text">
      <style:text-properties style:text-outline="false" style:text-line-through-style="none" style:text-line-through-type="none" style:font-name="Liberation Serif" fo:font-size="12pt" fo:font-style="normal" fo:text-shadow="none" style:text-underline-style="none" fo:font-weight="normal" officeooo:rsid="0046cd47" style:font-size-asian="12pt" style:font-style-asian="normal" style:font-weight-asian="normal" style:font-size-complex="12pt" style:font-weight-complex="normal" style:text-emphasize="none"/>
    </style:style>
    <style:style style:name="T21" style:family="text">
      <style:text-properties style:text-outline="false" style:text-line-through-style="none" style:text-line-through-type="none" style:font-name="Liberation Serif" fo:font-size="12pt" fo:font-style="normal" fo:text-shadow="none" style:text-underline-style="none" fo:font-weight="normal" officeooo:rsid="004f2b68" style:font-size-asian="12pt" style:font-style-asian="normal" style:font-weight-asian="normal" style:font-size-complex="12pt" style:font-weight-complex="normal" style:text-emphasize="none"/>
    </style:style>
    <style:style style:name="T22" style:family="text">
      <style:text-properties style:text-outline="false" style:text-line-through-style="none" style:text-line-through-type="none" style:font-name="Liberation Serif" fo:font-size="12pt" fo:font-style="normal" fo:text-shadow="none" style:text-underline-style="none" fo:font-weight="normal" officeooo:rsid="00502fe3" style:font-size-asian="12pt" style:font-style-asian="normal" style:font-weight-asian="normal" style:font-size-complex="12pt" style:font-weight-complex="normal" style:text-emphasize="none"/>
    </style:style>
    <style:style style:name="T23" style:family="text">
      <style:text-properties style:text-outline="false" style:text-line-through-style="none" style:text-line-through-type="none" style:font-name="Liberation Serif" fo:font-size="12pt" fo:font-style="normal" fo:text-shadow="none" style:text-underline-style="none" fo:font-weight="normal" officeooo:rsid="003658ca" style:font-size-asian="12pt" style:font-style-asian="normal" style:font-weight-asian="normal" style:font-size-complex="12pt" style:font-weight-complex="normal" style:text-emphasize="none"/>
    </style:style>
    <style:style style:name="T24" style:family="text">
      <style:text-properties style:text-outline="false" style:text-line-through-style="none" style:text-line-through-type="none" style:font-name="Liberation Serif" fo:font-size="12pt" fo:font-style="normal" fo:text-shadow="none" style:text-underline-style="none" fo:font-weight="normal" officeooo:rsid="0066465d" style:font-size-asian="12pt" style:font-style-asian="normal" style:font-weight-asian="normal" style:font-size-complex="12pt" style:font-weight-complex="normal" style:text-emphasize="none"/>
    </style:style>
    <style:style style:name="T25"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bold" style:text-emphasize="none"/>
    </style:style>
    <style:style style:name="T26" style:family="text">
      <style:text-properties style:text-outline="false" style:text-line-through-style="none" style:text-line-through-type="none" style:font-name="Liberation Serif" fo:font-size="12pt" fo:font-style="normal" fo:text-shadow="none" style:text-underline-style="none" fo:font-weight="normal" officeooo:rsid="0021f5e3" style:font-size-asian="12pt" style:font-style-asian="normal" style:font-weight-asian="normal" style:font-size-complex="12pt" style:font-weight-complex="bold" style:text-emphasize="none"/>
    </style:style>
    <style:style style:name="T27" style:family="text">
      <style:text-properties style:text-outline="false" style:text-line-through-style="none" style:text-line-through-type="none" style:font-name="Liberation Serif" fo:font-size="12pt" fo:font-style="normal" fo:text-shadow="none" style:text-underline-style="none" fo:font-weight="normal" officeooo:rsid="0038f1fc" style:font-size-asian="12pt" style:font-style-asian="normal" style:font-weight-asian="normal" style:font-size-complex="12pt" style:font-weight-complex="bold" style:text-emphasize="none"/>
    </style:style>
    <style:style style:name="T28" style:family="text">
      <style:text-properties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weight-complex="bold" style:text-emphasize="none"/>
    </style:style>
    <style:style style:name="T29" style:family="text">
      <style:text-properties style:text-outline="false" style:text-line-through-style="none" style:text-line-through-type="none" style:font-name="Liberation Serif" fo:font-size="12pt" fo:font-style="normal" fo:text-shadow="none" style:text-underline-style="none" fo:font-weight="bold" officeooo:rsid="001f4d5a" style:font-size-asian="12pt" style:font-style-asian="normal" style:font-weight-asian="bold" style:font-size-complex="12pt" style:font-weight-complex="bold" style:text-emphasize="none"/>
    </style:style>
    <style:style style:name="T30" style:family="text">
      <style:text-properties style:text-outline="false" style:text-line-through-style="none" style:text-line-through-type="none" style:font-name="Liberation Serif" fo:font-size="12pt" fo:font-style="normal" fo:text-shadow="none" style:text-underline-style="none" fo:font-weight="bold" officeooo:rsid="0042a1ab" style:font-size-asian="12pt" style:font-style-asian="normal" style:font-weight-asian="bold" style:font-size-complex="12pt" style:font-weight-complex="bold" style:text-emphasize="none"/>
    </style:style>
    <style:style style:name="T31" style:family="text">
      <style:text-properties style:text-outline="false" style:text-line-through-style="none" style:text-line-through-type="none" style:font-name="Liberation Serif" fo:font-size="12pt" fo:font-style="normal" fo:text-shadow="none" style:text-underline-style="none" fo:font-weight="bold" officeooo:rsid="0034d61f" style:font-size-asian="12pt" style:font-style-asian="normal" style:font-weight-asian="bold" style:font-size-complex="12pt" style:font-weight-complex="bold" style:text-emphasize="none"/>
    </style:style>
    <style:style style:name="T32" style:family="text">
      <style:text-properties style:text-outline="false" style:text-line-through-style="none" style:text-line-through-type="none" style:font-name="Liberation Serif" fo:font-size="12pt" fo:font-style="normal" fo:text-shadow="none" style:text-underline-style="none" fo:font-weight="bold" officeooo:rsid="0021f5e3" style:font-size-asian="12pt" style:font-style-asian="normal" style:font-weight-asian="bold" style:font-size-complex="12pt" style:font-weight-complex="bold" style:text-emphasize="none"/>
    </style:style>
    <style:style style:name="T33" style:family="text">
      <style:text-properties style:text-outline="false" style:text-line-through-style="none" style:text-line-through-type="none" style:font-name="Liberation Serif" fo:font-size="12pt" fo:font-style="normal" fo:text-shadow="none" style:text-underline-style="none" fo:font-weight="bold" officeooo:rsid="00502fe3" style:font-size-asian="12pt" style:font-style-asian="normal" style:font-weight-asian="bold" style:font-size-complex="12pt" style:font-weight-complex="bold" style:text-emphasize="none"/>
    </style:style>
    <style:style style:name="T34" style:family="text">
      <style:text-properties style:text-outline="false" style:text-line-through-style="none" style:text-line-through-type="none" style:font-name="Liberation Serif" fo:font-size="12pt" fo:font-style="normal" fo:text-shadow="none" style:text-underline-style="none" fo:font-weight="bold" officeooo:rsid="0029cb68" style:font-size-asian="12pt" style:font-style-asian="normal" style:font-weight-asian="bold" style:font-size-complex="12pt" style:font-weight-complex="bold" style:text-emphasize="none"/>
    </style:style>
    <style:style style:name="T35"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36" style:family="text">
      <style:text-properties style:text-outline="false" style:text-line-through-style="none" style:text-line-through-type="none" style:font-name="Liberation Serif" fo:font-size="12pt" fo:font-style="normal" fo:text-shadow="none" style:text-underline-style="none" officeooo:rsid="001e6f34" style:font-size-asian="12pt" style:font-style-asian="normal" style:font-size-complex="12pt" style:text-emphasize="none"/>
    </style:style>
    <style:style style:name="T37" style:family="text">
      <style:text-properties style:text-outline="false" style:text-line-through-style="none" style:text-line-through-type="none" style:font-name="Liberation Serif" fo:font-size="12pt" fo:font-style="normal" fo:text-shadow="none" style:text-underline-style="none" officeooo:rsid="001f4d5a" style:font-size-asian="12pt" style:font-style-asian="normal" style:font-size-complex="12pt" style:text-emphasize="none"/>
    </style:style>
    <style:style style:name="T38" style:family="text">
      <style:text-properties style:text-outline="false" style:text-line-through-style="none" style:text-line-through-type="none" style:font-name="Liberation Serif" fo:font-size="12pt" fo:font-style="normal" fo:text-shadow="none" style:text-underline-style="none" officeooo:rsid="0021f5e3" style:font-size-asian="12pt" style:font-style-asian="normal" style:font-size-complex="12pt" style:text-emphasize="none"/>
    </style:style>
    <style:style style:name="T39" style:family="text">
      <style:text-properties style:text-outline="false" style:text-line-through-style="none" style:text-line-through-type="none" style:font-name="Liberation Serif" fo:font-size="12pt" fo:font-style="normal" fo:text-shadow="none" style:text-underline-style="none" officeooo:rsid="001ea325" style:font-size-asian="12pt" style:font-style-asian="normal" style:font-size-complex="12pt" style:text-emphasize="none"/>
    </style:style>
    <style:style style:name="T40" style:family="text">
      <style:text-properties style:text-outline="false" style:text-line-through-style="none" style:text-line-through-type="none" style:font-name="Liberation Serif" fo:font-size="12pt" fo:font-style="normal" fo:text-shadow="none" style:text-underline-style="none" officeooo:rsid="0021f5e3" style:font-size-asian="12pt" style:font-style-asian="normal" style:font-size-complex="12pt" style:font-weight-complex="bold" style:text-emphasize="none"/>
    </style:style>
    <style:style style:name="T41"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font-weight-complex="normal" style:text-emphasize="none"/>
    </style:style>
    <style:style style:name="T42" style:family="text">
      <style:text-properties style:text-outline="false" style:text-line-through-style="none" style:text-line-through-type="none" style:font-name="Liberation Serif" fo:font-style="normal" fo:text-shadow="none" style:text-underline-style="none" fo:font-weight="normal" officeooo:rsid="00502fe3" style:font-style-asian="normal" style:font-weight-asian="normal" style:font-weight-complex="normal" style:text-emphasize="none"/>
    </style:style>
    <style:style style:name="T43" style:family="text">
      <style:text-properties style:text-outline="false" style:text-line-through-style="none" style:text-line-through-type="none" style:font-name="Liberation Serif" fo:font-style="normal" fo:text-shadow="none" style:text-underline-style="none" fo:font-weight="normal" officeooo:rsid="0021f5e3" style:font-style-asian="normal" style:font-weight-asian="normal" style:font-weight-complex="normal" style:text-emphasize="none"/>
    </style:style>
    <style:style style:name="T44" style:family="text">
      <style:text-properties style:text-outline="false" style:text-line-through-style="none" style:text-line-through-type="none" style:font-name="Liberation Serif" fo:font-style="normal" fo:text-shadow="none" style:text-underline-style="none" fo:font-weight="normal" officeooo:rsid="001ea325" style:font-style-asian="normal" style:font-weight-asian="normal" style:font-weight-complex="normal" style:text-emphasize="none"/>
    </style:style>
    <style:style style:name="T45" style:family="text">
      <style:text-properties style:text-outline="false" style:text-line-through-style="none" style:text-line-through-type="none" style:font-name="Liberation Serif" fo:font-style="normal" fo:text-shadow="none" style:text-underline-style="none" fo:font-weight="normal" officeooo:rsid="003f03ec" style:font-style-asian="normal" style:font-weight-asian="normal" style:font-weight-complex="normal" style:text-emphasize="none"/>
    </style:style>
    <style:style style:name="T46" style:family="text">
      <style:text-properties style:text-outline="false" style:text-line-through-style="none" style:text-line-through-type="none" style:font-name="Liberation Serif" fo:font-style="normal" fo:text-shadow="none" style:text-underline-style="none" fo:font-weight="normal" officeooo:rsid="003658ca" style:font-style-asian="normal" style:font-weight-asian="normal" style:font-weight-complex="normal" style:text-emphasize="none"/>
    </style:style>
    <style:style style:name="T47" style:family="text">
      <style:text-properties style:text-outline="false" style:text-line-through-style="none" style:text-line-through-type="none" style:font-name="Liberation Serif" fo:font-style="normal" fo:text-shadow="none" style:text-underline-style="none" fo:font-weight="normal" officeooo:rsid="005419aa" style:font-style-asian="normal" style:font-weight-asian="normal" style:font-weight-complex="normal" style:text-emphasize="none"/>
    </style:style>
    <style:style style:name="T48" style:family="text">
      <style:text-properties style:text-outline="false" style:text-line-through-style="none" style:text-line-through-type="none" style:font-name="Liberation Serif" fo:font-style="normal" fo:text-shadow="none" style:text-underline-style="none" fo:font-weight="normal" officeooo:rsid="0056cfe3" style:font-style-asian="normal" style:font-weight-asian="normal" style:font-weight-complex="normal" style:text-emphasize="none"/>
    </style:style>
    <style:style style:name="T49" style:family="text">
      <style:text-properties style:text-outline="false" style:text-line-through-style="none" style:text-line-through-type="none" style:font-name="Liberation Serif" fo:font-style="normal" fo:text-shadow="none" style:text-underline-style="none" fo:font-weight="normal" officeooo:rsid="0058bd70" style:font-style-asian="normal" style:font-weight-asian="normal" style:font-weight-complex="normal" style:text-emphasize="none"/>
    </style:style>
    <style:style style:name="T50" style:family="text">
      <style:text-properties style:text-outline="false" style:text-line-through-style="none" style:text-line-through-type="none" style:font-name="Liberation Serif" fo:font-style="normal" fo:text-shadow="none" style:text-underline-style="none" fo:font-weight="normal" officeooo:rsid="0058beee" style:font-style-asian="normal" style:font-weight-asian="normal" style:font-weight-complex="normal" style:text-emphasize="none"/>
    </style:style>
    <style:style style:name="T51" style:family="text">
      <style:text-properties style:text-outline="false" style:text-line-through-style="none" style:text-line-through-type="none" style:font-name="Liberation Serif" fo:font-style="normal" fo:text-shadow="none" style:text-underline-style="none" fo:font-weight="normal" officeooo:rsid="0029cb68" style:font-style-asian="normal" style:font-weight-asian="normal" style:font-weight-complex="normal" style:text-emphasize="none"/>
    </style:style>
    <style:style style:name="T52" style:family="text">
      <style:text-properties style:text-outline="false" style:text-line-through-style="none" style:text-line-through-type="none" style:font-name="Liberation Serif" fo:font-style="normal" fo:text-shadow="none" style:text-underline-style="none" fo:font-weight="normal" officeooo:rsid="00641c42" style:font-style-asian="normal" style:font-weight-asian="normal" style:font-weight-complex="normal" style:text-emphasize="none"/>
    </style:style>
    <style:style style:name="T53" style:family="text">
      <style:text-properties style:text-outline="false" style:text-line-through-style="none" style:text-line-through-type="none" style:font-name="Liberation Serif" fo:font-style="normal" fo:text-shadow="none" style:text-underline-style="none" fo:font-weight="normal" officeooo:rsid="006b1881" style:font-style-asian="normal" style:font-weight-asian="normal" style:font-weight-complex="normal" style:text-emphasize="none"/>
    </style:style>
    <style:style style:name="T54" style:family="text">
      <style:text-properties style:text-outline="false" style:text-line-through-style="none" style:text-line-through-type="none" style:font-name="Liberation Serif" fo:font-style="normal" fo:text-shadow="none" style:text-underline-style="none" fo:font-weight="normal" officeooo:rsid="006277ad" style:font-style-asian="normal" style:font-weight-asian="normal" style:font-weight-complex="normal" style:text-emphasize="none"/>
    </style:style>
    <style:style style:name="T55" style:family="text">
      <style:text-properties style:text-outline="false" style:text-line-through-style="none" style:text-line-through-type="none" style:font-name="Liberation Serif" fo:font-style="normal" fo:text-shadow="none" style:text-underline-style="none" fo:font-weight="normal" officeooo:rsid="0021f5e3" style:font-style-asian="normal" style:font-weight-asian="normal" style:font-weight-complex="bold" style:text-emphasize="none"/>
    </style:style>
    <style:style style:name="T56"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57" style:family="text">
      <style:text-properties style:text-outline="false" style:text-line-through-style="none" style:text-line-through-type="none" fo:font-style="normal" fo:text-shadow="none" style:text-underline-style="none" fo:font-weight="normal" officeooo:rsid="0052b715" style:font-style-asian="normal" style:font-weight-asian="normal" style:text-emphasize="none"/>
    </style:style>
    <style:style style:name="T58" style:family="text">
      <style:text-properties style:text-outline="false" style:text-line-through-style="none" style:text-line-through-type="none" fo:font-style="normal" fo:text-shadow="none" style:text-underline-style="none" fo:font-weight="normal" officeooo:rsid="005ef57a" style:font-style-asian="normal" style:font-weight-asian="normal" style:text-emphasize="none"/>
    </style:style>
    <style:style style:name="T59" style:family="text">
      <style:text-properties style:text-outline="false" style:text-line-through-style="none" style:text-line-through-type="none" fo:font-style="normal" fo:text-shadow="none" style:text-underline-style="none" fo:font-weight="normal" officeooo:rsid="00607322" style:font-style-asian="normal" style:font-weight-asian="normal" style:text-emphasize="none"/>
    </style:style>
    <style:style style:name="T60" style:family="text">
      <style:text-properties style:text-outline="false" style:text-line-through-style="none" style:text-line-through-type="none" fo:font-style="normal" fo:text-shadow="none" style:text-underline-style="none" fo:font-weight="normal" officeooo:rsid="00502fe3" style:font-style-asian="normal" style:font-weight-asian="normal" style:font-weight-complex="normal" style:text-emphasize="none"/>
    </style:style>
    <style:style style:name="T61" style:family="text">
      <style:text-properties style:text-outline="false" style:text-line-through-style="none" style:text-line-through-type="none" fo:font-style="normal" fo:text-shadow="none" style:text-underline-style="none" fo:font-weight="normal" officeooo:rsid="0056cfe3" style:font-style-asian="normal" style:font-weight-asian="normal" style:font-weight-complex="normal" style:text-emphasize="none"/>
    </style:style>
    <style:style style:name="T62" style:family="text">
      <style:text-properties style:text-outline="false" style:text-line-through-style="none" style:text-line-through-type="none" fo:font-style="normal" fo:text-shadow="none" style:text-underline-style="none" fo:font-weight="normal" officeooo:rsid="003658ca" style:font-style-asian="normal" style:font-weight-asian="normal" style:font-weight-complex="normal" style:text-emphasize="none"/>
    </style:style>
    <style:style style:name="T63" style:family="text">
      <style:text-properties style:text-outline="false" style:text-line-through-style="none" style:text-line-through-type="none" fo:font-style="normal" fo:text-shadow="none" style:text-underline-style="none" fo:font-weight="normal" officeooo:rsid="001ea325" style:font-style-asian="normal" style:font-weight-asian="normal" style:font-weight-complex="normal" style:text-emphasize="none"/>
    </style:style>
    <style:style style:name="T64" style:family="text">
      <style:text-properties style:text-outline="false" style:text-line-through-style="none" style:text-line-through-type="none" fo:font-style="normal" fo:text-shadow="none" style:text-underline-style="none" fo:font-weight="normal" officeooo:rsid="0021f5e3" style:font-style-asian="normal" style:font-weight-asian="normal" style:font-weight-complex="normal" style:text-emphasize="none"/>
    </style:style>
    <style:style style:name="T65" style:family="text">
      <style:text-properties style:text-outline="false" style:text-line-through-style="none" style:text-line-through-type="none" fo:font-style="normal" fo:text-shadow="none" style:text-underline-style="none" fo:font-weight="normal" officeooo:rsid="0058beee" style:font-style-asian="normal" style:font-weight-asian="normal" style:font-weight-complex="normal" style:text-emphasize="none"/>
    </style:style>
    <style:style style:name="T66" style:family="text">
      <style:text-properties style:text-outline="false" style:text-line-through-style="none" style:text-line-through-type="none" fo:font-style="normal" fo:text-shadow="none" style:text-underline-style="none" fo:font-weight="normal" officeooo:rsid="006277ad" style:font-style-asian="normal" style:font-weight-asian="normal" style:font-weight-complex="normal" style:text-emphasize="none"/>
    </style:style>
    <style:style style:name="T67" style:family="text">
      <style:text-properties style:text-outline="false" style:text-line-through-style="none" style:text-line-through-type="none" fo:font-style="normal" fo:text-shadow="none" style:text-underline-style="none" fo:font-weight="normal" style:font-style-asian="normal" style:font-weight-asian="normal" style:font-weight-complex="bold" style:text-emphasize="none"/>
    </style:style>
    <style:style style:name="T68" style:family="text">
      <style:text-properties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69" style:family="text">
      <style:text-properties style:text-outline="false" style:text-line-through-style="none" style:text-line-through-type="none" fo:font-style="normal" fo:text-shadow="none" style:text-underline-style="none" fo:font-weight="bold" officeooo:rsid="00502fe3" style:font-style-asian="normal" style:font-weight-asian="bold" style:font-weight-complex="bold" style:text-emphasize="none"/>
    </style:style>
    <style:style style:name="T70" style:family="text">
      <style:text-properties style:text-outline="false" style:text-line-through-style="none" style:text-line-through-type="none" fo:font-style="normal" fo:text-shadow="none" style:text-underline-style="none" fo:font-weight="bold" officeooo:rsid="00607322" style:font-style-asian="normal" style:font-weight-asian="bold" style:font-weight-complex="bold" style:text-emphasize="none"/>
    </style:style>
    <style:style style:name="T71" style:family="text">
      <style:text-properties style:font-name="Liberation Serif" officeooo:rsid="001e6f34"/>
    </style:style>
    <style:style style:name="T72" style:family="text">
      <style:text-properties style:font-name="Liberation Serif" fo:font-size="12pt" officeooo:rsid="001ea325" style:font-size-asian="12pt" style:font-size-complex="12pt"/>
    </style:style>
    <style:style style:name="T73" style:family="text">
      <style:text-properties style:font-name="Liberation Serif" fo:font-size="12pt" officeooo:rsid="001f4d5a" style:font-size-asian="12pt" style:font-size-complex="12pt"/>
    </style:style>
    <style:style style:name="T74" style:family="text">
      <style:text-properties style:font-name="Liberation Serif" fo:font-size="12pt" officeooo:rsid="0024027b" style:font-size-asian="12pt" style:font-size-complex="12pt"/>
    </style:style>
    <style:style style:name="T75" style:family="text">
      <style:text-properties style:font-name="Liberation Serif" fo:font-size="12pt" officeooo:rsid="0029cb68" style:font-size-asian="12pt" style:font-size-complex="12pt"/>
    </style:style>
    <style:style style:name="T76" style:family="text">
      <style:text-properties style:font-name="Liberation Serif" fo:font-size="12pt" officeooo:rsid="003c54f5" style:font-size-asian="12pt" style:font-size-complex="12pt"/>
    </style:style>
    <style:style style:name="T77" style:family="text">
      <style:text-properties style:font-name="Liberation Serif" fo:font-size="12pt" fo:font-weight="bold" officeooo:rsid="002ed8aa" style:font-size-asian="12pt" style:font-weight-asian="bold" style:font-size-complex="12pt" style:font-weight-complex="bold"/>
    </style:style>
    <style:style style:name="T78" style:family="text">
      <style:text-properties style:font-name="Liberation Serif" fo:font-size="12pt" fo:font-weight="bold" officeooo:rsid="003658ca" style:font-size-asian="12pt" style:font-weight-asian="bold" style:font-size-complex="12pt" style:font-weight-complex="bold"/>
    </style:style>
    <style:style style:name="T79" style:family="text">
      <style:text-properties style:font-name="Liberation Serif" fo:font-size="12pt" fo:font-weight="bold" officeooo:rsid="003f03ec" style:font-size-asian="12pt" style:font-weight-asian="bold" style:font-size-complex="12pt" style:font-weight-complex="bold"/>
    </style:style>
    <style:style style:name="T80" style:family="text">
      <style:text-properties style:font-name="Liberation Serif" fo:font-size="12pt" fo:font-weight="bold" officeooo:rsid="0047f57c" style:font-size-asian="12pt" style:font-weight-asian="bold" style:font-size-complex="12pt" style:font-weight-complex="bold"/>
    </style:style>
    <style:style style:name="T81" style:family="text">
      <style:text-properties fo:font-weight="bold" style:font-weight-asian="bold" style:font-weight-complex="bold"/>
    </style:style>
    <style:style style:name="T82" style:family="text">
      <style:text-properties fo:font-weight="bold" officeooo:rsid="001e6f34" style:font-weight-asian="bold" style:font-weight-complex="bold"/>
    </style:style>
    <style:style style:name="T83" style:family="text">
      <style:text-properties fo:font-weight="bold" officeooo:rsid="001f4d5a" style:font-weight-asian="bold" style:font-weight-complex="bold"/>
    </style:style>
    <style:style style:name="T84" style:family="text">
      <style:text-properties fo:font-weight="bold" officeooo:rsid="0042a1ab" style:font-weight-asian="bold" style:font-weight-complex="bold"/>
    </style:style>
    <style:style style:name="T85" style:family="text">
      <style:text-properties fo:font-weight="bold" officeooo:rsid="0043165b" style:font-weight-asian="bold" style:font-weight-complex="bold"/>
    </style:style>
    <style:style style:name="T86" style:family="text">
      <style:text-properties officeooo:rsid="001f4d5a"/>
    </style:style>
    <style:style style:name="T87" style:family="text">
      <style:text-properties officeooo:rsid="0021147d"/>
    </style:style>
    <style:style style:name="T88" style:family="text">
      <style:text-properties officeooo:rsid="0024027b"/>
    </style:style>
    <style:style style:name="T89" style:family="text">
      <style:text-properties officeooo:rsid="0024ce56"/>
    </style:style>
    <style:style style:name="T90" style:family="text">
      <style:text-properties officeooo:rsid="0026c03f"/>
    </style:style>
    <style:style style:name="T91" style:family="text">
      <style:text-properties officeooo:rsid="0029cb68"/>
    </style:style>
    <style:style style:name="T92" style:family="text">
      <style:text-properties officeooo:rsid="002ed8aa"/>
    </style:style>
    <style:style style:name="T93" style:family="text">
      <style:text-properties officeooo:rsid="0032f519"/>
    </style:style>
    <style:style style:name="T94" style:family="text">
      <style:text-properties officeooo:rsid="0035fff8"/>
    </style:style>
    <style:style style:name="T95" style:family="text">
      <style:text-properties officeooo:rsid="003658ca"/>
    </style:style>
    <style:style style:name="T96" style:family="text">
      <style:text-properties officeooo:rsid="0037dafb"/>
    </style:style>
    <style:style style:name="T97" style:family="text">
      <style:text-properties officeooo:rsid="0038f1fc"/>
    </style:style>
    <style:style style:name="T98" style:family="text">
      <style:text-properties officeooo:rsid="003c54f5"/>
    </style:style>
    <style:style style:name="T99" style:family="text">
      <style:text-properties officeooo:rsid="003f03ec"/>
    </style:style>
    <style:style style:name="T100" style:family="text">
      <style:text-properties officeooo:rsid="0042a1ab"/>
    </style:style>
    <style:style style:name="T101" style:family="text">
      <style:text-properties officeooo:rsid="00458518"/>
    </style:style>
    <style:style style:name="T102" style:family="text">
      <style:text-properties officeooo:rsid="0047f57c"/>
    </style:style>
    <style:style style:name="T103" style:family="text">
      <style:text-properties officeooo:rsid="004bf072"/>
    </style:style>
    <style:style style:name="T104" style:family="text">
      <style:text-properties officeooo:rsid="004d1c65"/>
    </style:style>
    <style:style style:name="T105" style:family="text">
      <style:text-properties officeooo:rsid="00501e47"/>
    </style:style>
    <style:style style:name="T106" style:family="text">
      <style:text-properties officeooo:rsid="0052b715"/>
    </style:style>
    <style:style style:name="T107" style:family="text">
      <style:text-properties officeooo:rsid="0057e75e"/>
    </style:style>
    <style:style style:name="T108" style:family="text">
      <style:text-properties officeooo:rsid="00607322"/>
    </style:style>
    <style:style style:name="T109" style:family="text">
      <style:text-properties officeooo:rsid="007398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Eliminar ID, Edad, Numerodemateriasinscritasenelsemestreoanoanterior, Contrajomatrimonio, Ingresomensualtotal, Totalegresospersonal, Totaldeingresos Totaldeegresosdesusresponsableseconomicos</text:p>
      <text:p text:style-name="P82">Unificar Hacambiadousteddedireccion", "Deserafirmativoindiqueelmotivo", "Seencuentrarealizandotesisopasantiasdegrado", "Cantidaddevecesqueharealizadotesisopasantiasdegrado"</text:p>
      <text:p text:style-name="P82">"HasolicitadoalgunotrobeneficioalaUniversidaduotraInstitucion", "Encasoafirmativosenaleelanodelasolicitudinstitucionymotivo"</text:p>
      <text:p text:style-name="P82">Seencuentraustedrealizandoalgunaactividadquelegenereingresos", "Encasodeserafirmativoindiquetipodeactividadysufrecuencia"</text:p>
      <text:p text:style-name="P82"/>
      <text:p text:style-name="P82"/>
      <text:p text:style-name="P1"/>
      <text:p text:style-name="P1">Explicación de la decisiones tomadas para realizar la vista minable y análisis exploratorio de los datos:</text:p>
      <text:p text:style-name="P1"/>
      <text:p text:style-name="P3"><text:tab/>La primera decisión fue cambiar el nombre de todas las columnas a nombres mas entendibles y que puedan ser utilizados sin problema en la herramienta Spyder con el lenguaje de programación Python. En segundo lugar, ordenar todas las columnas por su ID y estandarizar a un mismo formato y tipo de datos, para poder aplicar métodos estadísticos sobre estas. A continuación explicaré detalladamente que se realizó en cada columna junto con un <text:s/>análisis exploratorio de los datos:</text:p>
      <text:p text:style-name="P10"/>
      <text:p text:style-name="P10"><text:span text:style-name="T2"><text:tab/>1. Columna </text:span><text:span text:style-name="T82">ID</text:span><text:span text:style-name="T1"> (En realidad no tiene nombre pero asumo que son los ID específicos y únicos de <text:tab/><text:tab/> <text:s text:c="3"/>cada estudiante) e</text:span><text:span text:style-name="T71"> </text:span><text:span text:style-name="T28">Indique.el.Período.Académico.a.renovar:</text:span></text:p>
      <text:p text:style-name="P5"/>
      <text:p text:style-name="P7"><text:span text:style-name="T35">La columna ID fue </text:span><text:span text:style-name="T38">transformada</text:span><text:span text:style-name="T35"> a </text:span><text:span text:style-name="T38">valores númericos</text:span><text:span text:style-name="T35"> y ordenada.</text:span></text:p>
      <text:p text:style-name="P7"><text:span text:style-name="T35">La columna <text:s/></text:span><text:span text:style-name="T28">Indique.el.Período.Académico.a.renovar </text:span><text:span text:style-name="T35">contiene 2 variables, el semestre del año y el año en el cual estudiante quiere renovar su beca, por lo tanto no cumple con la definición de Tidy Data, y separe estos valores en 2 columnas: <text:s/></text:span><text:span text:style-name="T36">SemestreAcademicoarenovar </text:span><text:span text:style-name="T35">y <text:s/></text:span><text:span text:style-name="T36">AnoAcademicoarenovar.</text:span></text:p>
      <text:p text:style-name="P1"/>
      <text:p text:style-name="P1"><text:s text:c="15"/>ID <text:s/>SemestreAcademicoarenovar <text:s/>AnoAcademicoarenovar <text:s/></text:p>
      <text:p text:style-name="P1">count <text:s/>190.000000 <text:s text:c="16"/>190.000000 <text:s text:c="11"/>190.000000 <text:s text:c="2"/></text:p>
      <text:p text:style-name="P1">mean <text:s text:c="3"/>99.700000 <text:s text:c="18"/>1.584211 <text:s text:c="10"/>2014.568421 <text:s text:c="2"/></text:p>
      <text:p text:style-name="P1">std <text:s text:c="4"/>58.152413 <text:s text:c="18"/>0.494160 <text:s text:c="13"/>0.496605 <text:s text:c="2"/></text:p>
      <text:p text:style-name="P1">min <text:s text:c="5"/>1.000000 <text:s text:c="18"/>1.000000 <text:s text:c="10"/>2014.000000 <text:s text:c="2"/></text:p>
      <text:p text:style-name="P1">25% <text:s text:c="4"/>49.250000 <text:s text:c="18"/>1.000000 <text:s text:c="10"/>2014.000000 <text:s text:c="2"/></text:p>
      <text:p text:style-name="P1">50% <text:s text:c="4"/>98.500000 <text:s text:c="18"/>2.000000 <text:s text:c="10"/>2015.000000 <text:s text:c="2"/></text:p>
      <text:p text:style-name="P1">75% <text:s text:c="3"/>148.750000 <text:s text:c="18"/>2.000000 <text:s text:c="10"/>2015.000000 <text:s text:c="2"/></text:p>
      <text:p text:style-name="P1">max <text:s text:c="3"/>200.000000 <text:s text:c="18"/>2.000000 <text:s text:c="10"/>2015.000000 <text:s text:c="2"/></text:p>
      <text:p text:style-name="P1"/>
      <text:p text:style-name="P6">Existen 190 estudiantes, donde más de la mitad de ellos desean renovar el período II-2015.</text:p>
      <text:p text:style-name="P122">Esta columna fue eliminada ya que me parece innecesaria, ya se tiene un identificador unico por estudiante que es la cedula.</text:p>
      <text:p text:style-name="P10"/>
      <text:p text:style-name="P10"><text:span text:style-name="T72">2. Columna </text:span><text:span text:style-name="T28">Cédula.de.Identidad </text:span><text:span text:style-name="T4">y <text:s/></text:span><text:span text:style-name="T28">Fecha.de.Nacimiento..colocar.sólo.datos.numéricos:</text:span></text:p>
      <text:p text:style-name="P33"/>
      <text:p text:style-name="P6">La columna <text:s/><text:span text:style-name="T28">Cédula.de.Identidad </text:span><text:span text:style-name="T8">fue cambiada de nombre a <text:s/></text:span><text:span text:style-name="T9">CedulaDeIdentidad </text:span><text:span text:style-name="T8">y sus tipos de datos a númericos.</text:span></text:p>
      <text:p text:style-name="P8"><text:span text:style-name="T35">La columna <text:s/></text:span><text:span text:style-name="T28">Fecha.de.Nacimiento..colocar.sólo.datos.numéricos </text:span><text:span text:style-name="T35">contiene 3 variables, el </text:span><text:span text:style-name="T37">día</text:span><text:span text:style-name="T35">, mes y el año </text:span><text:span text:style-name="T37">de nacimiento del </text:span><text:span text:style-name="T35">estudiante, por lo tanto no cumple con la definición de Tidy Data, y separe </text:span><text:soft-page-break/><text:span text:style-name="T35">estos valores en </text:span><text:span text:style-name="T37">3</text:span><text:span text:style-name="T35"> columnas: </text:span><text:span text:style-name="T36">DiadeNacimiento, <text:s/>MesdeNacimiento <text:s/></text:span><text:span text:style-name="T37">y </text:span><text:span text:style-name="T36">AnodeNacimiento.</text:span></text:p>
      <text:p text:style-name="P6"/>
      <text:p text:style-name="P4"><text:s text:c="5"/><text:span text:style-name="T93"><text:s text:c="7"/>CedulaDeIdentidad <text:s/>DiadeNacimiento <text:s/>MesdeNacimiento <text:s/>AnodeNacimiento <text:s/>\</text:span></text:p>
      <text:p text:style-name="P43">count <text:s text:c="8"/>190.000000 <text:s text:c="6"/>190.000000 <text:s text:c="6"/>190.000000 <text:s text:c="6"/>190.000000 <text:s text:c="2"/></text:p>
      <text:p text:style-name="P43">mean <text:s text:c="10"/>95.500000 <text:s text:c="7"/>16.268421 <text:s text:c="8"/>6.615789 <text:s text:c="5"/>1991.668421 <text:s text:c="2"/></text:p>
      <text:p text:style-name="P43">std <text:s text:c="11"/>54.992424 <text:s text:c="8"/>8.423107 <text:s text:c="8"/>3.360959 <text:s text:c="8"/>4.056552 <text:s text:c="2"/></text:p>
      <text:p text:style-name="P43">min <text:s text:c="12"/>1.000000 <text:s text:c="8"/>1.000000 <text:s text:c="8"/>1.000000 <text:s text:c="5"/>1951.000000 <text:s text:c="2"/></text:p>
      <text:p text:style-name="P43">25% <text:s text:c="11"/>48.250000 <text:s text:c="8"/>9.000000 <text:s text:c="8"/>4.000000 <text:s text:c="5"/>1991.000000 <text:s text:c="2"/></text:p>
      <text:p text:style-name="P43">50% <text:s text:c="11"/>95.500000 <text:s text:c="7"/>18.000000 <text:s text:c="8"/>7.000000 <text:s text:c="5"/>1992.000000 <text:s text:c="2"/></text:p>
      <text:p text:style-name="P43">75% <text:s text:c="10"/>142.750000 <text:s text:c="7"/>23.000000 <text:s text:c="8"/>9.000000 <text:s text:c="5"/>1994.000000 <text:s text:c="2"/></text:p>
      <text:p text:style-name="P43">max <text:s text:c="10"/>190.000000 <text:s text:c="7"/>31.000000 <text:s text:c="7"/>12.000000 <text:s text:c="5"/>1996.000000 <text:s text:c="2"/></text:p>
      <text:p text:style-name="P1"/>
      <text:p text:style-name="P11">Podemos observar que los estudiantes nacieron entre el año <text:span text:style-name="T87">1951 y 1996</text:span> , donde la mayoría de estos nacieron en el año <text:span text:style-name="T87">1991,1992, 1993 y 1994.</text:span></text:p>
      <text:p text:style-name="P1"/>
      <text:p text:style-name="P12"><text:span text:style-name="T86">3. Columna </text:span><text:span text:style-name="T83">Edad</text:span><text:span text:style-name="T86">,</text:span><text:span text:style-name="T73"> </text:span><text:span text:style-name="T28">Estado.Civil</text:span><text:span text:style-name="T3"> </text:span><text:span text:style-name="T5">y </text:span><text:span text:style-name="T29">Sexo:</text:span></text:p>
      <text:p text:style-name="P11"/>
      <text:p text:style-name="P13">La columna <text:span text:style-name="T81">Edad</text:span> <text:span text:style-name="T10">fue </text:span><text:span text:style-name="T8">transformada</text:span><text:span text:style-name="T10"> a </text:span><text:span text:style-name="T8">valores númericos</text:span><text:span text:style-name="T10">.</text:span></text:p>
      <text:p text:style-name="P13"><text:span text:style-name="T8">La columna </text:span><text:s/><text:span text:style-name="T28">Estado.Civil</text:span><text:span text:style-name="T3"> <text:s/>fue categorizada y </text:span><text:span text:style-name="T8">transformada</text:span><text:span text:style-name="T10"> a </text:span><text:span text:style-name="T8">valores númericos, donde cada uno corresponde al siguiente número: 'Soltero (a)': 0, 'Casado (a)': 1, 'Viudo (a)': 2, 'Unido (a)':3.</text:span></text:p>
      <text:p text:style-name="P13"><text:span text:style-name="T8">La columna </text:span><text:span text:style-name="T29">Sexo </text:span><text:span text:style-name="T25"><text:s/>fue categorizada y </text:span><text:span text:style-name="T8">transformada</text:span><text:span text:style-name="T10"> a </text:span><text:span text:style-name="T8">valores númericos, donde cada uno corresponde al siguiente número: 'Femenino': 0, 'Masculino': 1.</text:span></text:p>
      <text:p text:style-name="P1"/>
      <text:p text:style-name="P1"><text:s text:c="13"/>Edad <text:s text:c="11"/>EstadoCivil <text:s text:c="7"/>Sexo <text:s/></text:p>
      <text:p text:style-name="P1">count <text:s/>190.000000 <text:s text:c="2"/>190.000000 <text:s/>190.000000 <text:s text:c="2"/></text:p>
      <text:p text:style-name="P1">mean <text:s text:c="3"/>22.626316 <text:s text:c="4"/>0.036842 <text:s text:c="3"/>0.142105 <text:s text:c="2"/></text:p>
      <text:p text:style-name="P1">std <text:s text:c="5"/>4.013514 <text:s text:c="4"/>0.279286 <text:s text:c="3"/>0.350081 <text:s text:c="2"/></text:p>
      <text:p text:style-name="P1">min <text:s text:c="4"/>18.000000 <text:s text:c="4"/>0.000000 <text:s text:c="3"/>0.000000 <text:s text:c="2"/></text:p>
      <text:p text:style-name="P1">25% <text:s text:c="4"/>21.000000 <text:s text:c="4"/>0.000000 <text:s text:c="3"/>0.000000 <text:s text:c="2"/></text:p>
      <text:p text:style-name="P1">50% <text:s text:c="4"/>22.000000 <text:s text:c="4"/>0.000000 <text:s text:c="3"/>0.000000 <text:s text:c="2"/></text:p>
      <text:p text:style-name="P1">75% <text:s text:c="4"/>24.000000 <text:s text:c="4"/>0.000000 <text:s text:c="3"/>0.000000 <text:s text:c="2"/></text:p>
      <text:p text:style-name="P1">max <text:s text:c="4"/>63.000000 <text:s text:c="4"/>3.000000 <text:s text:c="3"/>1.000000 <text:s text:c="2"/></text:p>
      <text:p text:style-name="P1"/>
      <text:p text:style-name="P18">mode(df['EstadoCivil'] )</text:p>
      <text:p text:style-name="P18">ModeResult(mode=array([0]), count=array([186]))</text:p>
      <text:p text:style-name="P18"/>
      <text:p text:style-name="P18">mode(df['Sexo'])</text:p>
      <text:p text:style-name="P18">ModeResult(mode=array([0]), count=array([163])</text:p>
      <text:p text:style-name="P18"/>
      <text:p text:style-name="P14">Podemos observar que la edad de los estudiantes se encuentran entre 18 años y 63 años, donde la media es de 22 años, <text:s/><text:span text:style-name="T89">y la moda es </text:span>soltero (a) y de sexo femenino. <text:span text:style-name="T89">En total hay 183 <text:s/>estudiantes solteros (as), 163 mujeres.</text:span></text:p>
      <text:p text:style-name="P14"/>
      <text:p text:style-name="P122">La columna Edad fue eliminada, ya que tenemos la fecha de nacimiento y la edad se puede calcular, por lo tanto esta columna es redundante. </text:p>
      <text:p text:style-name="P14"/>
      <text:p text:style-name="P17"><text:span text:style-name="T88">4. </text:span><text:span text:style-name="T74">Columna </text:span><text:span text:style-name="T28">Escuela</text:span><text:span text:style-name="T3">, </text:span><text:span text:style-name="T28">Año.de.Ingreso.a.la.UCV</text:span><text:span text:style-name="T3"> </text:span><text:span text:style-name="T6">y </text:span><text:span text:style-name="T28">Modalidad.de.Ingreso.a.la.UCV:</text:span></text:p>
      <text:p text:style-name="P34"/>
      <text:p text:style-name="P16">La columna <text:s/><text:span text:style-name="T28">Escuela </text:span><text:span text:style-name="T8">f</text:span><text:span text:style-name="T26">ue categorizada y </text:span><text:span text:style-name="T11">transformada</text:span><text:span text:style-name="T10"> a </text:span><text:span text:style-name="T11">valores númericos, donde cada uno </text:span><text:soft-page-break/><text:span text:style-name="T11">corresponde al siguiente número: </text:span><text:span text:style-name="T8">'Bioanálisis': 0, 'Enfermería': 1.</text:span></text:p>
      <text:p text:style-name="P16"><text:span text:style-name="T8">La columna </text:span><text:span text:style-name="T28">Año.de.Ingreso.a.la.UCV</text:span><text:span text:style-name="T8"> </text:span><text:span text:style-name="T10">fue </text:span><text:span text:style-name="T11">transformada</text:span><text:span text:style-name="T10"> a </text:span><text:span text:style-name="T11">valores númericos</text:span><text:span text:style-name="T10">. </text:span></text:p>
      <text:p text:style-name="P16"><text:span text:style-name="T10">L</text:span><text:span text:style-name="T8">a columna <text:s/></text:span><text:span text:style-name="T28">Modalidad.de.Ingreso.a.la.UCV </text:span><text:span text:style-name="T8">f</text:span><text:span text:style-name="T26">ue categorizada y </text:span><text:span text:style-name="T11">transformada</text:span><text:span text:style-name="T10"> a </text:span><text:span text:style-name="T11">valores númericos, donde cada uno corresponde al siguiente número: </text:span><text:span text:style-name="T8">'Convenios Interinstitucionales (nacionales e internacionales)': 'Prueba Interna y/o propedéutico': 1, 'Convenios Internos (Deportistas, artistas, hijos empleados docente y obreros, Samuel Robinson)': 2, 'Asignado OPSU': 3.</text:span></text:p>
      <text:p text:style-name="P15"/>
      <text:p text:style-name="P14"><text:s/><text:tab/><text:tab/>Escuela <text:s/>AnodeIngresoalaUCV <text:s/>ModalidaddeIngresoalaUCV <text:s/>\</text:p>
      <text:p text:style-name="P14">count <text:s/>190.000000 <text:s text:c="9"/>190.000000 <text:s text:c="15"/>190.000000 <text:s text:c="2"/></text:p>
      <text:p text:style-name="P14">mean <text:s text:c="4"/>0.321053 <text:s text:c="8"/>2010.294737 <text:s text:c="17"/>1.784211 <text:s text:c="2"/></text:p>
      <text:p text:style-name="P14">std <text:s text:c="5"/>0.468114 <text:s text:c="11"/>2.007255 <text:s text:c="17"/>0.965414 <text:s text:c="2"/></text:p>
      <text:p text:style-name="P14">min <text:s text:c="5"/>0.000000 <text:s text:c="8"/>2005.000000 <text:s text:c="17"/>0.000000 <text:s text:c="2"/></text:p>
      <text:p text:style-name="P14">25% <text:s text:c="5"/>0.000000 <text:s text:c="8"/>2009.000000 <text:s text:c="17"/>1.000000 <text:s text:c="2"/></text:p>
      <text:p text:style-name="P14">50% <text:s text:c="5"/>0.000000 <text:s text:c="8"/>2010.000000 <text:s text:c="17"/>1.000000 <text:s text:c="2"/></text:p>
      <text:p text:style-name="P14">75% <text:s text:c="5"/>1.000000 <text:s text:c="8"/>2012.000000 <text:s text:c="17"/>3.000000 <text:s text:c="2"/></text:p>
      <text:p text:style-name="P14">max <text:s text:c="5"/>1.000000 <text:s text:c="8"/>2014.000000 <text:s text:c="17"/>3.000000 <text:s text:c="2"/></text:p>
      <text:p text:style-name="P2"/>
      <text:p text:style-name="P19"/>
      <text:p text:style-name="P19">mode(df['Escuela'] )</text:p>
      <text:p text:style-name="P19">ModeResult(mode=array([0]), count=array([129]))</text:p>
      <text:p text:style-name="P19"/>
      <text:p text:style-name="P21">mode(df['ModalidaddeIngresoalaUCV'] )</text:p>
      <text:p text:style-name="P21">ModeResult(mode=array([1]), count=array([110]))</text:p>
      <text:p text:style-name="P2"/>
      <text:p text:style-name="P20">Podemos observar la <text:span text:style-name="T90">moda</text:span> de estudiantes son de la escuela de <text:span text:style-name="T12">Bioanálisis </text:span><text:span text:style-name="T13">(129 estudiantes)</text:span><text:span text:style-name="T12">. </text:span><text:span text:style-name="T13">La media de año de ingreso fue en el 2010, y la moda de modalidad de ingreso a la UCV es </text:span><text:span text:style-name="T14">por <text:s/></text:span><text:span text:style-name="T12">Prueba Interna y/o propedéutico, </text:span><text:span text:style-name="T14">donde 110 estudiantes ingresaron mediante esta modalidad.</text:span></text:p>
      <text:p text:style-name="P2"/>
      <text:p text:style-name="P31"><text:span text:style-name="T91">5. </text:span><text:span text:style-name="T75">Columna </text:span><text:span text:style-name="T28">Semestre.que.cursa</text:span><text:span text:style-name="T3"> </text:span><text:span text:style-name="T7">y </text:span><text:span text:style-name="T28">Ha.cambiado.usted.de.dirección</text:span><text:span text:style-name="T3">.:</text:span></text:p>
      <text:p text:style-name="P31"/>
      <text:p text:style-name="P22"><text:span text:style-name="T3">La columna <text:s/></text:span><text:span text:style-name="T28">Semestre.que.cursa </text:span><text:span text:style-name="T10">fue </text:span><text:span text:style-name="T11">transformada</text:span><text:span text:style-name="T10"> a </text:span><text:span text:style-name="T11">valores númericos</text:span><text:span text:style-name="T10">. </text:span></text:p>
      <text:p text:style-name="P22"><text:span text:style-name="T25">La columna </text:span><text:span text:style-name="T28">Ha.cambiado.usted.de.dirección</text:span><text:span text:style-name="T25">. </text:span><text:span text:style-name="T8">f</text:span><text:span text:style-name="T26">ue categorizada y </text:span><text:span text:style-name="T11">transformada</text:span><text:span text:style-name="T10"> a </text:span><text:span text:style-name="T11">valores númericos, donde cada uno corresponde al siguiente número: </text:span><text:span text:style-name="T8">'No': 0, 'Si': 1.</text:span></text:p>
      <text:p text:style-name="P35"/>
      <text:p text:style-name="P14"><text:s text:c="7"/>Semestrequecursa <text:s/>Hacambiadousteddedireccion <text:s/></text:p>
      <text:p text:style-name="P14">count <text:s text:c="7"/>190.000000 <text:s text:c="17"/>190.000000 <text:s text:c="2"/></text:p>
      <text:p text:style-name="P14">mean <text:s text:c="10"/>6.236842 <text:s text:c="19"/>0.047368 <text:s text:c="2"/></text:p>
      <text:p text:style-name="P14">std <text:s text:c="11"/>2.223423 <text:s text:c="19"/>0.212987 <text:s text:c="2"/></text:p>
      <text:p text:style-name="P14">min <text:s text:c="11"/>1.000000 <text:s text:c="19"/>0.000000 <text:s text:c="2"/></text:p>
      <text:p text:style-name="P14">25% <text:s text:c="11"/>5.000000 <text:s text:c="19"/>0.000000 <text:s text:c="2"/></text:p>
      <text:p text:style-name="P14">50% <text:s text:c="11"/>6.000000 <text:s text:c="19"/>0.000000 <text:s text:c="2"/></text:p>
      <text:p text:style-name="P14">75% <text:s text:c="11"/>8.000000 <text:s text:c="19"/>0.000000 <text:s text:c="2"/></text:p>
      <text:p text:style-name="P14">max <text:s text:c="10"/>10.000000 <text:s text:c="19"/>1.000000 <text:s text:c="2"/></text:p>
      <text:p text:style-name="P2"/>
      <text:p text:style-name="P22">mode(df['Hacambiadousteddedireccion'] )</text:p>
      <text:p text:style-name="P22">ModeResult(mode=array([0]), count=array([181]))</text:p>
      <text:p text:style-name="P22"/>
      <text:p text:style-name="P22">Podemos observar que la media de estudiantes cursan el 6to semestre, y que la moda es que no han cambiado de dirección (181 estudiantes).</text:p>
      <text:p text:style-name="P22"><text:soft-page-break/></text:p>
      <text:p text:style-name="P31"><text:span text:style-name="T91">6. Columna</text:span><text:span text:style-name="T75"> </text:span><text:span text:style-name="T28">De.ser.afirmativo..indique.el.motivo:</text:span></text:p>
      <text:p text:style-name="P22"/>
      <text:p text:style-name="P124">La columna <text:s/><text:span text:style-name="T28">De.ser.afirmativo..indique.el.motivo </text:span><text:span text:style-name="T15">f</text:span><text:span text:style-name="T26">ue categorizada y </text:span><text:span text:style-name="T11">transformada</text:span><text:span text:style-name="T10"> a </text:span><text:span text:style-name="T11">valores númericos, donde cada uno corresponde al siguiente número: </text:span><text:span text:style-name="T16">'nan': 0,'Situacion de salud de un familiar': 1,'No me llegan correos de ustedes': 3, 'mudanza': 2.</text:span></text:p>
      <text:p text:style-name="P124"/>
      <text:p text:style-name="P122"><text:span text:style-name="T16">E</text:span><text:span text:style-name="T8">sta columna la unifique con <text:s/></text:span><text:span text:style-name="T34">Ha.cambiado.usted.de.dirección, </text:span><text:span text:style-name="T8">ya que no hace falta tener 2 columnas, en una sola se puede tener toda la información.</text:span><text:span text:style-name="T28"> </text:span></text:p>
      <text:p text:style-name="P22"/>
      <text:p text:style-name="P14"><text:s text:c="7"/>Deserafirmativoindiqueelmotivo <text:s/>\</text:p>
      <text:p text:style-name="P14">count <text:s text:c="21"/>190.000000 <text:s text:c="2"/></text:p>
      <text:p text:style-name="P14">mean <text:s text:c="24"/>0.236842 <text:s text:c="2"/></text:p>
      <text:p text:style-name="P14">std <text:s text:c="25"/>1.204801 <text:s text:c="2"/></text:p>
      <text:p text:style-name="P14">min <text:s text:c="25"/>0.000000 <text:s text:c="2"/></text:p>
      <text:p text:style-name="P14">25% <text:s text:c="25"/>0.000000 <text:s text:c="2"/></text:p>
      <text:p text:style-name="P14">50% <text:s text:c="25"/>0.000000 <text:s text:c="2"/></text:p>
      <text:p text:style-name="P14">75% <text:s text:c="25"/>0.000000 <text:s text:c="2"/></text:p>
      <text:p text:style-name="P14">max <text:s text:c="25"/>9.000000 <text:s text:c="2"/></text:p>
      <text:p text:style-name="P2"/>
      <text:p text:style-name="P43">mode(respondieron['Deserafirmativoindiqueelmotivo'])</text:p>
      <text:p text:style-name="P43">ModeResult(mode=array([2]), count=array([5]))</text:p>
      <text:p text:style-name="P43"/>
      <text:p text:style-name="P44">Podemos observar que la moda delas personas que cambiaron de dirección es por mudanza.</text:p>
      <text:p text:style-name="P2"/>
      <text:p text:style-name="P32"><text:span text:style-name="T92">7. Columna</text:span><text:span text:style-name="T77"> </text:span><text:span text:style-name="T28">Número.de.materias.inscritas.en.el.semestre.o.año.anterior:</text:span></text:p>
      <text:p text:style-name="P32"/>
      <text:p text:style-name="P23"><text:span text:style-name="T25">La columna <text:s/></text:span><text:span text:style-name="T28">Número.de.materias.inscritas.en.el.semestre.o.año.anterior </text:span><text:span text:style-name="T10">fue </text:span><text:span text:style-name="T11">transformada</text:span><text:span text:style-name="T10"> a </text:span><text:span text:style-name="T11">valores númericos</text:span><text:span text:style-name="T10">. </text:span></text:p>
      <text:p text:style-name="P36"/>
      <text:p text:style-name="P44"><text:s text:c="2"/>Numerodemateriasinscritasenelsemestreoanoanterior <text:s/>\</text:p>
      <text:p text:style-name="P44">count <text:s text:c="40"/>190.000000 <text:s text:c="2"/></text:p>
      <text:p text:style-name="P44">mean <text:s text:c="43"/>3.889474 <text:s text:c="2"/></text:p>
      <text:p text:style-name="P44">std <text:s text:c="44"/>1.826725 <text:s text:c="2"/></text:p>
      <text:p text:style-name="P44">min <text:s text:c="44"/>0.000000 <text:s text:c="2"/></text:p>
      <text:p text:style-name="P44">25% <text:s text:c="44"/>3.000000 <text:s text:c="2"/></text:p>
      <text:p text:style-name="P44">50% <text:s text:c="44"/>4.000000 <text:s text:c="2"/></text:p>
      <text:p text:style-name="P44">75% <text:s text:c="44"/>5.000000 <text:s text:c="2"/></text:p>
      <text:p text:style-name="P44">max <text:s text:c="43"/>15.000000 <text:s text:c="2"/></text:p>
      <text:p text:style-name="P44"/>
      <text:p text:style-name="P45">Podemos observar que la media de materias inscritas por los estudiantes es entre 3 y 4 materias.</text:p>
      <text:p text:style-name="P126">Esta columna fue eliminada porque es redundante, ya que la suma de las materias aprobadas, reprobadas y aprobadas, es igual a los valores de esta columna.</text:p>
      <text:p text:style-name="P45"/>
      <text:p text:style-name="P46"><text:span text:style-name="T94">8. <text:s/>Columna </text:span><text:span text:style-name="T28">Número.de.materias.aprobadas.en.el.semestre.o.año.anterior:</text:span></text:p>
      <text:p text:style-name="P45"/>
      <text:p text:style-name="P24"><text:span text:style-name="T25">La columna </text:span><text:span text:style-name="T28">Número.de.materias.aprobadas.en.el.semestre.o.año.anterior</text:span><text:span text:style-name="T10">fue </text:span><text:span text:style-name="T11">transformada</text:span><text:span text:style-name="T10"> a </text:span><text:span text:style-name="T11">valores númericos</text:span><text:span text:style-name="T10">. </text:span></text:p>
      <text:p text:style-name="P37"/>
      <text:p text:style-name="P44"><text:soft-page-break/><text:s text:c="7"/>Numerodemateriaaprobadasenelsemestreoanoanterior <text:s/>\</text:p>
      <text:p text:style-name="P44">count <text:s text:c="39"/>190.000000 <text:s text:c="2"/></text:p>
      <text:p text:style-name="P44">mean <text:s text:c="42"/>3.310526 <text:s text:c="2"/></text:p>
      <text:p text:style-name="P44">std <text:s text:c="43"/>1.537329 <text:s text:c="2"/></text:p>
      <text:p text:style-name="P44">min <text:s text:c="43"/>0.000000 <text:s text:c="2"/></text:p>
      <text:p text:style-name="P44">25% <text:s text:c="43"/>2.000000 <text:s text:c="2"/></text:p>
      <text:p text:style-name="P44">50% <text:s text:c="43"/>4.000000 <text:s text:c="2"/></text:p>
      <text:p text:style-name="P44">75% <text:s text:c="43"/>4.000000 <text:s text:c="2"/></text:p>
      <text:p text:style-name="P44">max <text:s text:c="42"/>10.000000 <text:s text:c="2"/></text:p>
      <text:p text:style-name="P44"/>
      <text:p text:style-name="P47">Podemos observar que la media de los estudiantes es aprobar 3 materias.</text:p>
      <text:p text:style-name="P47"/>
      <text:p text:style-name="P49"><text:span text:style-name="T95">9. <text:s/>Columna</text:span><text:span text:style-name="T78"> </text:span><text:span text:style-name="T28">Número.de.materias.retiradas.en.el.semestre.o.año.anterior:</text:span></text:p>
      <text:p text:style-name="P47"/>
      <text:p text:style-name="P24"><text:span text:style-name="T25">La columna </text:span><text:span text:style-name="T28">Número.de.materias.retiradas.en.el.semestre.o.año.anterior <text:s/></text:span><text:span text:style-name="T23">f</text:span><text:span text:style-name="T10">ue </text:span><text:span text:style-name="T11">transformada</text:span><text:span text:style-name="T10"> a </text:span><text:span text:style-name="T11">valores númericos</text:span><text:span text:style-name="T10">. </text:span></text:p>
      <text:p text:style-name="P37"/>
      <text:p text:style-name="P44"><text:s text:c="7"/>Numerodemateriasretiradasenelsemestreoanoanterior <text:s/>\</text:p>
      <text:p text:style-name="P44">count <text:s text:c="40"/>190.000000 <text:s text:c="2"/></text:p>
      <text:p text:style-name="P44">mean <text:s text:c="43"/>0.215789 <text:s text:c="2"/></text:p>
      <text:p text:style-name="P44">std <text:s text:c="44"/>0.903118 <text:s text:c="2"/></text:p>
      <text:p text:style-name="P44">min <text:s text:c="44"/>0.000000 <text:s text:c="2"/></text:p>
      <text:p text:style-name="P44">25% <text:s text:c="44"/>0.000000 <text:s text:c="2"/></text:p>
      <text:p text:style-name="P44">50% <text:s text:c="44"/>0.000000 <text:s text:c="2"/></text:p>
      <text:p text:style-name="P44">75% <text:s text:c="44"/>0.000000 <text:s text:c="2"/></text:p>
      <text:p text:style-name="P44">max <text:s text:c="43"/>10.000000 <text:s text:c="2"/></text:p>
      <text:p text:style-name="P44"/>
      <text:p text:style-name="P47">Podemos observar que la media de los estudiantes es no retirar materias.</text:p>
      <text:p text:style-name="P47"/>
      <text:p text:style-name="P50"><text:span text:style-name="T96">10. Columna</text:span><text:span text:style-name="T78"> </text:span><text:span text:style-name="T28">Número.de.materias.reprobadas.en.el.semestre.o.año.anterior:</text:span></text:p>
      <text:p text:style-name="P42"/>
      <text:p text:style-name="P25"><text:span text:style-name="T25">La columna </text:span><text:span text:style-name="T28">Número.de.materias.reprobadas.en.el.semestre.o.año.anterior <text:s/></text:span><text:span text:style-name="T23">f</text:span><text:span text:style-name="T10">ue </text:span><text:span text:style-name="T11">transformada</text:span><text:span text:style-name="T10"> a </text:span><text:span text:style-name="T11">valores númericos</text:span><text:span text:style-name="T10">. </text:span></text:p>
      <text:p text:style-name="P38"/>
      <text:p text:style-name="P44"><text:s text:c="7"/>Numerodemateriasreprobadasenelsemestreoanoanterior <text:s/>\</text:p>
      <text:p text:style-name="P44">count <text:s text:c="40"/>190.000000 <text:s text:c="3"/></text:p>
      <text:p text:style-name="P44">mean <text:s text:c="43"/>0.363158 <text:s text:c="3"/></text:p>
      <text:p text:style-name="P44">std <text:s text:c="44"/>0.809801 <text:s text:c="3"/></text:p>
      <text:p text:style-name="P44">min <text:s text:c="44"/>0.000000 <text:s text:c="3"/></text:p>
      <text:p text:style-name="P44">25% <text:s text:c="44"/>0.000000 <text:s text:c="3"/></text:p>
      <text:p text:style-name="P44">50% <text:s text:c="44"/>0.000000 <text:s text:c="3"/></text:p>
      <text:p text:style-name="P44">75% <text:s text:c="44"/>0.000000 <text:s text:c="3"/></text:p>
      <text:p text:style-name="P44">max <text:s text:c="44"/>5.000000 <text:s text:c="3"/></text:p>
      <text:p text:style-name="P44"/>
      <text:p text:style-name="P48">Podemos observar que la media de los estudiantes es <text:s/><text:span text:style-name="T96">reprobar 0</text:span> materias.</text:p>
      <text:p text:style-name="P44"/>
      <text:p text:style-name="P52"><text:span text:style-name="T97">11. <text:s/>Columna </text:span><text:span text:style-name="T28">Promedio.ponderado.aprobado </text:span><text:span text:style-name="T17">y </text:span><text:span text:style-name="T31">Eficiencia</text:span><text:span text:style-name="T28">:</text:span></text:p>
      <text:p text:style-name="P51"/>
      <text:p text:style-name="P26"><text:span text:style-name="T25">La</text:span><text:span text:style-name="T27">s </text:span><text:span text:style-name="T25">columna</text:span><text:span text:style-name="T27">s</text:span><text:span text:style-name="T25"> </text:span><text:span text:style-name="T28">Promedio.ponderado.aprobado </text:span><text:span text:style-name="T17">y </text:span><text:span text:style-name="T31">Eficiencia</text:span><text:span text:style-name="T28"> <text:s/></text:span><text:span text:style-name="T23">f</text:span><text:span text:style-name="T10">ue</text:span><text:span text:style-name="T17">ron</text:span><text:span text:style-name="T10"> </text:span><text:span text:style-name="T11">transformada</text:span><text:span text:style-name="T17">s</text:span><text:span text:style-name="T10"> a </text:span><text:span text:style-name="T11">valores </text:span><text:span text:style-name="T17">flotantes</text:span><text:span text:style-name="T10">. </text:span></text:p>
      <text:p text:style-name="P51"><text:soft-page-break/></text:p>
      <text:p text:style-name="P44"><text:s text:c="7"/>Promedioponderadoaprobado <text:s/>Eficiencia <text:s/>\</text:p>
      <text:p text:style-name="P44">count <text:s text:c="16"/>190.000000 <text:s/>190.000000 <text:s text:c="2"/></text:p>
      <text:p text:style-name="P44">mean <text:s text:c="18"/>13.580000 <text:s text:c="3"/>0.852737 <text:s text:c="2"/></text:p>
      <text:p text:style-name="P44">std <text:s text:c="20"/>1.759475 <text:s text:c="3"/>0.228496 <text:s text:c="2"/></text:p>
      <text:p text:style-name="P44">min <text:s text:c="20"/>0.600000 <text:s text:c="3"/>0.100000 <text:s text:c="2"/></text:p>
      <text:p text:style-name="P44">25% <text:s text:c="19"/>12.670000 <text:s text:c="3"/>0.800000 <text:s text:c="2"/></text:p>
      <text:p text:style-name="P44">50% <text:s text:c="19"/>13.580000 <text:s text:c="3"/>0.960000 <text:s text:c="2"/></text:p>
      <text:p text:style-name="P44">75% <text:s text:c="19"/>14.587500 <text:s text:c="3"/>1.000000 <text:s text:c="2"/></text:p>
      <text:p text:style-name="P44">max <text:s text:c="19"/>17.220000 <text:s text:c="3"/>1.000000 <text:s text:c="2"/></text:p>
      <text:p text:style-name="P44"/>
      <text:p text:style-name="P53">Podemos observar que la media de promedio de los estudiantes es 13,5 y la eficiencia 0,85.</text:p>
      <text:p text:style-name="P53"/>
      <text:p text:style-name="P55"><text:span text:style-name="T98">12. Columna</text:span><text:span text:style-name="T76"> </text:span><text:span text:style-name="T28">Si.reprobó.una.o.más.materias.indique.el.motivo:</text:span></text:p>
      <text:p text:style-name="P55"/>
      <text:p text:style-name="P9"><text:span text:style-name="T35">Las columnas </text:span><text:span text:style-name="T28">Si.reprobó.una.o.más.materias.indique.el.motivo </text:span><text:span text:style-name="T35">f</text:span><text:span text:style-name="T40">ue categorizada y </text:span><text:span text:style-name="T38">transformada</text:span><text:span text:style-name="T39"> a </text:span><text:span text:style-name="T38">valores númericos, donde cada uno corresponde al siguiente número:</text:span><text:span text:style-name="T35"> (1, 'Elevada carga horaria'), (2, 'Falta de tiempo para asistir a clases'), (3, 'Falta de tiempo para estudiar, Elevada carga horaria, Mala distribuci\xc3\xb3n del tiempo'), (4, 'Falta de tiempo para estudiar, Mala distribuci\xc3\xb3n del tiempo, Lejan\xc3\xada entre la residencia y la universidad'), (5, 'Lejan\xc3\xada entre la residencia y la universidad'), (6, 'Mala distribuci\xc3\xb3n del tiempo'), (7, 'Mala distribuci\xc3\xb3n del tiempo, Lejan\xc3\xada entre la residencia y la universidad'), (8, 'Mala distribuci\xc3\xb3n del tiempo, me costaron esas materias'), (9, 'Problemas con el/la docente, Lejan\xc3\xada entre la residencia y la universidad'), (10, 'Problemas de adaptaci\xc3\xb3n de la UCV'), (11, 'Problemas de salud'), (12, 'Problemas de salud, Deficientes h\xc3\xa1bitos de estudios, Elevada carga horaria'), (13, 'Problemas de salud, enfermedad'), (14, 'Problemas econ\xc3\xb3micos'), (15, 'Problemas econ\xc3\xb3micos, Problemas de salud'), (16, 'Problemas familiares'), (17, 'Problemas familiares, Deficiente formaci\xc3\xb3n del bachillerato'), (18, 'Problemas familiares, Mala distribuci\xc3\xb3n del tiempo'), (19, 'Problemas familiares, Problemas econ\xc3\xb3micos, Falta de tiempo para estudiar, Deficientes h\xc3\xa1bitos de estudios'), (20, 'Problemas familiares, Problemas econ\xc3\xb3micos, Falta de tiempo para estudiar, Elevada carga horaria, Mala distribuci\xc3\xb3n del tiempo, Lejan\xc3\xada entre la residencia y la universidad'), (21, 'Problemas familiares, Problemas econ\xc3\xb3micos, Problemas de salud, Problemas vocacionales, Falta de tiempo para asistir a clases, Falta de tiempo para estudiar, Deficientes h\xc3\xa1bitos de estudios'), (22, 'Problemas personales'), (23, 'Problemas personales, Deficientes h\xc3\xa1bitos de estudios'), (24, 'Problemas personales, Deficientes h\xc3\xa1bitos de estudios, Deficiente formaci\xc3\xb3n del bachillerato, Mala distribuci\xc3\xb3n del tiempo'), (25, 'Problemas personales, Falta de tiempo para estudiar'), (26, 'Problemas personales, Falta de tiempo para estudiar, Elevada carga horaria, Mala distribuci\xc3\xb3n del tiempo'), (27, 'Problemas personales, Mala distribuci\xc3\xb3n del tiempo'), (28, 'Problemas personales, Problemas con el/la docente'), (29, 'Problemas personales, Problemas econ\xc3\xb3micos'), (30, 'Problemas personales, Problemas econ\xc3\xb3micos, Problemas de salud, Mala distribuci\xc3\xb3n del tiempo, Problemas con el/la docente'), (31, 'Problemas personales, Problemas familiares, Falta de tiempo para estudiar'), (32, 'Problemas personales, Problemas familiares, Problemas econ\xc3\xb3micos, Problemas de salud, Falta de tiempo para asistir a clases'), (33, 'Problemas vocacionales, Deficiente formaci\xc3\xb3n del bachillerato, Mala distribuci\xc3\xb3n del tiempo'), (34, 'no eh reprobado materias').</text:span></text:p>
      <text:p text:style-name="P54"/>
      <text:p text:style-name="P44"><text:s text:c="7"/>Sireprobounaomasmateriasindiqueelmotivo <text:s/>\</text:p>
      <text:p text:style-name="P44">count <text:s text:c="30"/>190.000000 <text:s text:c="2"/></text:p>
      <text:p text:style-name="P44">mean <text:s text:c="33"/>3.536842 <text:s text:c="2"/></text:p>
      <text:p text:style-name="P44"><text:soft-page-break/>std <text:s text:c="34"/>8.094430 <text:s text:c="2"/></text:p>
      <text:p text:style-name="P44">min <text:s text:c="34"/>0.000000 <text:s text:c="2"/></text:p>
      <text:p text:style-name="P44">25% <text:s text:c="34"/>0.000000 <text:s text:c="2"/></text:p>
      <text:p text:style-name="P44">50% <text:s text:c="34"/>0.000000 <text:s text:c="2"/></text:p>
      <text:p text:style-name="P44">75% <text:s text:c="34"/>0.000000 <text:s text:c="2"/></text:p>
      <text:p text:style-name="P44">max <text:s text:c="33"/>34.000000 <text:s text:c="2"/></text:p>
      <text:p text:style-name="P44"/>
      <text:p text:style-name="P56">mode(df['Sireprobounaomasmateriasindiqueelmotivo'])</text:p>
      <text:p text:style-name="P56">ModeResult(mode=array([0]), count=array([148]))</text:p>
      <text:p text:style-name="P56"/>
      <text:p text:style-name="P57">Podemos observar que la moda por la cual los estudiantes reprobaron materias, fue por problemas económicos.</text:p>
      <text:p text:style-name="P57"/>
      <text:p text:style-name="P58"><text:span text:style-name="T99">13. Columna</text:span><text:span text:style-name="T79"> </text:span><text:span text:style-name="T28">Número.de.materias.inscritas.en.el.semestre.en.curso:</text:span></text:p>
      <text:p text:style-name="P57"><text:s/></text:p>
      <text:p text:style-name="P59">La columna <text:s/><text:span text:style-name="T28">Número.de.materias.inscritas.en.el.semestre.en.curso </text:span><text:span text:style-name="T23">f</text:span><text:span text:style-name="T10">ue </text:span><text:span text:style-name="T11">transformada</text:span><text:span text:style-name="T10"> a </text:span><text:span text:style-name="T11">valores númericos</text:span><text:span text:style-name="T10">. </text:span></text:p>
      <text:p text:style-name="P59"/>
      <text:p text:style-name="P44"><text:s text:c="7"/>Numerodemateriasinscritasenelsemestreencurso <text:s/>\</text:p>
      <text:p text:style-name="P44">count <text:s text:c="35"/>190.000000 <text:s text:c="2"/></text:p>
      <text:p text:style-name="P44">mean <text:s text:c="38"/>3.510526 <text:s text:c="2"/></text:p>
      <text:p text:style-name="P44">std <text:s text:c="39"/>1.612581 <text:s text:c="2"/></text:p>
      <text:p text:style-name="P44">min <text:s text:c="39"/>1.000000 <text:s text:c="2"/></text:p>
      <text:p text:style-name="P44">25% <text:s text:c="39"/>2.000000 <text:s text:c="2"/></text:p>
      <text:p text:style-name="P44">50% <text:s text:c="39"/>4.000000 <text:s text:c="2"/></text:p>
      <text:p text:style-name="P44">75% <text:s text:c="39"/>5.000000 <text:s text:c="2"/></text:p>
      <text:p text:style-name="P44">max <text:s text:c="39"/>7.000000 <text:s text:c="2"/></text:p>
      <text:p text:style-name="P44"/>
      <text:p text:style-name="P59">Podemos observar que la media de materias inscritas es 3 y 4 materias,</text:p>
      <text:p text:style-name="P44"/>
      <text:p text:style-name="P58"><text:span text:style-name="T99">14. Columna</text:span><text:span text:style-name="T79"> </text:span><text:span text:style-name="T28">X.Estás.realizado.tesis...trabajo.de.grado.o.pasantías.de.grado.:</text:span></text:p>
      <text:p text:style-name="P59"/>
      <text:p text:style-name="P27"><text:span text:style-name="T25">La columna </text:span><text:span text:style-name="T28">X.Estás.realizado.tesis...trabajo.de.grado.o.pasantías.de.grado. </text:span><text:span text:style-name="T8">f</text:span><text:span text:style-name="T26">ue categorizada y </text:span><text:span text:style-name="T11">transformada</text:span><text:span text:style-name="T10"> a </text:span><text:span text:style-name="T11">valores númericos, donde cada uno corresponde al siguiente número: </text:span><text:span text:style-name="T8">'No': 0, 'Si': 1.</text:span></text:p>
      <text:p text:style-name="P40"/>
      <text:p text:style-name="P44"><text:s text:c="7"/>Seencuentrarealizandotesisopasantiasdegrado <text:s/>\</text:p>
      <text:p text:style-name="P44">count <text:s text:c="34"/>190.000000 <text:s text:c="2"/></text:p>
      <text:p text:style-name="P44">mean <text:s text:c="37"/>0.252632 <text:s text:c="2"/></text:p>
      <text:p text:style-name="P44">std <text:s text:c="38"/>0.435669 <text:s text:c="2"/></text:p>
      <text:p text:style-name="P44">min <text:s text:c="38"/>0.000000 <text:s text:c="2"/></text:p>
      <text:p text:style-name="P44">25% <text:s text:c="38"/>0.000000 <text:s text:c="2"/></text:p>
      <text:p text:style-name="P44">50% <text:s text:c="38"/>0.000000 <text:s text:c="2"/></text:p>
      <text:p text:style-name="P44">75% <text:s text:c="38"/>0.750000 <text:s text:c="2"/></text:p>
      <text:p text:style-name="P44">max <text:s text:c="38"/>1.000000 <text:s text:c="2"/></text:p>
      <text:p text:style-name="P44"/>
      <text:p text:style-name="P44"/>
      <text:p text:style-name="P62"><text:span text:style-name="T100">15. <text:s/>Columna </text:span><text:span text:style-name="T28">Tesis...trabajo.de.grado.o.pasantías.de.grado:</text:span></text:p>
      <text:p text:style-name="P61"/>
      <text:p text:style-name="P60">La columna <text:s/><text:span text:style-name="T28">Tesis...trabajo.de.grado.o.pasantías.de.grado </text:span><text:span text:style-name="T23">f</text:span><text:span text:style-name="T10">ue </text:span><text:span text:style-name="T11">transformada</text:span><text:span text:style-name="T10"> a </text:span><text:span text:style-name="T11">valores númericos</text:span><text:span text:style-name="T10">. </text:span></text:p>
      <text:p text:style-name="P39"><text:soft-page-break/></text:p>
      <text:p text:style-name="P44"><text:s text:c="7"/>Cantidaddevecesqueharealizadotesisopasantiasdegrado <text:s/>\</text:p>
      <text:p text:style-name="P44">count <text:s text:c="40"/>190.000000 <text:s text:c="4"/></text:p>
      <text:p text:style-name="P44">mean <text:s text:c="43"/>0.368421 <text:s text:c="4"/></text:p>
      <text:p text:style-name="P44">std <text:s text:c="44"/>0.735389 <text:s text:c="4"/></text:p>
      <text:p text:style-name="P44">min <text:s text:c="44"/>0.000000 <text:s text:c="4"/></text:p>
      <text:p text:style-name="P44">25% <text:s text:c="44"/>0.000000 <text:s text:c="4"/></text:p>
      <text:p text:style-name="P44">50% <text:s text:c="44"/>0.000000 <text:s text:c="4"/></text:p>
      <text:p text:style-name="P44">75% <text:s text:c="44"/>1.000000 <text:s text:c="4"/></text:p>
      <text:p text:style-name="P44">max <text:s text:c="44"/>3.000000 <text:s text:c="2"/></text:p>
      <text:p text:style-name="P44"/>
      <text:p text:style-name="P63">Donde podemos observar que la media de los estudiantes no ha realizado ninguna de estas actividades.</text:p>
      <text:p text:style-name="P127">Esta columna fue unificada con <text:span text:style-name="T28">X.Estás.realizado.tesis...trabajo.de.grado.o.pasantías.de.grado., </text:span><text:span text:style-name="T8"><text:s/>ya que toda esta información puede estar en una sola columna.</text:span></text:p>
      <text:p text:style-name="P44"/>
      <text:p text:style-name="P64"><text:span text:style-name="T100">16. <text:s/>Columna </text:span><text:span text:style-name="T84">Procedencia </text:span><text:span text:style-name="T85">y </text:span><text:span text:style-name="T28">Lugar.donde.reside.mientras.estudia.en.el.Universidad:</text:span></text:p>
      <text:p text:style-name="P64"/>
      <text:p text:style-name="P28"><text:span text:style-name="T25">La columna </text:span><text:span text:style-name="T30">Procedencia</text:span><text:span text:style-name="T28"> </text:span><text:span text:style-name="T8">f</text:span><text:span text:style-name="T26">ue categorizada y </text:span><text:span text:style-name="T11">transformada</text:span><text:span text:style-name="T10"> a </text:span><text:span text:style-name="T11">valores númericos, donde cada uno corresponde al siguiente número: </text:span><text:span text:style-name="T18">'Municipio Sucre':0,'Guarenas - Guatire': 1, 'Municipio Libertador Caracas': 2, 'Aragua': 3,'Municipio Baruta': 4, 'Valles del Tuy': 5, 'Altos Mirandinos': 6,'Apure': 7, 'Municipio El Hatillo': 8, 'Municipio Chacao': 9,'Táchira': 10, 'Vargas':11, 'Monagas': 12, 'Portuguesa':13, 'Nueva Esparta': 14, 'Trujillo':15, 'Bolívar': 16, 'Barinas':17, 'Sucre': 18, 'Barlovento': 19, 'Anzoategui':20, 'Mérida': 21, 'Delta Amacuro': 22, 'Lara':23, 'Yaracuy': 24, 'Guárico': 25.</text:span></text:p>
      <text:p text:style-name="P28"/>
      <text:p text:style-name="P41"/>
      <text:p text:style-name="P28"><text:span text:style-name="T26">La columna </text:span><text:span text:style-name="T32">Lugar.donde.reside.mientras.estudia.en.el.Universidad </text:span><text:span text:style-name="T11">f</text:span><text:span text:style-name="T26">ue categorizada y </text:span><text:span text:style-name="T11">transformada</text:span><text:span text:style-name="T10"> a </text:span><text:span text:style-name="T11">valores númericos, donde cada uno corresponde al siguiente número: </text:span><text:span text:style-name="T18">'Municipio Sucre':0,'Guarenas - Guatire': 1, 'Municipio Libertador Caracas': 2, 'Aragua': 3,'Municipio Baruta': 4, 'Valles del Tuy': 5, 'Altos Mirandinos': 6,'Apure': 7, 'Municipio El Hatillo': 8, 'Municipio Chacao': 9,'Táchira': 10, 'Vargas':11, 'Monagas': 12, 'Portuguesa':13, 'Nueva Esparta': 14, 'Trujillo':15, 'Bolívar': 16, 'Barinas':17, 'Sucre': 18, 'Barlovento': 19, 'Anzoategui':20, 'Mérida': 21, 'Delta Amacuro': 22, 'Lara':23, 'Yaracuy': 24, 'Guárico': 25.</text:span></text:p>
      <text:p text:style-name="P64"/>
      <text:p text:style-name="P63"><text:s/><text:tab/><text:tab/>Procedencia <text:s/>LugardonderesidemientrasestudiaenlaUniversidad <text:s/>\</text:p>
      <text:p text:style-name="P63">count <text:s text:c="2"/>190.000000 <text:s text:c="37"/>190.000000 <text:s text:c="2"/></text:p>
      <text:p text:style-name="P63">mean <text:s text:c="5"/>4.926316 <text:s text:c="39"/>2.926316 <text:s text:c="2"/></text:p>
      <text:p text:style-name="P63">std <text:s text:c="6"/>5.809574 <text:s text:c="39"/>2.804917 <text:s text:c="2"/></text:p>
      <text:p text:style-name="P63">min <text:s text:c="6"/>0.000000 <text:s text:c="39"/>0.000000 <text:s text:c="2"/></text:p>
      <text:p text:style-name="P63">25% <text:s text:c="6"/>2.000000 <text:s text:c="39"/>2.000000 <text:s text:c="2"/></text:p>
      <text:p text:style-name="P63">50% <text:s text:c="6"/>2.000000 <text:s text:c="39"/>2.000000 <text:s text:c="2"/></text:p>
      <text:p text:style-name="P63">75% <text:s text:c="6"/>6.000000 <text:s text:c="39"/>4.000000 <text:s text:c="2"/></text:p>
      <text:p text:style-name="P63">max <text:s text:c="5"/>25.000000 <text:s text:c="38"/>19.000000 <text:s text:c="2"/></text:p>
      <text:p text:style-name="P63"/>
      <text:p text:style-name="P65">mode(df['Procedencia'])</text:p>
      <text:p text:style-name="P65">ModeResult(mode=array([2]), count=array([73]))</text:p>
      <text:p text:style-name="P65"/>
      <text:p text:style-name="P67">mode(df['LugardonderesidemientrasestudiaenlaUniversidad']) </text:p>
      <text:p text:style-name="P67">ModeResult(mode=array([2]), count=array([90]))</text:p>
      <text:p text:style-name="P67"/>
      <text:p text:style-name="P66"><text:soft-page-break/>Podemos observar <text:span text:style-name="T101">que la moda, es que los estudiantes proceden del </text:span><text:span text:style-name="T18">Municipio Libertador Caracas </text:span><text:span text:style-name="T19">y el lugar donde residen mientras estudian en la universidad es el </text:span><text:span text:style-name="T18">Municipio Libertador Caracas.</text:span></text:p>
      <text:p text:style-name="P66"/>
      <text:p text:style-name="P68"><text:span text:style-name="T18">1</text:span><text:span text:style-name="T19">7. </text:span><text:span text:style-name="T20">Columna </text:span><text:span text:style-name="T28">Personas.con.las.cuales.usted.vive..mientras.estudia.en.la.universidad.:</text:span></text:p>
      <text:p text:style-name="P67"/>
      <text:p text:style-name="P29"><text:span text:style-name="T26">La columna </text:span><text:span text:style-name="T32">Personas.con.las.cuales.usted.vive..mientras.estudia.en.la.universidad. </text:span><text:span text:style-name="T11">f</text:span><text:span text:style-name="T26">ue categorizada y </text:span><text:span text:style-name="T11">transformada</text:span><text:span text:style-name="T10"> a </text:span><text:span text:style-name="T11">valores númericos, donde cada uno corresponde al siguiente número: </text:span><text:span text:style-name="T20">residencia estudiantil':0, 'recidencia':0, 'residencia':0,'Residencia':0,'Esposo (a) Hijos (as) ': 1,'Esposo (a) Hijos (as)\xc2\xa0': 1, 'Familiares paternos': 2, 'Madre': 3,'Familiares maternos': 4, 'Ambos padres': 5, 'Mi Mamá y mi hijo ': 6,'Padre': 7, 'Amigos': 8, 'madre y su esposo,abuela,y mi esposo': 9,'hermana': 10, 'Hermana': 10, 'dos hermanos':11, 'OTROS INQUILINOS': 12, 'hermanas':13, 'madre y hermana': 14, 'madre y hermanos':15, 'Madre y Hermanos':15, 'prima': 16, 'madrina':17, 'sola': 18, 'Mamá y Abuela': 19, 'madre,hermano e hijo':20, 'Madre, Hermano y Sobrina': 21, 'hermano, hermana y mi hijo': 22, 'compañeros de habitacion alquilada':23, 'Padres, hermana y abuelos maternos': 24, 'Madre, Hermana, Abuela': 25, 'abuela': 26, 'Dueños del apartamento donde alquilo la habitacion': 27, 'ambos padres y dos hermanis':28, 'Solo': 29, 'hermano':30, 'dueña del apartamento': 31, 'Madre y hermano': 32.</text:span></text:p>
      <text:p text:style-name="P29"/>
      <text:p text:style-name="P63"><text:s text:c="7"/>Personasconlascualesustedvivemientrasestudiaenlauniversidad <text:s/>\</text:p>
      <text:p text:style-name="P63">count <text:s text:c="40"/>190.000000 <text:s text:c="12"/></text:p>
      <text:p text:style-name="P63">mean <text:s text:c="43"/>6.284211 <text:s text:c="12"/></text:p>
      <text:p text:style-name="P63">std <text:s text:c="44"/>6.365687 <text:s text:c="12"/></text:p>
      <text:p text:style-name="P63">min <text:s text:c="44"/>0.000000 <text:s text:c="12"/></text:p>
      <text:p text:style-name="P63">25% <text:s text:c="44"/>3.000000 <text:s text:c="12"/></text:p>
      <text:p text:style-name="P63">50% <text:s text:c="44"/>5.000000 <text:s text:c="12"/></text:p>
      <text:p text:style-name="P63">75% <text:s text:c="44"/>5.000000 <text:s text:c="12"/></text:p>
      <text:p text:style-name="P63">max <text:s text:c="43"/>32.000000 <text:s text:c="12"/></text:p>
      <text:p text:style-name="P63"/>
      <text:p text:style-name="P63"/>
      <text:p text:style-name="P69">mode(df['Personasconlascualesustedvivemientrasestudiaenlauniversidad']) </text:p>
      <text:p text:style-name="P69">ModeResult(mode=array([3]), count=array([60]))</text:p>
      <text:p text:style-name="P69"/>
      <text:p text:style-name="P69">Podemos observar que la moda es que los estudiantes viven con su madre mientras estudian en la universidad.</text:p>
      <text:p text:style-name="P69"/>
      <text:p text:style-name="P71"><text:span text:style-name="T102">18. Columna</text:span><text:span text:style-name="T80"> </text:span><text:span text:style-name="T28">Tipo.de.vivienda.donde.reside.mientras.estudia.en.la.universidad:</text:span></text:p>
      <text:p text:style-name="P70"/>
      <text:p text:style-name="P72">La columna <text:s/><text:span text:style-name="T28">Tipo.de.vivienda.donde.reside.mientras.estudia.en.la.universidad </text:span><text:span text:style-name="T11">f</text:span><text:span text:style-name="T26">ue categorizada y </text:span><text:span text:style-name="T11">transformada</text:span><text:span text:style-name="T10"> a </text:span><text:span text:style-name="T11">valores númericos, donde cada uno corresponde al siguiente número: </text:span><text:span text:style-name="T8">'Quinta o casa quinta':0, 'Apartamento en edifico': 1, 'Casa en barrio urbano': 2, 'Habitación alquilada': 3,'Casa de vecindad': 4, 'Residencia estudiantil': 5, 'Apartamento en quinta - casa quinta o casa': 6,'conserjería ': 7, 'Casa en barrio rural': 8, 'Casa de vecindad': 9,'casa': 10.</text:span></text:p>
      <text:p text:style-name="P72"/>
      <text:p text:style-name="P63"><text:s text:c="7"/><text:tab/><text:tab/><text:tab/>Tipodeviviendadonderesidemientrasestudiaenlauniversidad <text:s/>\</text:p>
      <text:p text:style-name="P63">count <text:s text:c="40"/>190.000000 <text:s text:c="8"/></text:p>
      <text:p text:style-name="P63">mean <text:s text:c="43"/>2.205263 <text:s text:c="8"/></text:p>
      <text:p text:style-name="P63">std <text:s text:c="44"/>2.183385 <text:s text:c="8"/></text:p>
      <text:p text:style-name="P63">min <text:s text:c="44"/>0.000000 <text:s text:c="8"/></text:p>
      <text:p text:style-name="P63">25% <text:s text:c="44"/>1.000000 <text:s text:c="8"/></text:p>
      <text:p text:style-name="P63">50% <text:s text:c="44"/>1.000000 <text:s text:c="8"/></text:p>
      <text:p text:style-name="P63"><text:soft-page-break/>75% <text:s text:c="44"/>2.000000 <text:s text:c="8"/></text:p>
      <text:p text:style-name="P63">max <text:s text:c="43"/>10.000000 <text:s text:c="8"/></text:p>
      <text:p text:style-name="P63"/>
      <text:p text:style-name="P74">mode(df['Tipodeviviendadonderesidemientrasestudiaenlauniversidad']) </text:p>
      <text:p text:style-name="P74">ModeResult(mode=array([1]), count=array([85]))</text:p>
      <text:p text:style-name="P74"/>
      <text:p text:style-name="P74">Podemos observar que la moda es que los estudiantes vivan en apartamentos en edificios.</text:p>
      <text:p text:style-name="P74"/>
      <text:p text:style-name="P76"><text:span text:style-name="T103">19. <text:s/>Columna </text:span><text:span text:style-name="T28">En.caso.de.vivir.en.habitación.alquilada.o.residencia.estudiantil..indique.el.monto.mensual:</text:span></text:p>
      <text:p text:style-name="P63"/>
      <text:p text:style-name="P63"><text:s text:c="7"/>Encasodevivirenhabitacionalquiladaoresidenciaestudiantilindiqueelmontomensual <text:s/>\</text:p>
      <text:p text:style-name="P63">count <text:s text:c="40"/>190.000000 <text:s text:c="30"/></text:p>
      <text:p text:style-name="P63">mean <text:s text:c="41"/>384.973684 <text:s text:c="30"/></text:p>
      <text:p text:style-name="P63">std <text:s text:c="41"/>1164.331279 <text:s text:c="30"/></text:p>
      <text:p text:style-name="P63">min <text:s text:c="44"/>0.000000 <text:s text:c="30"/></text:p>
      <text:p text:style-name="P63">25% <text:s text:c="44"/>0.000000 <text:s text:c="30"/></text:p>
      <text:p text:style-name="P63">50% <text:s text:c="44"/>0.000000 <text:s text:c="30"/></text:p>
      <text:p text:style-name="P63">75% <text:s text:c="44"/>0.000000 <text:s text:c="30"/></text:p>
      <text:p text:style-name="P63">max <text:s text:c="41"/>6500.000000 <text:s text:c="30"/></text:p>
      <text:p text:style-name="P63"/>
      <text:p text:style-name="P75">(respondieron['Encasodevivirenhabitacionalquiladaoresidenciaestudiantilindiqueelmontomensual']).mean()</text:p>
      <text:p text:style-name="P75">3180.217391304348</text:p>
      <text:p text:style-name="P75"/>
      <text:p text:style-name="P75">Podemos observar que la media de los que respondieron, es de 3180,21.</text:p>
      <text:p text:style-name="P75"/>
      <text:p text:style-name="P78"><text:span text:style-name="T104">20. Columna </text:span><text:span text:style-name="T28">Dirección.donde.se.encuentra.ubicada.la.residencia.o.habitación.alquilada:</text:span></text:p>
      <text:p text:style-name="P78"/>
      <text:p text:style-name="P73"><text:span text:style-name="T28">La columna <text:s/>Dirección.donde.se.encuentra.ubicada.la.residencia.o.habitación.alquilada </text:span><text:span text:style-name="T11">f</text:span><text:span text:style-name="T26">ue categorizada y </text:span><text:span text:style-name="T11">transformada</text:span><text:span text:style-name="T10"> a </text:span><text:span text:style-name="T11">valores númericos, donde cada uno corresponde al siguiente número: </text:span><text:span text:style-name="T21">1, ' Plaza La concordia. Parroquia Santa Teresa. Centro'), (2, '(Vivienda propia), urbanizaci\xc3\xb3n Ra\xc3\xbal Leoni Casalta 3, residencias Salto \xc3\x81ngel bloque 8 piso 11, apartamento 06 - Propatria'), (3, '23 de Enero'), (4, 'ANTIMANO BARIO NUEVO CASA52'), (5, 'AV. LEONARDO RUIZ PINEDA RES. HORNOS DE CAL TORRE C PISO 5 ,APTO. 58C, SAN AGUSTIN DEL SUR.'), (6, 'AVENIDA SANZ. CALLE SECTOR CONVENTO 1. EL MARQUES - LA CALIFORNIA NORTE. EDIFICIO CONTINENTAL. PISO 10. APTO 103. '), (7, 'Altagracia norte 4, esq. De salas.'), (8, 'Av Sanz calle convento II El Marques Edo. Miranda'), (9, 'Av. Alma Mater Qta, Carmen Los Chaguaramos'), (10, 'Av. Alma Mater Qta. Carmen Los Chaguaramos '), (11, 'Av. Alma Mater Qta. Carmen Los chaguaramos'), (12, 'Av. Almamater. Edificio Romeo. Piso 6. Apartamento 136'), (13, 'Av. Guzm\xc3\xa1n Blanco, cota 905. Res. La Veguita. Edif Los Monjes. Piso 9 '), (14, 'Av. Principal San Souci con Av. Francisco Solano, Municipio Cacao, Edf. Mijao, PB, Apart. #3.'), (15, 'Avenida Luis Roche de Altamira, municipio Chacao, edf. Sassola, piso 2 apto. 23. '), (16, 'CALLE EL DESVIO, DIAGONAL A LA AV. NUEVA GRANADA. URB. LA BANDERA. PARROQUIA SANTA ROSALIA. MUNICIPIO LIBERTADOR.'), (17, 'Calle la providencia Edf Mary Piso 2 Apto 4. El cementerio'), (18, 'Caracas. Municipio Libertador. Jardines del Valle'), (19, 'Distrito Libertador. Municipio Libertador URB. La campi\xc3\xb1a Calle los mangos. Residencia Villa Magna piso 02'), (20, 'EL PARAISO '), (21, 'Edificio Doralta. Avenida Las Acacias.Caracas.'), (22, 'Entre cuarta y quinta transversal monte cristo los ruices '), (23, 'Esquina de Amadores. Edif. Jose Gregorio Apart 23 piso 2 </text:span><text:soft-page-break/><text:span text:style-name="T21">parroquia altagracia- caracas'), (24, 'Final Pasaje 11 Callle Carbonell Casa N 10 El Amparo Catia '), (25, 'Guarenas, Edo. Miranda Urb. Oropeza Castillo, zona 1, vereda 14, casa1'), (26, 'LOS ROSALES. AV EL PASEO. QUINTA VILLA COROMOTO'), (27, 'Municipio Libertador, Parroquia San Pedro. Urb. Valle Abajo, Residencias Valle Abajo, Torre F Piso 4, Apto 4-1.'), (28, 'Palo verde. Calle Jose Feliz Ribas. Residencias Jose Gregorio Hernandez. Torre A. Piso 3. Apartamento 34'), (29, 'Plaza Venezuela'), (30, 'Sta. Eduvigis, Municipio Sucre, Caracas.'), (31, 'Urb. La Rosaleda Sur, Edf. Atabapo'), (32, 'Urbanizaci\xc3\xb3n Cumbres de Curumo, Avenida Principal, Edificio Araucaria'), (33, 'av principal francisco de miranda, boleita sur, edificio sarina piso 4 apartamento 4-1.'), (34, 'calle miranda, chacao'), (35, 'calle soublette casa numero 19 sector borde sequia cerca del jardin numero 1 guarenas pueblo '), (36, 'caracas san agustin del norte esquina arismendi'), (37, 'colinas de Bello Monte av-Caurimare edf-san antonio de padua piso uno apartamento uno'), (38, 'el cementerio Av. Soosevelt, sector los jabillos, , quinta floriver'), (39, 'el junquito, km 12, urbanizacion luis hurtado, calle el campesino, casa sin numero'), (40, 'los Teques, municipio Guaicaipuro, urbanizaci\xc3\xb3n El Paso bloque 2 edificio 2 piso 3 apartamento 04'), (41, 'los valles del tuy. Edif virgen del valle. sabana de la cruz. apartamento 3'), (42, 'parroquia petare,urbanizacion el llanito, edf.orinoco, piso 1 apto 2'), (43, 'urb horizonte, av petare, qta merpe, el marques'), (44, 'urbanizacion el marques av sanz edificio bremen piso 4 apartamento 44')</text:span></text:p>
      <text:p text:style-name="P77"/>
      <text:p text:style-name="P63"><text:s text:c="7"/>Direcciondondeseencuentraubicadalaresidenciaohabitacionalquilada <text:s/>\</text:p>
      <text:p text:style-name="P63">count <text:s text:c="40"/>190.000000 <text:s text:c="17"/></text:p>
      <text:p text:style-name="P63">mean <text:s text:c="43"/>5.336842 <text:s text:c="17"/></text:p>
      <text:p text:style-name="P63">std <text:s text:c="43"/>11.393501 <text:s text:c="17"/></text:p>
      <text:p text:style-name="P63">min <text:s text:c="44"/>0.000000 <text:s text:c="17"/></text:p>
      <text:p text:style-name="P63">25% <text:s text:c="44"/>0.000000 <text:s text:c="17"/></text:p>
      <text:p text:style-name="P63">50% <text:s text:c="44"/>0.000000 <text:s text:c="17"/></text:p>
      <text:p text:style-name="P63">75% <text:s text:c="44"/>0.000000 <text:s text:c="17"/></text:p>
      <text:p text:style-name="P63">max <text:s text:c="43"/>44.000000 <text:s text:c="17"/></text:p>
      <text:p text:style-name="P63"/>
      <text:p text:style-name="P80"><text:span text:style-name="T105">21. Columna </text:span><text:span text:style-name="T28">X.Contrajo.Matrimonio.:</text:span></text:p>
      <text:p text:style-name="P79"/>
      <text:p text:style-name="P30"><text:span text:style-name="T22">La columna </text:span><text:span text:style-name="T33">X.Contrajo.Matrimonio. </text:span><text:span text:style-name="T8">f</text:span><text:span text:style-name="T26">ue categorizada y </text:span><text:span text:style-name="T11">transformada</text:span><text:span text:style-name="T10"> a </text:span><text:span text:style-name="T11">valores númericos, donde cada uno corresponde al siguiente número: </text:span><text:span text:style-name="T8">'No': 0, 'Si': 1.</text:span></text:p>
      <text:p text:style-name="P30"/>
      <text:p text:style-name="P63"><text:s text:c="7"/>Contrajomatrimonio <text:s/>\</text:p>
      <text:p text:style-name="P63">count <text:s text:c="9"/>190.000000 <text:s text:c="2"/></text:p>
      <text:p text:style-name="P63">mean <text:s text:c="12"/>0.005263 <text:s text:c="2"/></text:p>
      <text:p text:style-name="P63">std <text:s text:c="13"/>0.072548 <text:s text:c="2"/></text:p>
      <text:p text:style-name="P63">min <text:s text:c="13"/>0.000000 <text:s text:c="2"/></text:p>
      <text:p text:style-name="P63">25% <text:s text:c="13"/>0.000000 <text:s text:c="2"/></text:p>
      <text:p text:style-name="P63">50% <text:s text:c="13"/>0.000000 <text:s text:c="2"/></text:p>
      <text:p text:style-name="P63">75% <text:s text:c="13"/>0.000000 <text:s text:c="2"/></text:p>
      <text:p text:style-name="P63">max <text:s text:c="13"/>1.000000 <text:s text:c="2"/></text:p>
      <text:p text:style-name="P63"/>
      <text:p text:style-name="P81">mode(df['Contrajomatrimonio'])</text:p>
      <text:p text:style-name="P81">ModeResult(mode=array(['0'], dtype=object), count=array([189]))</text:p>
      <text:p text:style-name="P81"/>
      <text:p text:style-name="P81">Podemos observar que la moda es que los estudiantes no se han casado.</text:p>
      <text:p text:style-name="P81"/>
      <text:p text:style-name="P84"><text:span text:style-name="T106">22. <text:s/>Columna </text:span><text:span text:style-name="T68">X.Ha.solicitado.algún.otro.beneficio.a.la.Universidad.u.otra.Institución.:</text:span></text:p>
      <text:p text:style-name="P85"><text:soft-page-break/></text:p>
      <text:p text:style-name="P91"><text:span text:style-name="T42">La columna </text:span><text:span text:style-name="T69">X.Ha.solicitado.algún.otro.beneficio.a.la.Universidad.u.otra.Institución</text:span><text:span text:style-name="T42"> </text:span><text:span text:style-name="T41">f</text:span><text:span text:style-name="T55">ue categorizada y </text:span><text:span text:style-name="T43">transformada</text:span><text:span text:style-name="T44"> a </text:span><text:span text:style-name="T43">valores númericos, donde cada uno corresponde al siguiente número: </text:span><text:span text:style-name="T41">'No': 0, 'Si': 1.</text:span></text:p>
      <text:p text:style-name="P91"><text:span text:style-name="T42"/></text:p>
      <text:p text:style-name="P86"><text:s text:c="7"/>HasolicitadoalgunotrobeneficioalaUniversidaduotraInstitucion <text:s/>\</text:p>
      <text:p text:style-name="P86">count <text:s text:c="40"/>190.000000 <text:s text:c="13"/></text:p>
      <text:p text:style-name="P86">mean <text:s text:c="43"/>0.068421 <text:s text:c="13"/></text:p>
      <text:p text:style-name="P86">std <text:s text:c="44"/>0.253134 <text:s text:c="13"/></text:p>
      <text:p text:style-name="P86">min <text:s text:c="44"/>0.000000 <text:s text:c="13"/></text:p>
      <text:p text:style-name="P86">25% <text:s text:c="44"/>0.000000 <text:s text:c="13"/></text:p>
      <text:p text:style-name="P86">50% <text:s text:c="44"/>0.000000 <text:s text:c="13"/></text:p>
      <text:p text:style-name="P86">75% <text:s text:c="44"/>0.000000 <text:s text:c="13"/></text:p>
      <text:p text:style-name="P86">max <text:s text:c="44"/>1.000000 <text:s text:c="13"/></text:p>
      <text:p text:style-name="P86"/>
      <text:p text:style-name="P85">mode(df['HasolicitadoalgunotrobeneficioalaUniversidaduotraInstitucion'] )</text:p>
      <text:p text:style-name="P85">ModeResult(mode=array([0]), count=array([177]))</text:p>
      <text:p text:style-name="P85"/>
      <text:p text:style-name="P85">Podemos observar que la moda es que los estudiantes no hayan solicitado beneficios a otras instituciones.</text:p>
      <text:p text:style-name="P86"/>
      <text:p text:style-name="P86"/>
      <text:p text:style-name="P84"><text:span text:style-name="T106">23. <text:s/>Columna </text:span><text:span text:style-name="T56">En.caso.afirmativo.señale..año.de.la.solicitud..institución.y.motivo</text:span></text:p>
      <text:p text:style-name="P84"/>
      <text:p text:style-name="P92"><text:span text:style-name="T42">La columna </text:span><text:span text:style-name="T41">f</text:span><text:span text:style-name="T55">ue categorizada y </text:span><text:span text:style-name="T43">transformada</text:span><text:span text:style-name="T44"> a </text:span><text:span text:style-name="T43">valores númericos, donde cada uno corresponde al siguiente número: </text:span><text:span text:style-name="T47">'2012, OBE. AYUDA ECONÓMICA. SOLVENTAR GASTOS DE ESTUDIOS Y TRANSPORTE.':13, 'OBE 2011 UCV . Motivo: ayuda económica para mis estudios ': 1, 'AÑO 2011 AYUDA ECONÓMICA POR OBE PARA CUBRIR GASTOS <text:s/>DE MATERIAL DE ESTUDIO.': 2, 'Beca ayudantía en el año 2011 Universidad Central de Venezuela (OBE) apoyo económico para material de estudio': 3,'solicitud en 2013. \nayuda economica \n': 4, 'Año solicitud 2013\nInstitución: Universidad Central de Venezuela (OBE)\nMotivo: Transporte, Materiales Estudios, Comida': 5, 'fames ayuda para maternidad': 6,'2015, ucv, falta de ingresos, ayuda economica': 7, 'Año: 2013. Institucion: OBE. Motivo: ayuda económica para rehabilitación (fisioterapia), ya que me atropello una moto.': 8, 'Año:2014 \nInstitucion: OBE\nMotivo: Compra de materiales de estudio. ': 9,'fecha:2014\ninstituto:OBE\ncompras de material de estudio': 10,'solicitud 2015 en el instituto OBE , motivo ayuda economica para gastos de la universidad (libro, pasaje, equipo de enfermeria, etc)': 11,'año 2014, OBE, solicitada para cubrir parte de los gastos mensuales estudiantiles': 12.</text:span></text:p>
      <text:p text:style-name="P85"/>
      <text:p text:style-name="P86"><text:s text:c="7"/>Encasoafirmativosenaleelanodelasolicitudinstitucionymotivo <text:s/>\</text:p>
      <text:p text:style-name="P86">count <text:s text:c="40"/>190.000000 <text:s text:c="11"/></text:p>
      <text:p text:style-name="P86">mean <text:s text:c="43"/>0.478947 <text:s text:c="11"/></text:p>
      <text:p text:style-name="P86">std <text:s text:c="44"/>2.025519 <text:s text:c="11"/></text:p>
      <text:p text:style-name="P86">min <text:s text:c="44"/>0.000000 <text:s text:c="11"/></text:p>
      <text:p text:style-name="P86">25% <text:s text:c="44"/>0.000000 <text:s text:c="11"/></text:p>
      <text:p text:style-name="P86">50% <text:s text:c="44"/>0.000000 <text:s text:c="11"/></text:p>
      <text:p text:style-name="P86">75% <text:s text:c="44"/>0.000000 <text:s text:c="11"/></text:p>
      <text:p text:style-name="P86">max <text:s text:c="43"/>13.000000 <text:s text:c="11"/></text:p>
      <text:p text:style-name="P86"/>
      <text:p text:style-name="P102">mode(respondieron['Encasoafirmativosenaleelanodelasolicitudinstitucionymotivo'])</text:p>
      <text:p text:style-name="P102"><text:soft-page-break/>ModeResult(mode=array([1]), count=array([1]))</text:p>
      <text:p text:style-name="P102"/>
      <text:p text:style-name="P102">Podemos observar que la moda por la cual los estudiantes solicitaron la ayuda y la institución, fue por <text:span text:style-name="T47">OBE 2011 UCV . Motivo: ayuda económica para mis estudios</text:span></text:p>
      <text:p text:style-name="P101"/>
      <text:p text:style-name="P86"/>
      <text:p text:style-name="P84"><text:span text:style-name="T106">24. <text:s/>Columna </text:span><text:span text:style-name="T56">X.Se.encuentra.usted..realizando.alguna.actividad.que.le.genere.ingresos.</text:span></text:p>
      <text:p text:style-name="P85"/>
      <text:p text:style-name="P91"><text:span text:style-name="T42">La </text:span><text:span text:style-name="T48">siguiente columna </text:span><text:span text:style-name="T41">f</text:span><text:span text:style-name="T55">ue categorizada y </text:span><text:span text:style-name="T43">transformada</text:span><text:span text:style-name="T44"> a </text:span><text:span text:style-name="T43">valores númericos, donde cada uno corresponde al siguiente número: </text:span><text:span text:style-name="T41">'No': 0, 'Si': 1.</text:span></text:p>
      <text:p text:style-name="P91"><text:span text:style-name="T41"/></text:p>
      <text:p text:style-name="P85"/>
      <text:p text:style-name="P86"><text:s text:c="7"/>Seencuentraustedrealizandoalgunaactividadquelegenereingresos <text:s/>\</text:p>
      <text:p text:style-name="P86">count <text:s text:c="40"/>190.000000 <text:s text:c="13"/></text:p>
      <text:p text:style-name="P86">mean <text:s text:c="43"/>0.021053 <text:s text:c="13"/></text:p>
      <text:p text:style-name="P86">std <text:s text:c="44"/>0.143939 <text:s text:c="13"/></text:p>
      <text:p text:style-name="P86">min <text:s text:c="44"/>0.000000 <text:s text:c="13"/></text:p>
      <text:p text:style-name="P86">25% <text:s text:c="44"/>0.000000 <text:s text:c="13"/></text:p>
      <text:p text:style-name="P86">50% <text:s text:c="44"/>0.000000 <text:s text:c="13"/></text:p>
      <text:p text:style-name="P86">75% <text:s text:c="44"/>0.000000 <text:s text:c="13"/></text:p>
      <text:p text:style-name="P88">max <text:s text:c="44"/>1.000000 <text:s text:c="7"/></text:p>
      <text:p text:style-name="P88"/>
      <text:p text:style-name="P88"><text:span text:style-name="T107">mode(df['Seencuentraustedrealizandoalgunaactividadquelegenereingresos'])</text:span></text:p>
      <text:p text:style-name="P88"><text:span text:style-name="T107">ModeResult(mode=array([0]), count=array([186]))</text:span></text:p>
      <text:p text:style-name="P88"/>
      <text:p text:style-name="P88"><text:span text:style-name="T107">Podemos observar que la moda es que los estudiantes no se encuentran realizando actividades que le generen ingresos.</text:span> <text:s text:c="5"/></text:p>
      <text:p text:style-name="P86"/>
      <text:p text:style-name="P84"><text:span text:style-name="T106">25. <text:s/>Columna </text:span><text:span text:style-name="T56">En.caso.de.ser.afirmativo..indique.tipo.de.actividad.y.su.frecuencia</text:span></text:p>
      <text:p text:style-name="P84"/>
      <text:p text:style-name="P94"><text:span text:style-name="T42">La </text:span><text:span text:style-name="T48">siguiente columna</text:span><text:span text:style-name="T42"> </text:span><text:span text:style-name="T41">f</text:span><text:span text:style-name="T55">ue categorizada y </text:span><text:span text:style-name="T43">transformada</text:span><text:span text:style-name="T44"> a </text:span><text:span text:style-name="T43">valores númericos, donde cada uno corresponde al siguiente número: </text:span><text:span text:style-name="T49">'cuido pacientes parapoder obtener un ingreso economico': 1, 'STAFF DE EMPRESA DEPORTAIVA. UNO O DOS FINES DE SEMANA AL MES APROXIMADAMENTE.': 2, 'Recreación, algunos fines de semana (poco frecuente por falta de tiempo).': 3,'Secretaria, sólo los sábados medio turno.': 4.</text:span></text:p>
      <text:p text:style-name="P89"/>
      <text:p text:style-name="P86"><text:s/>Encasodeserafirmativoindiquetipodeactividadysufrecuencia <text:s/>\</text:p>
      <text:p text:style-name="P86">count <text:s text:c="40"/>190.000000 <text:s text:c="9"/></text:p>
      <text:p text:style-name="P86">mean <text:s text:c="43"/>0.052632 <text:s text:c="9"/></text:p>
      <text:p text:style-name="P86">std <text:s text:c="44"/>0.394899 <text:s text:c="9"/></text:p>
      <text:p text:style-name="P86">min <text:s text:c="44"/>0.000000 <text:s text:c="9"/></text:p>
      <text:p text:style-name="P86">25% <text:s text:c="44"/>0.000000 <text:s text:c="9"/></text:p>
      <text:p text:style-name="P86">50% <text:s text:c="44"/>0.000000 <text:s text:c="9"/></text:p>
      <text:p text:style-name="P86">75% <text:s text:c="44"/>0.000000 <text:s text:c="9"/></text:p>
      <text:p text:style-name="P86">max <text:s text:c="44"/>4.000000 <text:s text:c="9"/></text:p>
      <text:p text:style-name="P86"/>
      <text:p text:style-name="P103">mode(respondieron['Encasodeserafirmativoindiquetipodeactividadysufrecuencia'])</text:p>
      <text:p text:style-name="P103">ModeResult(mode=array([1]), count=array([1]))</text:p>
      <text:p text:style-name="P103"/>
      <text:p text:style-name="P103"><text:soft-page-break/></text:p>
      <text:p text:style-name="P84"><text:span text:style-name="T106">26. <text:s/>Columna </text:span><text:span text:style-name="T56">Monto.mensual.de.la.beca </text:span><text:span text:style-name="T57">y </text:span><text:span text:style-name="T56">Aporte.mensual.que.le.brinda.su.responsable.económico</text:span></text:p>
      <text:p text:style-name="P84"><text:span text:style-name="T57"/></text:p>
      <text:p text:style-name="P91"><text:span text:style-name="T45">La</text:span><text:span text:style-name="T50">s</text:span><text:span text:style-name="T45"> columna</text:span><text:span text:style-name="T50">s</text:span><text:span text:style-name="T45"> </text:span><text:span text:style-name="T46">f</text:span><text:span text:style-name="T44">ue</text:span><text:span text:style-name="T50">ron</text:span><text:span text:style-name="T44"> </text:span><text:span text:style-name="T43">transformada</text:span><text:span text:style-name="T50">s</text:span><text:span text:style-name="T44"> a </text:span><text:span text:style-name="T43">valores númericos</text:span><text:span text:style-name="T44">. </text:span></text:p>
      <text:p text:style-name="P91"><text:span text:style-name="T42"/></text:p>
      <text:p text:style-name="P86"><text:s text:c="7"/>Montomensualdelabeca <text:s/>Aportemensualquelebrindasuresponsableeconomico <text:s/>\</text:p>
      <text:p text:style-name="P86">count <text:s text:c="11"/>190.000000 <text:s text:c="37"/>190.000000 <text:s text:c="2"/></text:p>
      <text:p text:style-name="P86">mean <text:s text:c="11"/>1566.315789 <text:s text:c="36"/>1618.947368 <text:s text:c="2"/></text:p>
      <text:p text:style-name="P86">std <text:s text:c="13"/>987.861302 <text:s text:c="36"/>1414.871485 <text:s text:c="2"/></text:p>
      <text:p text:style-name="P86">min <text:s text:c="13"/>200.000000 <text:s text:c="39"/>0.000000 <text:s text:c="2"/></text:p>
      <text:p text:style-name="P86">25% <text:s text:c="12"/>1500.000000 <text:s text:c="37"/>600.000000 <text:s text:c="2"/></text:p>
      <text:p text:style-name="P86">50% <text:s text:c="12"/>1500.000000 <text:s text:c="36"/>1000.000000 <text:s text:c="2"/></text:p>
      <text:p text:style-name="P86">75% <text:s text:c="12"/>1500.000000 <text:s text:c="36"/>2000.000000 <text:s text:c="2"/></text:p>
      <text:p text:style-name="P86">max <text:s text:c="11"/>15000.000000 <text:s text:c="36"/>9000.000000 <text:s text:c="2"/></text:p>
      <text:p text:style-name="P86"/>
      <text:p text:style-name="P104">Podemos observar que la media del monto mesual de la beca es de 1566,32 y la media del aporte que le brinda mensualmente los responsables económicos a los estudiantes es de 1618,95.</text:p>
      <text:p text:style-name="P86"/>
      <text:p text:style-name="P86"/>
      <text:p text:style-name="P84"><text:span text:style-name="T106">27. <text:s/>Columna </text:span><text:span text:style-name="T56">Aporte.mensual.que.recibe.de.familiares.o.amigos</text:span></text:p>
      <text:p text:style-name="P85"><text:span text:style-name="T56"/></text:p>
      <text:p text:style-name="P95"><text:span text:style-name="T60">La </text:span><text:span text:style-name="T61">siguiente columna </text:span><text:span text:style-name="T62">f</text:span><text:span text:style-name="T63">ue </text:span><text:span text:style-name="T64">transformada</text:span><text:span text:style-name="T65"> </text:span><text:span text:style-name="T63">a </text:span><text:span text:style-name="T64">valores númericos</text:span><text:span text:style-name="T63">. </text:span></text:p>
      <text:p text:style-name="P91"><text:span text:style-name="T60"/></text:p>
      <text:p text:style-name="P86"><text:s text:c="7"/>Aportemensualquerecibedefamiliaresoamigos <text:s/>\</text:p>
      <text:p text:style-name="P86">count <text:s text:c="32"/>190.000000 <text:s text:c="2"/></text:p>
      <text:p text:style-name="P86">mean <text:s text:c="33"/>331.763158 <text:s text:c="2"/></text:p>
      <text:p text:style-name="P86">std <text:s text:c="34"/>718.473302 <text:s text:c="2"/></text:p>
      <text:p text:style-name="P86">min <text:s text:c="36"/>0.000000 <text:s text:c="2"/></text:p>
      <text:p text:style-name="P86">25% <text:s text:c="36"/>0.000000 <text:s text:c="2"/></text:p>
      <text:p text:style-name="P86">50% <text:s text:c="36"/>0.000000 <text:s text:c="2"/></text:p>
      <text:p text:style-name="P86">75% <text:s text:c="34"/>500.000000 <text:s text:c="2"/></text:p>
      <text:p text:style-name="P86">max <text:s text:c="33"/>5000.000000 <text:s text:c="2"/></text:p>
      <text:p text:style-name="P86"/>
      <text:p text:style-name="P105">Podemos observar que la media es de 331,76.</text:p>
      <text:p text:style-name="P85"/>
      <text:p text:style-name="P84"><text:span text:style-name="T106">28. <text:s/>Columna </text:span><text:span text:style-name="T56">Ingreso.mensual.que.recibe.por.actividades.a.destajo.o.por.horas</text:span></text:p>
      <text:p text:style-name="P85"/>
      <text:p text:style-name="P85"/>
      <text:p text:style-name="P96"><text:span text:style-name="T60">La </text:span><text:span text:style-name="T61">siguiente columna </text:span><text:span text:style-name="T62">f</text:span><text:span text:style-name="T63">ue </text:span><text:span text:style-name="T64">transformada</text:span><text:span text:style-name="T65"> </text:span><text:span text:style-name="T63">a </text:span><text:span text:style-name="T64">valores númericos</text:span><text:span text:style-name="T63">. </text:span></text:p>
      <text:p text:style-name="P93"><text:span text:style-name="T61"/></text:p>
      <text:p text:style-name="P86"><text:s text:c="7"/>Ingresomensualquerecibeporactividadesadestajooporhoras <text:s/>\</text:p>
      <text:p text:style-name="P86">count <text:s text:c="40"/>190.000000 <text:s text:c="7"/></text:p>
      <text:p text:style-name="P86">mean <text:s text:c="41"/>107.894737 <text:s text:c="7"/></text:p>
      <text:p text:style-name="P86">std <text:s text:c="42"/>419.360548 <text:s text:c="7"/></text:p>
      <text:p text:style-name="P86">min <text:s text:c="44"/>0.000000 <text:s text:c="7"/></text:p>
      <text:p text:style-name="P86">25% <text:s text:c="44"/>0.000000 <text:s text:c="7"/></text:p>
      <text:p text:style-name="P86">50% <text:s text:c="44"/>0.000000 <text:s text:c="7"/></text:p>
      <text:p text:style-name="P86">75% <text:s text:c="44"/>0.000000 <text:s text:c="7"/></text:p>
      <text:p text:style-name="P86">max <text:s text:c="41"/>3000.000000 <text:s text:c="7"/></text:p>
      <text:p text:style-name="P86"><text:soft-page-break/></text:p>
      <text:p text:style-name="P84"><text:span text:style-name="T106">29. <text:s/>Columna </text:span><text:span text:style-name="T56">Ingreso.mensual.total </text:span><text:span text:style-name="T58">y </text:span><text:span text:style-name="T56">Alimentación</text:span></text:p>
      <text:p text:style-name="P84"/>
      <text:p text:style-name="P96"><text:span text:style-name="T60">La</text:span><text:span text:style-name="T66">s</text:span><text:span text:style-name="T60"> </text:span><text:span text:style-name="T61">siguiente</text:span><text:span text:style-name="T66">s </text:span><text:span text:style-name="T61">columna</text:span><text:span text:style-name="T66">s</text:span><text:span text:style-name="T61"> </text:span><text:span text:style-name="T62">f</text:span><text:span text:style-name="T63">ue</text:span><text:span text:style-name="T66">ron</text:span><text:span text:style-name="T63"> </text:span><text:span text:style-name="T64">transformada</text:span><text:span text:style-name="T66">s</text:span><text:span text:style-name="T65"> </text:span><text:span text:style-name="T63">a </text:span><text:span text:style-name="T64">valores númericos</text:span><text:span text:style-name="T63">. </text:span></text:p>
      <text:p text:style-name="P87"/>
      <text:p text:style-name="P86"><text:s text:c="7"/>Ingresomensualtotal <text:s/>Gastosenalimentacionpersonal <text:s/>\</text:p>
      <text:p text:style-name="P86">count <text:s text:c="10"/>190.000000 <text:s text:c="19"/>190.000000 <text:s text:c="2"/></text:p>
      <text:p text:style-name="P86">mean <text:s text:c="10"/>3624.921053 <text:s text:c="18"/>1232.368421 <text:s text:c="2"/></text:p>
      <text:p text:style-name="P86">std <text:s text:c="11"/>2042.712202 <text:s text:c="18"/>2319.777441 <text:s text:c="2"/></text:p>
      <text:p text:style-name="P86">min <text:s text:c="11"/>1500.000000 <text:s text:c="21"/>0.000000 <text:s text:c="2"/></text:p>
      <text:p text:style-name="P86">25% <text:s text:c="11"/>2500.000000 <text:s text:c="19"/>412.500000 <text:s text:c="2"/></text:p>
      <text:p text:style-name="P86">50% <text:s text:c="11"/>3000.000000 <text:s text:c="18"/>1000.000000 <text:s text:c="2"/></text:p>
      <text:p text:style-name="P86">75% <text:s text:c="11"/>4275.000000 <text:s text:c="18"/>1500.000000 <text:s text:c="2"/></text:p>
      <text:p text:style-name="P86">max <text:s text:c="10"/>17000.000000 <text:s text:c="17"/>30000.000000 <text:s text:c="2"/></text:p>
      <text:p text:style-name="P86"/>
      <text:p text:style-name="P116">La columna total de ingresos fue eliminada, ya que con la suma de todos los ingresos se puede obtener estos valores.</text:p>
      <text:p text:style-name="P116"/>
      <text:p text:style-name="P84"><text:span text:style-name="T106">30. <text:s/>Columna </text:span><text:span text:style-name="T56">Transporte.público </text:span><text:span text:style-name="T58">y </text:span><text:span text:style-name="T56">Gastos.médicos</text:span></text:p>
      <text:p text:style-name="P85"/>
      <text:p text:style-name="P96"><text:span text:style-name="T60">La</text:span><text:span text:style-name="T66">s</text:span><text:span text:style-name="T60"> </text:span><text:span text:style-name="T61">siguiente</text:span><text:span text:style-name="T66">s </text:span><text:span text:style-name="T61">columna</text:span><text:span text:style-name="T66">s</text:span><text:span text:style-name="T61"> </text:span><text:span text:style-name="T62">f</text:span><text:span text:style-name="T63">ue</text:span><text:span text:style-name="T66">ron</text:span><text:span text:style-name="T63"> </text:span><text:span text:style-name="T64">transformada</text:span><text:span text:style-name="T66">s</text:span><text:span text:style-name="T65"> </text:span><text:span text:style-name="T63">a </text:span><text:span text:style-name="T64">valores númericos</text:span><text:span text:style-name="T63">. </text:span></text:p>
      <text:p text:style-name="P96"><text:span text:style-name="T63"/></text:p>
      <text:p text:style-name="P86"><text:s text:c="7"/>Gastosentransportepersonal <text:s/>Gastosmedicospersonal <text:s/>\</text:p>
      <text:p text:style-name="P86">count <text:s text:c="17"/>190.000000 <text:s text:c="13"/>190.00000 <text:s text:c="2"/></text:p>
      <text:p text:style-name="P86">mean <text:s text:c="18"/>608.084211 <text:s text:c="13"/>345.00000 <text:s text:c="2"/></text:p>
      <text:p text:style-name="P86">std <text:s text:c="19"/>588.287366 <text:s text:c="13"/>869.69176 <text:s text:c="2"/></text:p>
      <text:p text:style-name="P86">min <text:s text:c="21"/>0.000000 <text:s text:c="15"/>0.00000 <text:s text:c="2"/></text:p>
      <text:p text:style-name="P86">25% <text:s text:c="19"/>250.000000 <text:s text:c="15"/>0.00000 <text:s text:c="2"/></text:p>
      <text:p text:style-name="P86">50% <text:s text:c="19"/>500.000000 <text:s text:c="15"/>0.00000 <text:s text:c="2"/></text:p>
      <text:p text:style-name="P86">75% <text:s text:c="19"/>750.000000 <text:s text:c="13"/>500.00000 <text:s text:c="2"/></text:p>
      <text:p text:style-name="P86">max <text:s text:c="18"/>3500.000000 <text:s text:c="11"/>10000.00000 <text:s text:c="2"/></text:p>
      <text:p text:style-name="P86"/>
      <text:p text:style-name="P86"/>
      <text:p text:style-name="P86"/>
      <text:p text:style-name="P84"><text:span text:style-name="T106">31. <text:s/>Columna </text:span><text:span text:style-name="T56">Gastos.odontológicos </text:span><text:span text:style-name="T58">y </text:span><text:span text:style-name="T56">Gastos.personales</text:span></text:p>
      <text:p text:style-name="P84"><text:span text:style-name="T58"/></text:p>
      <text:p text:style-name="P96"><text:span text:style-name="T60">La</text:span><text:span text:style-name="T66">s</text:span><text:span text:style-name="T60"> </text:span><text:span text:style-name="T61">siguiente</text:span><text:span text:style-name="T66">s </text:span><text:span text:style-name="T61">columna</text:span><text:span text:style-name="T66">s</text:span><text:span text:style-name="T61"> </text:span><text:span text:style-name="T62">f</text:span><text:span text:style-name="T63">ue</text:span><text:span text:style-name="T66">ron</text:span><text:span text:style-name="T63"> </text:span><text:span text:style-name="T64">transformada</text:span><text:span text:style-name="T66">s</text:span><text:span text:style-name="T65"> </text:span><text:span text:style-name="T63">a </text:span><text:span text:style-name="T64">valores númericos</text:span><text:span text:style-name="T63">. </text:span></text:p>
      <text:p text:style-name="P96"><text:span text:style-name="T63"/></text:p>
      <text:p text:style-name="P86"><text:s text:c="7"/>Gastosodontologicospersonal <text:s/>Gastospersonales <text:s/>\</text:p>
      <text:p text:style-name="P86">count <text:s text:c="18"/>190.000000 <text:s text:c="7"/>190.000000 <text:s text:c="2"/></text:p>
      <text:p text:style-name="P86">mean <text:s text:c="19"/>194.736842 <text:s text:c="7"/>569.000000 <text:s text:c="2"/></text:p>
      <text:p text:style-name="P86">std <text:s text:c="20"/>443.529237 <text:s text:c="7"/>557.436071 <text:s text:c="2"/></text:p>
      <text:p text:style-name="P86">min <text:s text:c="22"/>0.000000 <text:s text:c="9"/>0.000000 <text:s text:c="2"/></text:p>
      <text:p text:style-name="P86">25% <text:s text:c="22"/>0.000000 <text:s text:c="7"/>200.000000 <text:s text:c="2"/></text:p>
      <text:p text:style-name="P86">50% <text:s text:c="22"/>0.000000 <text:s text:c="7"/>500.000000 <text:s text:c="2"/></text:p>
      <text:p text:style-name="P86">75% <text:s text:c="22"/>0.000000 <text:s text:c="7"/>800.000000 <text:s text:c="2"/></text:p>
      <text:p text:style-name="P86">max <text:s text:c="19"/>2500.000000 <text:s text:c="6"/>3000.000000 <text:s text:c="2"/></text:p>
      <text:p text:style-name="P86"/>
      <text:p text:style-name="P86"/>
      <text:p text:style-name="P106"><text:soft-page-break/><text:span text:style-name="T108">32. Columna </text:span><text:span text:style-name="T56">Residencia.o.habitación.alquilada</text:span></text:p>
      <text:p text:style-name="P107"/>
      <text:p text:style-name="P107"/>
      <text:p text:style-name="P96"><text:span text:style-name="T60">La </text:span><text:span text:style-name="T61">siguiente</text:span><text:span text:style-name="T66"> </text:span><text:span text:style-name="T61">columna </text:span><text:span text:style-name="T62">f</text:span><text:span text:style-name="T63">ue </text:span><text:span text:style-name="T64">transformada</text:span><text:span text:style-name="T65"> </text:span><text:span text:style-name="T63">a </text:span><text:span text:style-name="T64">valores númericos</text:span><text:span text:style-name="T63">. </text:span></text:p>
      <text:p text:style-name="P93"><text:span text:style-name="T61"/></text:p>
      <text:p text:style-name="P86"><text:s text:c="7"/>Gastosenresidenciaohabitacionalquiladapersonal <text:s/>\</text:p>
      <text:p text:style-name="P86">count <text:s text:c="37"/>190.000000 <text:s text:c="2"/></text:p>
      <text:p text:style-name="P86">mean <text:s text:c="38"/>300.894737 <text:s text:c="2"/></text:p>
      <text:p text:style-name="P86">std <text:s text:c="38"/>1039.751568 <text:s text:c="2"/></text:p>
      <text:p text:style-name="P86">min <text:s text:c="41"/>0.000000 <text:s text:c="2"/></text:p>
      <text:p text:style-name="P86">25% <text:s text:c="41"/>0.000000 <text:s text:c="2"/></text:p>
      <text:p text:style-name="P86">50% <text:s text:c="41"/>0.000000 <text:s text:c="2"/></text:p>
      <text:p text:style-name="P86">75% <text:s text:c="41"/>0.000000 <text:s text:c="2"/></text:p>
      <text:p text:style-name="P86">max <text:s text:c="38"/>6500.000000 <text:s text:c="2"/></text:p>
      <text:p text:style-name="P86"/>
      <text:p text:style-name="P106"><text:span text:style-name="T108">33. <text:s/>Columna </text:span><text:span text:style-name="T56">Materiales.de.estudio</text:span></text:p>
      <text:p text:style-name="P106"/>
      <text:p text:style-name="P96"><text:span text:style-name="T60">La </text:span><text:span text:style-name="T61">siguiente</text:span><text:span text:style-name="T66"> </text:span><text:span text:style-name="T61">columna </text:span><text:span text:style-name="T62">f</text:span><text:span text:style-name="T63">ue </text:span><text:span text:style-name="T64">transformada</text:span><text:span text:style-name="T65"> </text:span><text:span text:style-name="T63">a </text:span><text:span text:style-name="T64">valores númericos</text:span><text:span text:style-name="T63">. </text:span></text:p>
      <text:p text:style-name="P107"/>
      <text:p text:style-name="P86"><text:s text:c="7"/>GastosenMaterialesdeestudiopersonal <text:s/></text:p>
      <text:p text:style-name="P86">count <text:s text:c="26"/>190.000000 <text:s/></text:p>
      <text:p text:style-name="P86">mean <text:s text:c="26"/>1040.894737 <text:s/></text:p>
      <text:p text:style-name="P86">std <text:s text:c="28"/>702.272004 <text:s/></text:p>
      <text:p text:style-name="P86">min <text:s text:c="28"/>100.000000 <text:s/></text:p>
      <text:p text:style-name="P86">25% <text:s text:c="28"/>500.000000 <text:s/></text:p>
      <text:p text:style-name="P86">50% <text:s text:c="27"/>1000.000000 <text:s/></text:p>
      <text:p text:style-name="P86">75% <text:s text:c="27"/>1500.000000 <text:s/></text:p>
      <text:p text:style-name="P86">max <text:s text:c="27"/>4000.000000 <text:s/></text:p>
      <text:p text:style-name="P108"/>
      <text:p text:style-name="P106"><text:span text:style-name="T108">34. <text:s/>Columna </text:span><text:span text:style-name="T56">Recreación, Otros.gastos </text:span><text:span text:style-name="T59">y </text:span><text:span text:style-name="T56">Total.egresos</text:span></text:p>
      <text:p text:style-name="P106"><text:span text:style-name="T59"/></text:p>
      <text:p text:style-name="P96"><text:span text:style-name="T60">La</text:span><text:span text:style-name="T66">s </text:span><text:span text:style-name="T61">siguiente</text:span><text:span text:style-name="T66">s </text:span><text:span text:style-name="T61">columna</text:span><text:span text:style-name="T66">s</text:span><text:span text:style-name="T61"> </text:span><text:span text:style-name="T62">f</text:span><text:span text:style-name="T63">ue</text:span><text:span text:style-name="T66">ron</text:span><text:span text:style-name="T63"> </text:span><text:span text:style-name="T64">transformada</text:span><text:span text:style-name="T66">s</text:span><text:span text:style-name="T65"> </text:span><text:span text:style-name="T63">a </text:span><text:span text:style-name="T64">valores númericos</text:span><text:span text:style-name="T63">. </text:span></text:p>
      <text:p text:style-name="P90"/>
      <text:p text:style-name="P90"><text:s text:c="6"/>Gastosenrecreacionpersonal <text:s/>Otrosgastospersonal <text:s/>Totalegresospersonal <text:s/>\</text:p>
      <text:p text:style-name="P86">count <text:s text:c="17"/>190.000000 <text:s text:c="10"/>190.000000 <text:s text:c="11"/>190.000000 <text:s text:c="2"/></text:p>
      <text:p text:style-name="P86">mean <text:s text:c="18"/>274.315789 <text:s text:c="10"/>326.500000 <text:s text:c="10"/>4891.794737 <text:s text:c="2"/></text:p>
      <text:p text:style-name="P86">std <text:s text:c="19"/>446.952414 <text:s text:c="10"/>861.794601 <text:s text:c="10"/>4431.362572 <text:s text:c="2"/></text:p>
      <text:p text:style-name="P86">min <text:s text:c="21"/>0.000000 <text:s text:c="12"/>0.000000 <text:s text:c="10"/>1300.000000 <text:s text:c="2"/></text:p>
      <text:p text:style-name="P86">25% <text:s text:c="21"/>0.000000 <text:s text:c="12"/>0.000000 <text:s text:c="10"/>2512.500000 <text:s text:c="2"/></text:p>
      <text:p text:style-name="P86">50% <text:s text:c="21"/>0.000000 <text:s text:c="10"/>200.000000 <text:s text:c="10"/>3500.000000 <text:s text:c="2"/></text:p>
      <text:p text:style-name="P86">75% <text:s text:c="19"/>500.000000 <text:s text:c="10"/>300.000000 <text:s text:c="10"/>6000.000000 <text:s text:c="2"/></text:p>
      <text:p text:style-name="P86">max <text:s text:c="18"/>2500.000000 <text:s text:c="8"/>10900.000000 <text:s text:c="9"/>47500.000000 <text:s text:c="2"/></text:p>
      <text:p text:style-name="P86"/>
      <text:p text:style-name="P116">La columna total de <text:span text:style-name="T109">egresos</text:span> fue eliminada, ya que con la suma de todos los <text:span text:style-name="T109">egresos</text:span> se puede obtener estos valores.</text:p>
      <text:p text:style-name="P86"/>
      <text:p text:style-name="P106"><text:span text:style-name="T108">35. <text:s/>Columna </text:span><text:span text:style-name="T56">Indique.quién.es.su.responsable.económico </text:span><text:span text:style-name="T59">y</text:span><text:span text:style-name="T56"> Carga.familiar</text:span></text:p>
      <text:p text:style-name="P106"/>
      <text:p text:style-name="P110">La columna <text:span text:style-name="T70"><text:s/></text:span><text:span text:style-name="T67">Indique.quién.es.su.responsable.económico </text:span><text:span text:style-name="T51">f</text:span><text:span text:style-name="T55">ue categorizada y </text:span><text:span text:style-name="T43">transformada</text:span><text:span text:style-name="T44"> a </text:span><text:span text:style-name="T43">valores </text:span><text:soft-page-break/><text:span text:style-name="T43">númericos, donde cada uno corresponde al siguiente número: </text:span><text:span text:style-name="T52">'Usted mismo':0,'esposo': 1, 'ninguno': 2, 'Madre': 3,'Familiares': 4, 'Padre': 5, 'Ambos padres': 6,'Cónyugue': 7, 'tia': 8, 'Hermano': 9,'hermana': 10,'MI HERMANA': 10, 'abuela': 10, 'dos hermanos':11, 'OTROS INQUILINOS': 12, 'hermanas':13, 'madre y hermana': 14, 'madre y hermanos':15, 'Madre y Hermanos':15, 'prima': 16, 'madrina':17, 'sola': 18, 'Mamá y Abuela': 19, 'madre,hermano e hijo':20, 'Madre, Hermano y Sobrina': 21, 'hermano, hermana y mi hijo': 22, 'compañeros de habitacion alquilada':23, 'Padres, hermana y abuelos maternos': 24, 'Madre, Hermana, Abuela': 25, 'abuela': 26, 'Dueños del apartamento donde alquilo la habitacion': 27, 'ambos padres y dos hermanis':28, 'Solo': 29, 'hermano':30, 'dueña del apartamento': 31, 'Madre y hermano': 32.</text:span></text:p>
      <text:p text:style-name="P109"><text:span text:style-name="T43"/></text:p>
      <text:p text:style-name="P96"><text:span text:style-name="T60">La </text:span><text:span text:style-name="T61">columna Carga.familiar </text:span><text:span text:style-name="T62">f</text:span><text:span text:style-name="T63">ue </text:span><text:span text:style-name="T64">transformada</text:span><text:span text:style-name="T65"> </text:span><text:span text:style-name="T63">a </text:span><text:span text:style-name="T64">valores númericos</text:span><text:span text:style-name="T63">. </text:span></text:p>
      <text:p text:style-name="P107"/>
      <text:p text:style-name="P86"><text:s text:c="7"/>Indiquequienessuresponsableeconomico <text:s/>Cargafamiliar <text:s/>\</text:p>
      <text:p text:style-name="P86">count <text:s text:c="27"/>190.000000 <text:s text:c="4"/>190.000000 <text:s text:c="2"/></text:p>
      <text:p text:style-name="P86">mean <text:s text:c="30"/>4.121053 <text:s text:c="6"/>3.121053 <text:s text:c="2"/></text:p>
      <text:p text:style-name="P86">std <text:s text:c="31"/>2.662910 <text:s text:c="6"/>1.264526 <text:s text:c="2"/></text:p>
      <text:p text:style-name="P86">min <text:s text:c="31"/>0.000000 <text:s text:c="6"/>1.000000 <text:s text:c="2"/></text:p>
      <text:p text:style-name="P86">25% <text:s text:c="31"/>3.000000 <text:s text:c="6"/>2.000000 <text:s text:c="2"/></text:p>
      <text:p text:style-name="P86">50% <text:s text:c="31"/>3.000000 <text:s text:c="6"/>3.000000 <text:s text:c="2"/></text:p>
      <text:p text:style-name="P86">75% <text:s text:c="31"/>5.000000 <text:s text:c="6"/>4.000000 <text:s text:c="2"/></text:p>
      <text:p text:style-name="P86">max <text:s text:c="30"/>26.000000 <text:s text:c="6"/>8.000000 <text:s text:c="2"/></text:p>
      <text:p text:style-name="P86"/>
      <text:p text:style-name="P111"><text:s/>mode(df['Indiquequienessuresponsableeconomico'] )</text:p>
      <text:p text:style-name="P111">ModeResult(mode=array([3]), count=array([107]))</text:p>
      <text:p text:style-name="P86"/>
      <text:p text:style-name="P106"><text:span text:style-name="T108">36. <text:s/>Columna </text:span><text:span text:style-name="T56">Ingreso.mensual.de.su.responsable.económico, Otros.ingresos </text:span><text:span text:style-name="T59">y </text:span><text:span text:style-name="T56">Total.de.ingresos</text:span></text:p>
      <text:p text:style-name="P106"/>
      <text:p text:style-name="P97"><text:span text:style-name="T60">La</text:span><text:span text:style-name="T66">s </text:span><text:span text:style-name="T61">siguiente</text:span><text:span text:style-name="T66">s </text:span><text:span text:style-name="T61">columna</text:span><text:span text:style-name="T66">s</text:span><text:span text:style-name="T61"> </text:span><text:span text:style-name="T62">f</text:span><text:span text:style-name="T63">ue</text:span><text:span text:style-name="T66">ron</text:span><text:span text:style-name="T63"> </text:span><text:span text:style-name="T64">transformada</text:span><text:span text:style-name="T66">s</text:span><text:span text:style-name="T65"> </text:span><text:span text:style-name="T63">a </text:span><text:span text:style-name="T64">valores númericos</text:span><text:span text:style-name="T63">. </text:span></text:p>
      <text:p text:style-name="P107"/>
      <text:p text:style-name="P86"><text:s text:c="7"/>Ingresomensualdesuresponsableeconomico <text:s/>Otrosingresos <text:s/>Totaldeingresos <text:s/>\</text:p>
      <text:p text:style-name="P86">count <text:s text:c="29"/>190.000000 <text:s text:c="4"/>190.000000 <text:s text:c="6"/>190.000000 <text:s text:c="2"/></text:p>
      <text:p text:style-name="P86">mean <text:s text:c="27"/>109635.059526 <text:s text:c="3"/>2250.997263 <text:s text:c="3"/>111886.056789 <text:s text:c="2"/></text:p>
      <text:p text:style-name="P86">std <text:s text:c="28"/>765604.138161 <text:s text:c="3"/>3273.834547 <text:s text:c="3"/>765568.465509 <text:s text:c="2"/></text:p>
      <text:p text:style-name="P86">min <text:s text:c="33"/>0.000000 <text:s text:c="6"/>0.000000 <text:s text:c="8"/>0.000000 <text:s text:c="2"/></text:p>
      <text:p text:style-name="P86">25% <text:s text:c="30"/>6275.000000 <text:s text:c="6"/>0.000000 <text:s text:c="5"/>7500.000000 <text:s text:c="2"/></text:p>
      <text:p text:style-name="P86">50% <text:s text:c="30"/>8450.000000 <text:s text:c="6"/>0.000000 <text:s text:c="4"/>10411.500000 <text:s text:c="2"/></text:p>
      <text:p text:style-name="P86">75% <text:s text:c="29"/>12347.735000 <text:s text:c="3"/>4000.000000 <text:s text:c="4"/>15787.250000 <text:s text:c="2"/></text:p>
      <text:p text:style-name="P86">max <text:s text:c="27"/>8773759.000000 <text:s text:c="2"/>17879.000000 <text:s text:c="2"/>8775759.000000 <text:s text:c="2"/></text:p>
      <text:p text:style-name="P86"/>
      <text:p text:style-name="P115">La columna total de ingresos fue eliminada, ya que con la suma de todos los ingresos se puede obtener estos valores.</text:p>
      <text:p text:style-name="P86"/>
      <text:p text:style-name="P106"><text:span text:style-name="T108">37. <text:s/>Columna </text:span><text:span text:style-name="T56">Vivienda</text:span></text:p>
      <text:p text:style-name="P107"/>
      <text:p text:style-name="P97"><text:span text:style-name="T60">La </text:span><text:span text:style-name="T61">siguiente</text:span><text:span text:style-name="T66"> </text:span><text:span text:style-name="T61">columna </text:span><text:span text:style-name="T62">f</text:span><text:span text:style-name="T63">ue </text:span><text:span text:style-name="T64">transformada</text:span><text:span text:style-name="T65"> </text:span><text:span text:style-name="T63">a </text:span><text:span text:style-name="T64">valores númericos</text:span><text:span text:style-name="T63">. </text:span></text:p>
      <text:p text:style-name="P107"/>
      <text:p text:style-name="P86"><text:s text:c="7"/>Gastosenviviendadesusresponsableseconomicos <text:s/>\</text:p>
      <text:p text:style-name="P86">count <text:s text:c="34"/>190.000000 <text:s text:c="2"/></text:p>
      <text:p text:style-name="P86">mean <text:s text:c="34"/>3161.957895 <text:s text:c="2"/></text:p>
      <text:p text:style-name="P86"><text:soft-page-break/>std <text:s text:c="34"/>38617.901371 <text:s text:c="2"/></text:p>
      <text:p text:style-name="P86">min <text:s text:c="38"/>0.000000 <text:s text:c="2"/></text:p>
      <text:p text:style-name="P86">25% <text:s text:c="38"/>0.000000 <text:s text:c="2"/></text:p>
      <text:p text:style-name="P86">50% <text:s text:c="38"/>0.000000 <text:s text:c="2"/></text:p>
      <text:p text:style-name="P86">75% <text:s text:c="38"/>0.000000 <text:s text:c="2"/></text:p>
      <text:p text:style-name="P86">max <text:s text:c="33"/>532498.000000 <text:s text:c="2"/></text:p>
      <text:p text:style-name="P86"/>
      <text:p text:style-name="P106"><text:span text:style-name="T108">38. <text:s/>Columna </text:span><text:span text:style-name="T56">Alimentación.1</text:span></text:p>
      <text:p text:style-name="P107"/>
      <text:p text:style-name="P97"><text:span text:style-name="T60">La </text:span><text:span text:style-name="T61">siguiente</text:span><text:span text:style-name="T66"> </text:span><text:span text:style-name="T61">columna </text:span><text:span text:style-name="T62">f</text:span><text:span text:style-name="T63">ue </text:span><text:span text:style-name="T64">transformada</text:span><text:span text:style-name="T65"> </text:span><text:span text:style-name="T63">a </text:span><text:span text:style-name="T64">valores númericos</text:span><text:span text:style-name="T63">. </text:span></text:p>
      <text:p text:style-name="P97"><text:span text:style-name="T63"/></text:p>
      <text:p text:style-name="P86"><text:s text:c="7"/>Gastosenalimentaciondesusresponsableseconomicos <text:s/></text:p>
      <text:p text:style-name="P86">count <text:s text:c="38"/>190.000000 <text:s/></text:p>
      <text:p text:style-name="P86">mean <text:s text:c="38"/>6113.068421 <text:s/></text:p>
      <text:p text:style-name="P86">std <text:s text:c="39"/>4402.714218 <text:s/></text:p>
      <text:p text:style-name="P86">min <text:s text:c="42"/>0.000000 <text:s/></text:p>
      <text:p text:style-name="P86">25% <text:s text:c="39"/>3500.000000 <text:s/></text:p>
      <text:p text:style-name="P86">50% <text:s text:c="39"/>5000.000000 <text:s/></text:p>
      <text:p text:style-name="P86">75% <text:s text:c="39"/>8000.000000 <text:s/></text:p>
      <text:p text:style-name="P86">max <text:s text:c="38"/>36000.000000 </text:p>
      <text:p text:style-name="P86"/>
      <text:p text:style-name="P106"><text:span text:style-name="T108">39. <text:s/>Columna </text:span><text:span text:style-name="T56">Transporte</text:span></text:p>
      <text:p text:style-name="P107"/>
      <text:p text:style-name="P97"><text:span text:style-name="T60">La </text:span><text:span text:style-name="T61">siguiente</text:span><text:span text:style-name="T66"> </text:span><text:span text:style-name="T61">columna </text:span><text:span text:style-name="T62">f</text:span><text:span text:style-name="T63">ue </text:span><text:span text:style-name="T64">transformada</text:span><text:span text:style-name="T65"> </text:span><text:span text:style-name="T63">a </text:span><text:span text:style-name="T64">valores númericos</text:span><text:span text:style-name="T63">. </text:span></text:p>
      <text:p text:style-name="P107"/>
      <text:p text:style-name="P86"><text:s/>Gastosentransportedesusresponsableseconomicos <text:s/>\</text:p>
      <text:p text:style-name="P86">count <text:s text:c="36"/>190.000000 <text:s text:c="2"/></text:p>
      <text:p text:style-name="P86">mean <text:s text:c="36"/>1326.778947 <text:s text:c="2"/></text:p>
      <text:p text:style-name="P86">std <text:s text:c="37"/>1526.241052 <text:s text:c="2"/></text:p>
      <text:p text:style-name="P86">min <text:s text:c="40"/>0.000000 <text:s text:c="2"/></text:p>
      <text:p text:style-name="P86">25% <text:s text:c="38"/>500.000000 <text:s text:c="2"/></text:p>
      <text:p text:style-name="P86">50% <text:s text:c="37"/>1000.000000 <text:s text:c="2"/></text:p>
      <text:p text:style-name="P86">75% <text:s text:c="37"/>2000.000000 <text:s text:c="2"/></text:p>
      <text:p text:style-name="P86">max <text:s text:c="36"/>12960.000000 <text:s text:c="2"/></text:p>
      <text:p text:style-name="P86"/>
      <text:p text:style-name="P106"><text:span text:style-name="T108">40. <text:s/>Columna </text:span><text:span text:style-name="T56">Gastos.médicos.1</text:span></text:p>
      <text:p text:style-name="P107"/>
      <text:p text:style-name="P97"><text:span text:style-name="T60">La </text:span><text:span text:style-name="T61">siguiente</text:span><text:span text:style-name="T66"> </text:span><text:span text:style-name="T61">columna </text:span><text:span text:style-name="T62">f</text:span><text:span text:style-name="T63">ue </text:span><text:span text:style-name="T64">transformada</text:span><text:span text:style-name="T65"> </text:span><text:span text:style-name="T63">a </text:span><text:span text:style-name="T64">valores númericos</text:span><text:span text:style-name="T63">. </text:span></text:p>
      <text:p text:style-name="P97"><text:span text:style-name="T63"/></text:p>
      <text:p text:style-name="P86"><text:s text:c="7"/>Gastosmedicosdesusresponsableseconomicos <text:s/>\</text:p>
      <text:p text:style-name="P86">count <text:s text:c="31"/>190.000000 <text:s text:c="2"/></text:p>
      <text:p text:style-name="P86">mean <text:s text:c="31"/>1364.497474 <text:s text:c="2"/></text:p>
      <text:p text:style-name="P86">std <text:s text:c="32"/>1787.681958 <text:s text:c="2"/></text:p>
      <text:p text:style-name="P86">min <text:s text:c="35"/>0.000000 <text:s text:c="2"/></text:p>
      <text:p text:style-name="P86">25% <text:s text:c="35"/>0.000000 <text:s text:c="2"/></text:p>
      <text:p text:style-name="P86">50% <text:s text:c="32"/>1000.000000 <text:s text:c="2"/></text:p>
      <text:p text:style-name="P86">75% <text:s text:c="32"/>2000.000000 <text:s text:c="2"/></text:p>
      <text:p text:style-name="P86">max <text:s text:c="31"/>12000.000000 <text:s text:c="2"/></text:p>
      <text:p text:style-name="P86"/>
      <text:p text:style-name="P106"><text:soft-page-break/><text:span text:style-name="T108">41. <text:s/>Columna </text:span><text:span text:style-name="T56">Gastos.odontológicos.</text:span></text:p>
      <text:p text:style-name="P107"/>
      <text:p text:style-name="P97"><text:span text:style-name="T60">La </text:span><text:span text:style-name="T61">siguiente</text:span><text:span text:style-name="T66"> </text:span><text:span text:style-name="T61">columna </text:span><text:span text:style-name="T62">f</text:span><text:span text:style-name="T63">ue </text:span><text:span text:style-name="T64">transformada</text:span><text:span text:style-name="T65"> </text:span><text:span text:style-name="T63">a </text:span><text:span text:style-name="T64">valores númericos</text:span><text:span text:style-name="T63">. </text:span></text:p>
      <text:p text:style-name="P107"/>
      <text:p text:style-name="P86"><text:s text:c="7"/>Gastosodontologicosdesusresponsableseconomicos <text:s/>\</text:p>
      <text:p text:style-name="P86">count <text:s text:c="37"/>190.000000 <text:s text:c="2"/></text:p>
      <text:p text:style-name="P86">mean <text:s text:c="38"/>357.473684 <text:s text:c="2"/></text:p>
      <text:p text:style-name="P86">std <text:s text:c="39"/>829.479302 <text:s text:c="2"/></text:p>
      <text:p text:style-name="P86">min <text:s text:c="41"/>0.000000 <text:s text:c="2"/></text:p>
      <text:p text:style-name="P86">25% <text:s text:c="41"/>0.000000 <text:s text:c="2"/></text:p>
      <text:p text:style-name="P86">50% <text:s text:c="41"/>0.000000 <text:s text:c="2"/></text:p>
      <text:p text:style-name="P86">75% <text:s text:c="41"/>0.000000 <text:s text:c="2"/></text:p>
      <text:p text:style-name="P86">max <text:s text:c="38"/>5000.000000 <text:s text:c="2"/></text:p>
      <text:p text:style-name="P86"/>
      <text:p text:style-name="P106"><text:span text:style-name="T108">42. <text:s/>Columna </text:span><text:span text:style-name="T56">Gastos.educativos</text:span></text:p>
      <text:p text:style-name="P107"/>
      <text:p text:style-name="P98"><text:span text:style-name="T60">La </text:span><text:span text:style-name="T61">siguiente</text:span><text:span text:style-name="T66"> </text:span><text:span text:style-name="T61">columna </text:span><text:span text:style-name="T62">f</text:span><text:span text:style-name="T63">ue </text:span><text:span text:style-name="T64">transformada</text:span><text:span text:style-name="T65"> </text:span><text:span text:style-name="T63">a </text:span><text:span text:style-name="T64">valores númericos</text:span><text:span text:style-name="T63">. </text:span></text:p>
      <text:p text:style-name="P107"/>
      <text:p text:style-name="P86"><text:s text:c="7"/>Gastoseducativosdesusresponsableseconomicos <text:s/>\</text:p>
      <text:p text:style-name="P86">count <text:s text:c="34"/>190.000000 <text:s text:c="2"/></text:p>
      <text:p text:style-name="P86">mean <text:s text:c="35"/>954.600000 <text:s text:c="2"/></text:p>
      <text:p text:style-name="P86">std <text:s text:c="35"/>1640.818394 <text:s text:c="2"/></text:p>
      <text:p text:style-name="P86">min <text:s text:c="38"/>0.000000 <text:s text:c="2"/></text:p>
      <text:p text:style-name="P86">25% <text:s text:c="38"/>0.000000 <text:s text:c="2"/></text:p>
      <text:p text:style-name="P86">50% <text:s text:c="38"/>0.000000 <text:s text:c="2"/></text:p>
      <text:p text:style-name="P86">75% <text:s text:c="35"/>1500.000000 <text:s text:c="2"/></text:p>
      <text:p text:style-name="P86">max <text:s text:c="34"/>10000.000000 <text:s text:c="2"/></text:p>
      <text:p text:style-name="P86"/>
      <text:p text:style-name="P106"><text:span text:style-name="T108">43. <text:s/>Columna </text:span><text:span text:style-name="T56">Servicios.públicos.de.agua..luz..teléfono.y.gas</text:span></text:p>
      <text:p text:style-name="P107"/>
      <text:p text:style-name="P99"><text:span text:style-name="T60">La </text:span><text:span text:style-name="T61">siguiente</text:span><text:span text:style-name="T66"> </text:span><text:span text:style-name="T61">columna </text:span><text:span text:style-name="T62">f</text:span><text:span text:style-name="T63">ue </text:span><text:span text:style-name="T64">transformada</text:span><text:span text:style-name="T65"> </text:span><text:span text:style-name="T63">a </text:span><text:span text:style-name="T64">valores númericos</text:span><text:span text:style-name="T63">. </text:span></text:p>
      <text:p text:style-name="P107"/>
      <text:p text:style-name="P86"><text:s text:c="7"/>Gastosenserviciospublicosdeagualuztelefonoygasdesusresponsableseconomicos <text:s/>\</text:p>
      <text:p text:style-name="P86">count <text:s text:c="40"/>190.000000 <text:s text:c="26"/></text:p>
      <text:p text:style-name="P86">mean <text:s text:c="41"/>770.700000 <text:s text:c="26"/></text:p>
      <text:p text:style-name="P86">std <text:s text:c="42"/>768.695686 <text:s text:c="26"/></text:p>
      <text:p text:style-name="P86">min <text:s text:c="44"/>0.000000 <text:s text:c="26"/></text:p>
      <text:p text:style-name="P86">25% <text:s text:c="42"/>300.000000 <text:s text:c="26"/></text:p>
      <text:p text:style-name="P86">50% <text:s text:c="42"/>600.000000 <text:s text:c="26"/></text:p>
      <text:p text:style-name="P86">75% <text:s text:c="41"/>1000.000000 <text:s text:c="26"/></text:p>
      <text:p text:style-name="P86">max <text:s text:c="41"/>5650.000000 <text:s text:c="26"/></text:p>
      <text:p text:style-name="P86"/>
      <text:p text:style-name="P106"><text:span text:style-name="T108">44. <text:s/>Columna </text:span><text:span text:style-name="T56">Condominio</text:span></text:p>
      <text:p text:style-name="P107"/>
      <text:p text:style-name="P99"><text:span text:style-name="T60">La </text:span><text:span text:style-name="T61">siguiente</text:span><text:span text:style-name="T66"> </text:span><text:span text:style-name="T61">columna </text:span><text:span text:style-name="T62">f</text:span><text:span text:style-name="T63">ue </text:span><text:span text:style-name="T64">transformada</text:span><text:span text:style-name="T65"> </text:span><text:span text:style-name="T63">a </text:span><text:span text:style-name="T64">valores númericos</text:span><text:span text:style-name="T63">. </text:span></text:p>
      <text:p text:style-name="P99"><text:span text:style-name="T63"/></text:p>
      <text:p text:style-name="P86"><text:s text:c="7"/>Condominiodesusresponsableseconomicos <text:s/>\</text:p>
      <text:p text:style-name="P86">count <text:s text:c="28"/>190.000000 <text:s text:c="2"/></text:p>
      <text:p text:style-name="P86">mean <text:s text:c="29"/>420.686579 <text:s text:c="2"/></text:p>
      <text:p text:style-name="P86"><text:soft-page-break/>std <text:s text:c="30"/>711.307975 <text:s text:c="2"/></text:p>
      <text:p text:style-name="P86">min <text:s text:c="32"/>0.000000 <text:s text:c="2"/></text:p>
      <text:p text:style-name="P86">25% <text:s text:c="32"/>0.000000 <text:s text:c="2"/></text:p>
      <text:p text:style-name="P86">50% <text:s text:c="32"/>0.000000 <text:s text:c="2"/></text:p>
      <text:p text:style-name="P86">75% <text:s text:c="30"/>500.000000 <text:s text:c="2"/></text:p>
      <text:p text:style-name="P86">max <text:s text:c="29"/>3500.000000 <text:s text:c="2"/></text:p>
      <text:p text:style-name="P107"/>
      <text:p text:style-name="P114">Podemos observar que la media es de 420.686579.</text:p>
      <text:p text:style-name="P107"/>
      <text:p text:style-name="P106"><text:span text:style-name="T108">45. <text:s/>Columna </text:span><text:span text:style-name="T56">Otros.gastos.1</text:span></text:p>
      <text:p text:style-name="P99"><text:span text:style-name="T60">La </text:span><text:span text:style-name="T61">siguiente</text:span><text:span text:style-name="T66"> </text:span><text:span text:style-name="T61">columna </text:span><text:span text:style-name="T62">f</text:span><text:span text:style-name="T63">ue </text:span><text:span text:style-name="T64">transformada</text:span><text:span text:style-name="T65"> </text:span><text:span text:style-name="T63">a </text:span><text:span text:style-name="T64">valores númericos</text:span><text:span text:style-name="T63">. </text:span></text:p>
      <text:p text:style-name="P99"><text:span text:style-name="T63"/></text:p>
      <text:p text:style-name="P86"><text:s text:c="7"/>Otrosgastosdesusresponsableseconomicos <text:s/>\</text:p>
      <text:p text:style-name="P86">count <text:s text:c="29"/>190.000000 <text:s text:c="2"/></text:p>
      <text:p text:style-name="P86">mean <text:s text:c="29"/>3432.277684 <text:s text:c="2"/></text:p>
      <text:p text:style-name="P86">std <text:s text:c="29"/>32199.561638 <text:s text:c="2"/></text:p>
      <text:p text:style-name="P86">min <text:s text:c="33"/>0.000000 <text:s text:c="2"/></text:p>
      <text:p text:style-name="P86">25% <text:s text:c="31"/>157.500000 <text:s text:c="2"/></text:p>
      <text:p text:style-name="P86">50% <text:s text:c="31"/>700.000000 <text:s text:c="2"/></text:p>
      <text:p text:style-name="P86">75% <text:s text:c="30"/>1500.000000 <text:s text:c="2"/></text:p>
      <text:p text:style-name="P86">max <text:s text:c="28"/>444482.000000 <text:s text:c="2"/></text:p>
      <text:p text:style-name="P86"/>
      <text:p text:style-name="P114">Podemos observar que la media es de 3432.277684.</text:p>
      <text:p text:style-name="P106"><text:span text:style-name="T108">46. <text:s/>Columna </text:span><text:span text:style-name="T56">Total.de.egresos</text:span></text:p>
      <text:p text:style-name="P106"><text:span text:style-name="T56"/></text:p>
      <text:p text:style-name="P99"><text:span text:style-name="T60">La </text:span><text:span text:style-name="T61">siguiente</text:span><text:span text:style-name="T66"> </text:span><text:span text:style-name="T61">columna </text:span><text:span text:style-name="T62">f</text:span><text:span text:style-name="T63">ue </text:span><text:span text:style-name="T64">transformada</text:span><text:span text:style-name="T65"> </text:span><text:span text:style-name="T63">a </text:span><text:span text:style-name="T64">valores númericos</text:span><text:span text:style-name="T63">. </text:span></text:p>
      <text:p text:style-name="P107"/>
      <text:p text:style-name="P86"><text:s text:c="7"/>Totaldeegresosdesusresponsableseconomicos <text:s/>\</text:p>
      <text:p text:style-name="P86">count <text:s text:c="32"/>190.000000 <text:s text:c="2"/></text:p>
      <text:p text:style-name="P86">mean <text:s text:c="31"/>17902.040684 <text:s text:c="2"/></text:p>
      <text:p text:style-name="P86">std <text:s text:c="32"/>52665.489274 <text:s text:c="2"/></text:p>
      <text:p text:style-name="P86">min <text:s text:c="36"/>0.000000 <text:s text:c="2"/></text:p>
      <text:p text:style-name="P86">25% <text:s text:c="33"/>7300.000000 <text:s text:c="2"/></text:p>
      <text:p text:style-name="P86">50% <text:s text:c="32"/>10700.000000 <text:s text:c="2"/></text:p>
      <text:p text:style-name="P86">75% <text:s text:c="32"/>16000.000000 <text:s text:c="2"/></text:p>
      <text:p text:style-name="P86">max <text:s text:c="31"/>581628.450000 <text:s text:c="2"/></text:p>
      <text:p text:style-name="P86"/>
      <text:p text:style-name="P114">Podemos observar que la media es de 17902.040684.</text:p>
      <text:p text:style-name="P115">La columna total de egresos fue eliminada, ya que con la suma de todos los egresos se puede obtener estos valores.</text:p>
      <text:p text:style-name="P114"/>
      <text:p text:style-name="P106"><text:span text:style-name="T108">47. <text:s/>Columna </text:span><text:span text:style-name="T56">Deseamos.conocer.la.opinión.de.nuestros.usuarios..para.mejorar.la.calidad.de.los.servicios.ofrecidos.por.el.Dpto..de.Trabajo.Social.OBE</text:span></text:p>
      <text:p text:style-name="P90"/>
      <text:p text:style-name="P100"><text:span text:style-name="T42">La </text:span><text:span text:style-name="T48">siguiente</text:span><text:span text:style-name="T54"> </text:span><text:span text:style-name="T48">columna </text:span><text:span text:style-name="T46">f</text:span><text:span text:style-name="T44">ue </text:span><text:span text:style-name="T43">transformada</text:span><text:span text:style-name="T50"> </text:span><text:span text:style-name="T44">a </text:span><text:span text:style-name="T43">valores númericos</text:span><text:span text:style-name="T44">. </text:span></text:p>
      <text:p text:style-name="P90"><text:s/>DeseamosconocerlaopiniondenuestrosusuariosparamejorarlacalidaddelosserviciosofrecidosporelDptodeTrabajoSocialOBE <text:s/>\</text:p>
      <text:p text:style-name="P86"><text:soft-page-break/>count <text:s text:c="40"/>190.000000 <text:s text:c="65"/></text:p>
      <text:p text:style-name="P86">mean <text:s text:c="43"/>4.547368 <text:s text:c="65"/></text:p>
      <text:p text:style-name="P86">std <text:s text:c="44"/>0.701750 <text:s text:c="65"/></text:p>
      <text:p text:style-name="P86">min <text:s text:c="44"/>1.000000 <text:s text:c="65"/></text:p>
      <text:p text:style-name="P86">25% <text:s text:c="44"/>4.000000 <text:s text:c="65"/></text:p>
      <text:p text:style-name="P86">50% <text:s text:c="44"/>5.000000 <text:s text:c="65"/></text:p>
      <text:p text:style-name="P86">75% <text:s text:c="44"/>5.000000 <text:s text:c="65"/></text:p>
      <text:p text:style-name="P86">max <text:s text:c="44"/>5.000000 <text:s text:c="65"/></text:p>
      <text:p text:style-name="P86"/>
      <text:p text:style-name="P113">mode(df.DeseamosconocerlaopiniondenuestrosusuariosparamejorarlacalidaddelosserviciosofrecidosporelDptodeTrabajoSocialOBE)</text:p>
      <text:p text:style-name="P113">ModeResult(mode=array([5], dtype=int64), count=array([121]))</text:p>
      <text:p text:style-name="P86"/>
      <text:p text:style-name="P112"><text:span text:style-name="T53">Podemos ver que la moda de la opinion de los estudiantes esta evaluada con un 5.</text:span></text:p>
      <text:p text:style-name="P112"><text:span text:style-name="T53"/></text:p>
      <text:p text:style-name="P106"><text:span text:style-name="T108">48. <text:s/>Columna </text:span><text:span text:style-name="T56">Sugerencias.y.recomendaciones.para.mejorar.nuestra.atención</text:span></text:p>
      <text:p text:style-name="P117"/>
      <text:p text:style-name="P118"><text:span text:style-name="T8">La </text:span><text:span text:style-name="T24">siguiente columna</text:span><text:span text:style-name="T3"> fue categorizada y </text:span><text:span text:style-name="T8">transformada</text:span><text:span text:style-name="T10"> a </text:span><text:span text:style-name="T8">valores númericos, donde cada uno corresponde al siguiente número: </text:span></text:p>
      <text:p text:style-name="P118"/>
      <text:p text:style-name="P118"/>
      <text:p text:style-name="P119">(0, ' muy buena la atencion agradecida con la ayuda que mensualmente me brindan '), (1, '..'), (2, '...'), (3, 'Agradecida, declaro la ayuda econ\xc3\xb3mica muy buena y provechosa. '), (4, 'Agradezco toda la ayuda prestada por parte del servicio de trabajo social y ser comprensivos con respecto a las situaciones de cada estudiante'), (5, 'Alargar el plazo de entrega de recaudos para la renovaci\xc3\xb3n de la beca a 1 semana. Avisar con m\xc3\xa1s tiempo de anticipaci\xc3\xb3n la fecha de la renovaci\xc3\xb3n de la beca para as\xc3\xad recaudar los documentos necesarios con tiempo.'), (6, 'Algunas personas no poseen Internet, por ello en la cartelera de las Escuelas deber\xc3\xadan colocar mas informaci\xc3\xb3n de las actividades o alguna jornada que este realizando OBE'), (7, 'Buen Servicio'), (8, 'Buena'), (9, 'Buena atenci\xc3\xb3n y proceso mas r\xc3\xa1pido al estar en la escuela de bioanalisis para la recepci\xc3\xb3n de documentos.'), (10, 'Buena atenci\xc3\xb3n y puntualidad en los pagos... Gracias'), (11, 'Colocar un amplio horario de atenci\xc3\xb3n, debido a que chocan con los horario acad\xc3\xa9micos'), (12, 'Colocar una ofinica de obe en la escuela de enfermeria '), (13, 'Como recomendaci\xc3\xb3n ofrecer becas a los estudiantes de licenciaturas muchos no tienen la posibilidad ni el tiempo de trabajar por horarios de estudios y trabajos en cl\xc3\xadnicas, mucha veces se ve forzado para otros no, lo ideal, es que se estudie cada caso seg\xc3\xban lo amerite el estudiante, en mi caso lo veo forzado salir de clases a las 12 m para ir corriendo a la cl\xc3\xadnica y salir a las 7 pm en que tiempo se descansa y se estudia o otros casos q trabajan de noche salir amanecidos para recibir clases por tal motivo no trabajo '), (14, 'Concidero que es apta ya que por ser la \xc3\xbanica escuela que se encuentra lejos de la ciudad universitaria nos facilitan aceptar los datos requeridos en dicha escuela'), (15, 'Consideracion para los estudiantes , ya que somos una de las victimas mas afectadas de esta horrible inflaci\xc3\xb3n , los materiales de estudio se han vuelto cada vez mas costosos y pues estudiar es ya casi una mision dificil por no decir imposible'), (16, 'Considero que la atenci\xc3\xb3n es acorde, con un trato grato y <text:s/>satisfactorio. <text:s/>'), (17, 'Continuar ofreciendo la ayuda y orientacion a los estudiantes.'), (18, 'DEBE HABER MAS DIAS PARA LA RECEPCION DE LOS RECAUDOS, ASI COMO EL HORARIO PARA LA ENTREGA DE LOS RECAUDOS DEBE SER MAS LARGO'), (19, 'Dar mayor informacion cuando no se cancela el pago de la beca a tiempo y el por que...y los retroactivos!'), (20, 'Deber\xc3\xadan estar mas tiempo en cada escuela, espec\xc3\xadficamente las sedes que quedan retiradas de la oficina principal de la OBE. '), (21, 'Debido a lo apretado del horario <text:soft-page-break/>de clases, muchas veces se nos hace dif\xc3\xadcil reunir ciertos requisitos con prontitud <text:s/>o incluso entregarlos . Excelente ser\xc3\xada una extensi\xc3\xb3n de los horarios de renovaci\xc3\xb3n '), (22, 'ES IMPORTANTE QUE EL HORARIO DE ATENCIO SEA MAS FLEXIBLE'), (23, 'ESTA MUY BIEN\n'), (24, 'ESTOY SATISFECHA CON SU ATENCION'), (25, 'EVALUAR LA POSIBILIDAD DE SUBIR EL MONTO DE LA BECA YA QUE 1500BSF NO SE AJUSTA A LA REALIDAD DE GASTOS QUE POSEE UN ESTUDIANTE'), (26, 'EXCELENTE '), (27, 'EXCELENTEATENCI\xc3\x93N. SIGAN AS\xc3\x8d!!'), (28, 'El servicio brindado a trav\xc3\xa9s de la trabajadora social es bueno,con grata atenci\xc3\xb3n, responsabilidad y puntualidad. Los pagos se realizan siempre durante la fecha estipulada, aunque aun no se ha recibido el aumento becario.'), (29, 'El servicios es bueno, lo \xc3\xbanico que tiene que mejor es que a todos le lleguen la informaci\xc3\xb3n de las renovaciones al correo. '), (30, 'En general la atenci\xc3\xb3n prestada es buena. '), (31, 'Enviar un mensaje un d\xc3\xada para recordar si se tiene un cita con el trabajador social'), (32, 'Es mi primera renovaci\xc3\xb3n. La beca me a ayudado a cubrir parte de mis gastos.'), (33, 'Espero que los problemas en cuanto al aumento de la beca se solventen pronto. En lo dem\xc3\xa1s no tengo quejas. '), (34, 'Establecer horarios m\xc3\xa1s flexibles de atenci\xc3\xb3n al estudiante de Bioanalisis, al menos para la recepci\xc3\xb3n de las planillas.'), (35, 'Este a\xc3\xb1o no recibi el correo electronico para la renovacion como en los a\xc3\xb1os pasados, me entere por el instagram de mi centro de estudiantes , me parecia mas efectiva la via de e mail.'), (36, 'Estoy a gusto con su atenci\xc3\xb3n. '), (37, 'Estoy de acuerdo con la atenci\xc3\xb3n prestada'), (38, 'Excelente <text:s/>que exista un punto de asistencia para renovaci\xc3\xb3n en la escuela de enfermer\xc3\xada.'), (39, 'Excelente atenci\xc3\xb3n'), (40, 'Excelente atenci\xc3\xb3n '), (41, 'Excelente atenci\xc3\xb3n y organizaci\xc3\xb3n. Hubo un poco de problema para cargar la p\xc3\xa1g. al principio <text:s/>hasta lograrlo despu\xc3\xa9s de varios intentos. '), (42, 'Excelente forma de renovar.'), (43, 'Excelente la idea de dirigirse a la escuela de Bioan\xc3\xa1lisis ya que por las clases nos queda poco tiempo para dirigirnos a la oficina y realizar los tr\xc3\xa1mites. Gracias.'), (44, 'Excelente trabajo, agradecida por la ayuda aportada todo este tiempo.'), (45, 'Excelente trabajo, seria fantastico que presionaran a los organismos competentes para que llegue el dinero del aumento a la universidad '), (46, 'Expandir la hora para renovar las becas hasta las 3/4pm porque habemos muchos que no podemos ir en el horario entre las 8.30am y la 1.30pm debido a los laboratorios pr\xc3\xa1cticos de la carrera, de los cuales no podemos salir, para dirigirnos a hacer la renovaci\xc3\xb3n. Si se expande la hora podemos ir a las 2pm cosa de no perder clases y cumplir con este requisito de renovaci\xc3\xb3n. '), (47, 'FLEXIBILIZAR LOS HORARIOS DE ATENCION PARA LOS QUE ESTAMOS DE PASANTIAS\n\nMANTENERNOS INFORMADOS'), (48, 'Felicidades por hacer esta parte del proceso v\xc3\xada internet'), (49, 'Gracias por su apoyo, hacen un excelente trabajo, estoy muy agradecida'), (50, 'Hasta ahora me ha gustado la facilidad del proceso, espero se mantenga as\xc3\xad.'), (51, 'Hasta ahora, todo excelente... Gente comprometida a prestar un servicio de calidad, se les agradece. '), (52, 'Informar con anticipaci\xc3\xb2n el proceso de renovaci\xc3\xb2n,ya que la constancia de trabajo demora dos semanas en ser emitida por la secretaria del dador de trabajo.'), (53, 'La atenci\xc3\xb3n me parece totalmente agradable y satisfactoria, por lo que no es necesario una mejora.'), (54, 'La atenci\xc3\xb3n recibida fue bastante buena, como recomendaci\xc3\xb3n que sigan trabajando por tener un sistema cada vez mas beneficioso. '), (55, 'La labor realizada por la trabajadora social de la escuela de Enfermer\xc3\xada es muy eficiente y responsable. sin embargo, se sugiere establecer una fecha fija para el dep\xc3\xb3sito de la beca e incluir los pagos atrasados'), (56, 'La presente organizaci\xc3\xb3n presta un buen servicio, la cual agradezco. En este momento no tengo alguna sugerencia o recomendaci\xc3\xb3n que pueda aportar, en el momento de tener alguna se los har\xc3\xa9 saber, muchas gracias por su atenci\xc3\xb3n.'), (57, 'Las veces que me he dirigido hasta all\xc3\xa1 he recibido una atenci\xc3\xb3n de calidad.'), (58, 'Luchar por un aumento de beca ya que la situaci\xc3\xb3n econ\xc3\xb3mica es realmente fuerte, aun m\xc3\xa1s para aquellos que presentan bajos recursos monetarios al mes'), (59, 'MUY BUEN SERVICIO'), (60, 'Mandar correos con <text:soft-page-break/>informaci\xc3\xb3n acerca de los distintos servicios y beneficios ofrecidos por la universidad. Y sobre los cambios en la beca.'), (61, 'Mayor seguridad para la oficina de OBE '), (62, 'Me parece han realizado un excelente trabajo ya que proporcionan la informaci\xc3\xb3n precisa y con antelaci\xc3\xb3n. '), (63, 'Me parece muy eficiente este m\xc3\xa9todo de internet y no es como otros q se caen o tienen errores. '), (64, 'Me parece prestan buena atenci\xc3\xb3n al p\xc3\xbablico '), (65, 'Me parece que el servicio es muy bueno no tengo ninguna recomendaci\xc3\xb3n, me parece que la trabajadora actual es excelente. '), (66, 'Me parece que estan haciendo un buen trabajo, con excelente comunicaci\xc3\xb3n hacia los estudiantes.'), (67, 'Me parece que la atenci\xc3\xb3n es muy buena, fueron muy cordiales.'), (68, 'Mejor puntualidad'), (69, 'Mejorar el cumplimiento del horario de trabajo para la atenci\xc3\xb3n de los estudiantes.'), (70, 'Muchas gracias por su labor. Contin\xc3\xbaen as\xc3\xad.'), (71, 'Muy buen servicio'), (72, 'Muy buen trabajo. Continuar con la buen desempe\xc3\xb1o en el Servicio ofrecido a toda la comunidad estudiantil.'), (73, 'Muy buena atenci\xc3\xb3n por parte de la OBE '), (74, 'Muy buena atenci\xc3\xb3n por parte de nuestra trabajadora social. sin inconvenientes'), (75, 'Muy buena, la renovacion online ahorra mucho tiempo y hace el proceso de renovacion mas rapido y eficaz'), (76, 'Muy bueno el trato siempre'), (77, 'NINGUNA, COMPLETAMENTE SATISFECHO.'), (78, 'Nada que mejorar.'), (79, 'Ninguna'), (80, 'Ninguna Sugerencia o Recomendaci\xc3\xb3n, sus atenciones han sido <text:s/>Excelentes '), (81, 'Ninguna esto nos ayuda a agilizar el proceso '), (82, 'No cambiar tanto a la trabajadora social.'), (83, 'No presento quejas al respecto, de verdad que la beca es una gran ayuda para los estudiantes y m\xc3\xa1s ahora en la situaci\xc3\xb3n en la que vivimos'), (84, 'No tengo ninguna sugerencia'), (85, 'No tengo ninguna sugerencia ni recomendacion, es un buen servicio para la situacion economica que se vive en el pais, estoy agradecida con mi beca y con el servicio que me presta la universidad'), (86, 'No tengo ninguna sugerencia y recomendaci\xc3\xb3n '), (87, 'Promover e informar mejor los servicios que OBE presta. '), (88, 'Que envien la fecha de renovaci\xc3\xb3n de beca con anticipaci\xc3\xb3n por correo'),</text:p>
      <text:p text:style-name="P119"><text:s/>(89, 'Que la trabajadora social envie correos con la actualizaci\xc3\xb3n de la beca'), (90, 'Que se contin\xc3\xbae realizando la recepci\xc3\xb3n de documentos en nuestra escuela ya que resulta mas f\xc3\xa1cil por horario que podamos realizar el tramite de la renovaci\xc3\xb3n. Tambi\xc3\xa9n que la trabajadora social tenga un espacio en la Escuela de Enfermer\xc3\xada destinado a la atenci\xc3\xb3n de becarios y de mas informaci\xc3\xb3n referente a OBE.'), (91, 'Que sigan as\xc3\xad!'), (92, 'Realizar jornadas de las q ofrece OBE en la Escuela de Enfermer\xc3\xada'), (93, 'Realizar todos los procesos via internet para ahorrar tiempo y que sea mas comodo. '), (94, 'Realmente la atenci\xc3\xb3n prestada es bastante satisfactoria, el personal es sumamente amable y cordial.\n\nLa \xc3\xbanica sugerencia seria ver si se podr\xc3\xada hacer un comunicado para aumentar un poco m\xc3\xa1s la beca estudio ya que hoy en d\xc3\xada todo se ha encarecido bastante.\n\nMuchas Gracias por la ayuda prestada.'), (95, 'Realmente, el proceso es muy satisfactorio y mucho mas al agregar la deficiencia presupuestaria del pais. La calidad de servicio es de las mas alta y profesional. '), (96, 'Resguardar informaci\xc3\xb3n importante en lugares seguros..'), (97, 'SER UN POCO M\xc3\x81S EFICIENTE'), (98, 'SIGAN TRABAJANDO EN EL PROCESO DE AUTOMATIZACI\xc3\x93N '), (99, 'SU ATENCI\xc3\x93N <text:s/>ES MUY BUENA'), (100, 'SU ATENCI\xc3\x93N ES MUY BUENA'), (101, 'Seguir atendiendo con calidad humana '), (102, 'Seguir con el buen servicio prestado.'), (103, 'Seguir con la misma t\xc3\xa9cnica de trabajo que tienen hasta ahora.'), (104, 'Siempre muy atentos y con mucha consideraci\xc3\xb3n con respecto a los problemas presentados. '), (105, 'Siempre son amables y responsables. Ojal\xc3\xa1 pudieran tener mas apoyo para poder hacer mas!'), (106, 'Sigan as\xc3\xad, claro y entendible.'), (107, 'Sigan prestando su servicio como lo han hecho hasta ahora, ya que su trabajo ayuda a muchos estudiantes que lo necesitamos.'), (108, 'Sugiero que el monto de la beca llegue completo al momento de que el Presidente aumente el monto de la beca.'), (109, 'Tal vez extender un poco el horario de atencion.'), (110, 'Tener m\xc3\xa1s amabilidad con los estudiantes'), (111, 'Todo bien'), (112, 'Todo me parece bien, c\xc3\xb3modo y sencillo, bien explicado y resumido.'), (113, 'Tomar en cuenta que continuamos cursando estudios en la <text:soft-page-break/>universidad y debido a la situaci\xc3\xb3n del pa\xc3\xads se ha hecho dif\xc3\xadcil conseguir un empleo en la rama de enfermer\xc3\xada, que facilite el horario y colabora al crecimiento profesional educativo.'), (114, 'Tomar siempre en cuenta la situaci\xc3\xb3n econ\xc3\xb3mica del pa\xc3\xads y el beneficio de esta beca estudio y la importancia que tiene para los beneficiarios puesto es una de las \xc3\xbanicas entradas que gozan algunos, Gracias.'), (115, 'Un horario un poco m\xc3\xa1s amplio de atenci\xc3\xb3n ya que el horario de clases siempre choca'), (116, 'Yo particularmente nunca he tenido problemas con este sistema...siempre est\xc3\xa1n atentos a cualquier inconveniente y siempre lo solventan lo mas r\xc3\xa1pido posible.'), (117, 'agradecida, por las atenciones recibidas'), (118, 'alargar las fecgas para la entrega de documentos para la renovaci\xc3\xb3n de becas, ya que muchos alumnos por el estudio no tiene tiempo de entregar los recaudos a tiempo'), (119, 'aumentar la beca. De resto, es un buen servicio.'), (120, 'aumente la becas por favor por que la situaci\xc3\xb3n econ\xc3\xb3mica esta grave no alcanza\n'), (121, 'colocar las secciones de la distribuci\xc3\xb3n de gastos un poco m\xc3\xa1s claras, por ejemplo a que se refieren con gastos personales y especificar si en el gasto familiar se incluya el gasto personal, ya que con el monto de la beca aporto a los gatos de alimentaci\xc3\xb3n, y al momento de llenar esas secciones, estuve en confusi\xc3\xb3n'), (122, 'colocar un lapso mas largo para la renovaci\xc3\xb3n de beca (semana) '), (123, 'cumplir con el pago a tiempo.'), (124, 'dar mas d\xc3\xadas para entregar los recaudos de renovacion.'), (125, 'de verdad que la he utilizado muy poco pero ,cuando la he necesitado he tenido una respuesta muy satisfactoria '), (126, 'deben ser preguntas mas claras y no pedir tantos monto, ya que con la situaci\xc3\xb3n del pa\xc3\xads se hace dif\xc3\xadcil discernir cuanto se gasta. <text:s/>'), (127, 'deber\xc3\xadan colocar una oficina de OBE en la escuela de enfermer\xc3\xada :)'), (128, 'efectiva'), (129, 'en lugar de tener un solo trabajador social para gestionar la beca, asignar un segundo para cubrir la gran demanda '), (130, 'es excelente la atenci\xc3\xb3n recibida'), (131, 'es muy buena su atenci\xc3\xb3n. han pagado los d\xc3\xadas correspondientes. que era la \xc3\xbanica queja que se tenia.'), (132, 'es un buen servicio'), (133, 'excelente'), (134, 'excelente atencion'), (135, 'excelente el servicio. '), (136, 'excelente servicio, se recomienda que sea mas automatico '), (137, 'excelente trato'), (138, 'excelente!'), (139, 'extender el horario de atencion a los estudiantes'), (140, 'extender el horario de atenci\xc3\xb3n'), (141, 'extender por unos dias mas la renovacion de la beca ya que por la complejidad de nuestros horarios se nos hace dificil asistir'), (142, 'ha sido una excelente atenci\xc3\xb3n!! '), (143, 'hasta los momentos todo marcha excelente'), (144, 'informar a los estudiantes acerca de la ubicaci\xc3\xb3n de las oficinas, debido a que muchos no saben.'), (145, 'la atencion brindada es satisfactoria'), (146, 'la atencion es muy buena'), (147, 'la atencion siempre a sido excelente y <text:s/>tiempo. y lo mejor es que ahora la renovaci\xc3\xb3n la podemos hacer en la escuela'), (148, 'la atenci\xc3\xb3n brindada esta acorde con el tramite realizado, lo puedo catalogar como buena.'), (149, 'la gesti\xc3\xb3n es mucho mas r\xc3\xa1pida por este medio, no tengo inconvenientes de ning\xc3\xban tipo con el servicio de becas estudiantil.'), (150, 'lo estan haciendo muy bien. felicidades'), (151, 'manejar el sistema de msj de texto para los becarios de esta manera ayuda a estar mas informado'), (152, 'mayor flexibilidad en el horario de renovacion de beca.'), (153, 'me gustaria que la difusion de la de avisos tales como la renovacion de becas u alguna otra informacion <text:s/>sea con mayor tiempo de antelacion para que el estudiante tome las medidas necesarias'), (154, 'me parece muy buena su atenci\xc3\xb3n prestada '), (155, 'me parece que realizan un trabajo excelente, muy eficientes, ya que son puntuales dan respuesta oportuna a nuestras dudas u interrogantes. \n\nexcelente que la Lic. Analeth se dirija a nuestra escuela, ya que en muchas cosas esta escuela no la toman mucho en cuenta.'), (156, 'mejorar el servicio en OBE'), (157, 'mejorar la comunicacion con los becarios, ya que me entere el ultimo dia que habia renovacion de la beca'), (158, 'mejorar la comunicaci\xc3\xb2n de las fechas de renovaci\xc3\xb2n.'), (159, 'mejorar un poco los horarios de atenci\xc3\xb3n.'), (160, 'muy buen servicio'), (161, 'muy buen trabajo, graciaas'), (162, 'muy buena la atenci\xc3\xb3n <text:s/>'), (163, 'muy larga'), (164, 'ninguna'), (165, 'ninguna me parece muy buena su atencion'), (166, 'ninguna por el momento, ya que que no tengo queja sobre la calidad de los servicios ofrecidos.'), (167, 'ninguna. el metodo actual es realmente eficaz.'), (168, 'no hay sugerencia, <text:soft-page-break/>todo bien'), (169, 'no tengo nada que acotar debido a que desde que obtuve este beneficio la atenci\xc3\xb3n a sido eficiente'), (170, 'no tengo sugerencias'), (171, 'ojala pudieran tener presupuesto para que todos sus servicios funcionaran sin problemas, por ejemplo odontologia'), (172, 'para la renovacion de becas extender el horario de atencion .'), (173, 'prolongar horarios de atencion'), (174, 'que extiendan un poco mas el horario de la entrega de los requisitos para la renovacion ya que muchos tenemos horarios de clases con poca flexibilidad como por ejemplo laboratorios todo el dia con un tiempo limitado de almuerzo y descanso'), (175, 'que la trabajadora social trabaje todo el dia cuando este recopilando los documentos, ya que estoy cursando el internado rotatorio y no me da chance llegar antes de las 1 y 30. gracias.'), (176, 'que las jornadas duren mas tiempo'), (177, 'que todo el proceso se pueda llevar en base electronica, mediante el scan de documentos'), (178, 'realizar mas jornadas en la universidad '), (179, 'se recomienda mas difusion acerca de los servicios que ofrece obe la cual podriaser otorgada por correo electronico '), (180, 'seguir la renovaci\xc3\xb3n por este medio, me parece excelente esta v\xc3\xada ya que se evita el uso de hojas y se contribuye con el reciclaje y por lo tanto con el medio ambiente.'), (181, 'seguir luchando para una beca mas considerada por los estudiantes ya que no nos alcanza para cubrir nuestros gasto de estudio un libro ya hoy en dia estan minimo 5000 bueno se que no es su culpa del moto que estamos recibiendo horita '), (182, 'seguir manteniendo el buen trato con los alumnos, y mantenernos informados de lo que ocurre en la univerisidad con respecto a la beca'), (183, 'ser un poco mas amables con las personas.'), (184, 'siempre son muy receptivos. Hasta los momentos no tengo ninguna sugerencia.'), (185, 'sigan asi, atendiendo al estudiante con amor.. prestando el servicio de orientaci\xc3\xb3n estudiantil como hasta ahora se han venido destacando. cada dia mejoraremos todos como universidad y sociedad.'), (186, 'todo est\xc3\xa1 bastante bien...!')</text:p>
      <text:p text:style-name="P119"/>
      <text:p text:style-name="P119"/>
      <text:p text:style-name="P118"/>
      <text:p text:style-name="P118"><text:span text:style-name="T8"/></text:p>
      <text:p text:style-name="P117"/>
      <text:p text:style-name="P63"><text:s text:c="7"/>Sugerenciasyrecomendacionesparamejorarnuestraatencion <text:s/></text:p>
      <text:p text:style-name="P63">count <text:s text:c="40"/>190.000000 <text:s text:c="5"/></text:p>
      <text:p text:style-name="P63">mean <text:s text:c="42"/>92.468421 <text:s text:c="5"/></text:p>
      <text:p text:style-name="P63">std <text:s text:c="43"/>54.664407 <text:s text:c="5"/></text:p>
      <text:p text:style-name="P63">min <text:s text:c="44"/>0.000000 <text:s text:c="5"/></text:p>
      <text:p text:style-name="P63">25% <text:s text:c="43"/>45.250000 <text:s text:c="5"/></text:p>
      <text:p text:style-name="P63">50% <text:s text:c="43"/>92.500000 <text:s text:c="5"/></text:p>
      <text:p text:style-name="P63">75% <text:s text:c="42"/>139.750000 <text:s text:c="5"/></text:p>
      <text:p text:style-name="P63">max <text:s text:c="42"/>186.000000 <text:s text:c="4"/></text:p>
      <text:p text:style-name="P62"/>
      <text:p text:style-name="P119"><text:s/>mode(df.Sugerenciasyrecomendacionesparamejorarnuestraatencion)</text:p>
      <text:p text:style-name="P119">ModeResult(mode=array([1]), count=array([2]))</text:p>
      <text:p text:style-name="P62"/>
      <text:p text:style-name="P62"/>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roman"/>
    <style:font-face style:name="Liberation Sans1" svg:font-family="'Liberation Sans'" style:font-family-generic="roman"/>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s" fo:country="VE"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6T21:31:20.601175391</meta:creation-date>
    <dc:date>2016-01-09T13:26:48.610377144</dc:date>
    <meta:editing-duration>PT8H1M55S</meta:editing-duration>
    <meta:editing-cycles>70</meta:editing-cycles>
    <meta:generator>LibreOffice/4.2.8.2$Linux_x86 LibreOffice_project/420m0$Build-2</meta:generator>
    <meta:document-statistic meta:table-count="0" meta:image-count="0" meta:object-count="0" meta:page-count="25" meta:paragraph-count="622" meta:word-count="7289" meta:character-count="73256" meta:non-whitespace-character-count="49460"/>
  </office:meta>
</office:document-meta>
</file>